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Arkusz2" table:style-name="ta1">
        <table:shapes>
          <draw:frame draw:z-index="0" draw:style-name="gr1" draw:text-style-name="P1" svg:width="316.03mm" svg:height="177.76mm" svg:x="186.08mm" svg:y="0mm">
            <draw:object draw:notify-on-update-of-ranges="Arkusz2.B2:Arkusz2.B100 Arkusz2.B1:Arkusz2.B1 Arkusz2.A2:Arkusz2.A100 Arkusz2.C2:Arkusz2.C100 Arkusz2.C1:Arkusz2.C1 Arkusz2.A2:Arkusz2.A100 Arkusz2.D2:Arkusz2.D100 Arkusz2.D1:Arkusz2.D1 Arkusz2.A2:Arkusz2.A100 Arkusz2.E2:Arkusz2.E100 Arkusz2.E1:Arkusz2.E1 Arkusz2.A2:Arkusz2.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20" calcext:value-type="float">
            <text:p>6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table:formula="of:=[.A2]/(1-[.A2])" office:value-type="float" office:value="0.0101010101010101" calcext:value-type="float">
            <text:p>0,01010101010101</text:p>
          </table:table-cell>
          <table:table-cell table:formula="of:=[.B2]*24" office:value-type="float" office:value="0.242424242424242" calcext:value-type="float">
            <text:p>0,242424242424242</text:p>
          </table:table-cell>
          <table:table-cell table:formula="of:=[.B2]*620" office:value-type="float" office:value="6.26262626262626" calcext:value-type="float">
            <text:p>6,26262626262626</text:p>
          </table:table-cell>
          <table:table-cell table:formula="of:=[.B2]*10000" office:value-type="float" office:value="101.010101010101" calcext:value-type="float">
            <text:p>101,010101010101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table:formula="of:=[.A3]/(1-[.A3])" office:value-type="float" office:value="0.0204081632653061" calcext:value-type="float">
            <text:p>0,020408163265306</text:p>
          </table:table-cell>
          <table:table-cell table:formula="of:=[.B3]*24" office:value-type="float" office:value="0.489795918367347" calcext:value-type="float">
            <text:p>0,489795918367347</text:p>
          </table:table-cell>
          <table:table-cell table:formula="of:=[.B3]*620" office:value-type="float" office:value="12.6530612244898" calcext:value-type="float">
            <text:p>12,6530612244898</text:p>
          </table:table-cell>
          <table:table-cell table:formula="of:=[.B3]*10000" office:value-type="float" office:value="204.081632653061" calcext:value-type="float">
            <text:p>204,081632653061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table:formula="of:=[.A4]/(1-[.A4])" office:value-type="float" office:value="0.0309278350515464" calcext:value-type="float">
            <text:p>0,030927835051546</text:p>
          </table:table-cell>
          <table:table-cell table:formula="of:=[.B4]*24" office:value-type="float" office:value="0.742268041237113" calcext:value-type="float">
            <text:p>0,742268041237113</text:p>
          </table:table-cell>
          <table:table-cell table:formula="of:=[.B4]*620" office:value-type="float" office:value="19.1752577319588" calcext:value-type="float">
            <text:p>19,1752577319588</text:p>
          </table:table-cell>
          <table:table-cell table:formula="of:=[.B4]*10000" office:value-type="float" office:value="309.278350515464" calcext:value-type="float">
            <text:p>309,278350515464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table:formula="of:=[.A5]/(1-[.A5])" office:value-type="float" office:value="0.0416666666666667" calcext:value-type="float">
            <text:p>0,041666666666667</text:p>
          </table:table-cell>
          <table:table-cell table:formula="of:=[.B5]*24" office:value-type="float" office:value="1" calcext:value-type="float">
            <text:p>1</text:p>
          </table:table-cell>
          <table:table-cell table:formula="of:=[.B5]*620" office:value-type="float" office:value="25.8333333333333" calcext:value-type="float">
            <text:p>25,8333333333333</text:p>
          </table:table-cell>
          <table:table-cell table:formula="of:=[.B5]*10000" office:value-type="float" office:value="416.666666666667" calcext:value-type="float">
            <text:p>416,66666666666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[.A6]/(1-[.A6])" office:value-type="float" office:value="0.0526315789473684" calcext:value-type="float">
            <text:p>0,052631578947369</text:p>
          </table:table-cell>
          <table:table-cell table:formula="of:=[.B6]*24" office:value-type="float" office:value="1.26315789473684" calcext:value-type="float">
            <text:p>1,26315789473684</text:p>
          </table:table-cell>
          <table:table-cell table:formula="of:=[.B6]*620" office:value-type="float" office:value="32.6315789473684" calcext:value-type="float">
            <text:p>32,6315789473684</text:p>
          </table:table-cell>
          <table:table-cell table:formula="of:=[.B6]*10000" office:value-type="float" office:value="526.315789473684" calcext:value-type="float">
            <text:p>526,315789473684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table:formula="of:=[.A7]/(1-[.A7])" office:value-type="float" office:value="0.0638297872340426" calcext:value-type="float">
            <text:p>0,063829787234043</text:p>
          </table:table-cell>
          <table:table-cell table:formula="of:=[.B7]*24" office:value-type="float" office:value="1.53191489361702" calcext:value-type="float">
            <text:p>1,53191489361702</text:p>
          </table:table-cell>
          <table:table-cell table:formula="of:=[.B7]*620" office:value-type="float" office:value="39.5744680851064" calcext:value-type="float">
            <text:p>39,5744680851064</text:p>
          </table:table-cell>
          <table:table-cell table:formula="of:=[.B7]*10000" office:value-type="float" office:value="638.297872340426" calcext:value-type="float">
            <text:p>638,297872340426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table:formula="of:=[.A8]/(1-[.A8])" office:value-type="float" office:value="0.0752688172043011" calcext:value-type="float">
            <text:p>0,075268817204301</text:p>
          </table:table-cell>
          <table:table-cell table:formula="of:=[.B8]*24" office:value-type="float" office:value="1.80645161290323" calcext:value-type="float">
            <text:p>1,80645161290323</text:p>
          </table:table-cell>
          <table:table-cell table:formula="of:=[.B8]*620" office:value-type="float" office:value="46.6666666666667" calcext:value-type="float">
            <text:p>46,6666666666667</text:p>
          </table:table-cell>
          <table:table-cell table:formula="of:=[.B8]*10000" office:value-type="float" office:value="752.688172043011" calcext:value-type="float">
            <text:p>752,688172043011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table:formula="of:=[.A9]/(1-[.A9])" office:value-type="float" office:value="0.0869565217391304" calcext:value-type="float">
            <text:p>0,086956521739131</text:p>
          </table:table-cell>
          <table:table-cell table:formula="of:=[.B9]*24" office:value-type="float" office:value="2.08695652173913" calcext:value-type="float">
            <text:p>2,08695652173913</text:p>
          </table:table-cell>
          <table:table-cell table:formula="of:=[.B9]*620" office:value-type="float" office:value="53.9130434782609" calcext:value-type="float">
            <text:p>53,9130434782609</text:p>
          </table:table-cell>
          <table:table-cell table:formula="of:=[.B9]*10000" office:value-type="float" office:value="869.565217391304" calcext:value-type="float">
            <text:p>869,565217391304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table:formula="of:=[.A10]/(1-[.A10])" office:value-type="float" office:value="0.0989010989010989" calcext:value-type="float">
            <text:p>0,098901098901099</text:p>
          </table:table-cell>
          <table:table-cell table:formula="of:=[.B10]*24" office:value-type="float" office:value="2.37362637362637" calcext:value-type="float">
            <text:p>2,37362637362637</text:p>
          </table:table-cell>
          <table:table-cell table:formula="of:=[.B10]*620" office:value-type="float" office:value="61.3186813186813" calcext:value-type="float">
            <text:p>61,3186813186813</text:p>
          </table:table-cell>
          <table:table-cell table:formula="of:=[.B10]*10000" office:value-type="float" office:value="989.010989010989" calcext:value-type="float">
            <text:p>989,010989010989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A11]/(1-[.A11])" office:value-type="float" office:value="0.111111111111111" calcext:value-type="float">
            <text:p>0,111111111111111</text:p>
          </table:table-cell>
          <table:table-cell table:formula="of:=[.B11]*24" office:value-type="float" office:value="2.66666666666667" calcext:value-type="float">
            <text:p>2,66666666666667</text:p>
          </table:table-cell>
          <table:table-cell table:formula="of:=[.B11]*620" office:value-type="float" office:value="68.8888888888889" calcext:value-type="float">
            <text:p>68,8888888888889</text:p>
          </table:table-cell>
          <table:table-cell table:formula="of:=[.B11]*10000" office:value-type="float" office:value="1111.11111111111" calcext:value-type="float">
            <text:p>1111,11111111111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table:formula="of:=[.A12]/(1-[.A12])" office:value-type="float" office:value="0.123595505617978" calcext:value-type="float">
            <text:p>0,123595505617978</text:p>
          </table:table-cell>
          <table:table-cell table:formula="of:=[.B12]*24" office:value-type="float" office:value="2.96629213483146" calcext:value-type="float">
            <text:p>2,96629213483146</text:p>
          </table:table-cell>
          <table:table-cell table:formula="of:=[.B12]*620" office:value-type="float" office:value="76.6292134831461" calcext:value-type="float">
            <text:p>76,6292134831461</text:p>
          </table:table-cell>
          <table:table-cell table:formula="of:=[.B12]*10000" office:value-type="float" office:value="1235.95505617978" calcext:value-type="float">
            <text:p>1235,95505617978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table:formula="of:=[.A13]/(1-[.A13])" office:value-type="float" office:value="0.136363636363636" calcext:value-type="float">
            <text:p>0,136363636363636</text:p>
          </table:table-cell>
          <table:table-cell table:formula="of:=[.B13]*24" office:value-type="float" office:value="3.27272727272727" calcext:value-type="float">
            <text:p>3,27272727272727</text:p>
          </table:table-cell>
          <table:table-cell table:formula="of:=[.B13]*620" office:value-type="float" office:value="84.5454545454545" calcext:value-type="float">
            <text:p>84,5454545454545</text:p>
          </table:table-cell>
          <table:table-cell table:formula="of:=[.B13]*10000" office:value-type="float" office:value="1363.63636363636" calcext:value-type="float">
            <text:p>1363,63636363636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table:formula="of:=[.A14]/(1-[.A14])" office:value-type="float" office:value="0.149425287356322" calcext:value-type="float">
            <text:p>0,149425287356322</text:p>
          </table:table-cell>
          <table:table-cell table:formula="of:=[.B14]*24" office:value-type="float" office:value="3.58620689655172" calcext:value-type="float">
            <text:p>3,58620689655172</text:p>
          </table:table-cell>
          <table:table-cell table:formula="of:=[.B14]*620" office:value-type="float" office:value="92.6436781609196" calcext:value-type="float">
            <text:p>92,6436781609196</text:p>
          </table:table-cell>
          <table:table-cell table:formula="of:=[.B14]*10000" office:value-type="float" office:value="1494.25287356322" calcext:value-type="float">
            <text:p>1494,25287356322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table:formula="of:=[.A15]/(1-[.A15])" office:value-type="float" office:value="0.162790697674419" calcext:value-type="float">
            <text:p>0,162790697674419</text:p>
          </table:table-cell>
          <table:table-cell table:formula="of:=[.B15]*24" office:value-type="float" office:value="3.90697674418605" calcext:value-type="float">
            <text:p>3,90697674418605</text:p>
          </table:table-cell>
          <table:table-cell table:formula="of:=[.B15]*620" office:value-type="float" office:value="100.93023255814" calcext:value-type="float">
            <text:p>100,93023255814</text:p>
          </table:table-cell>
          <table:table-cell table:formula="of:=[.B15]*10000" office:value-type="float" office:value="1627.90697674419" calcext:value-type="float">
            <text:p>1627,90697674419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table:formula="of:=[.A16]/(1-[.A16])" office:value-type="float" office:value="0.176470588235294" calcext:value-type="float">
            <text:p>0,176470588235294</text:p>
          </table:table-cell>
          <table:table-cell table:formula="of:=[.B16]*24" office:value-type="float" office:value="4.23529411764706" calcext:value-type="float">
            <text:p>4,23529411764706</text:p>
          </table:table-cell>
          <table:table-cell table:formula="of:=[.B16]*620" office:value-type="float" office:value="109.411764705882" calcext:value-type="float">
            <text:p>109,411764705882</text:p>
          </table:table-cell>
          <table:table-cell table:formula="of:=[.B16]*10000" office:value-type="float" office:value="1764.70588235294" calcext:value-type="float">
            <text:p>1764,70588235294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table:formula="of:=[.A17]/(1-[.A17])" office:value-type="float" office:value="0.190476190476191" calcext:value-type="float">
            <text:p>0,190476190476191</text:p>
          </table:table-cell>
          <table:table-cell table:formula="of:=[.B17]*24" office:value-type="float" office:value="4.57142857142857" calcext:value-type="float">
            <text:p>4,57142857142857</text:p>
          </table:table-cell>
          <table:table-cell table:formula="of:=[.B17]*620" office:value-type="float" office:value="118.095238095238" calcext:value-type="float">
            <text:p>118,095238095238</text:p>
          </table:table-cell>
          <table:table-cell table:formula="of:=[.B17]*10000" office:value-type="float" office:value="1904.76190476191" calcext:value-type="float">
            <text:p>1904,76190476191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table:formula="of:=[.A18]/(1-[.A18])" office:value-type="float" office:value="0.204819277108434" calcext:value-type="float">
            <text:p>0,204819277108434</text:p>
          </table:table-cell>
          <table:table-cell table:formula="of:=[.B18]*24" office:value-type="float" office:value="4.91566265060241" calcext:value-type="float">
            <text:p>4,91566265060241</text:p>
          </table:table-cell>
          <table:table-cell table:formula="of:=[.B18]*620" office:value-type="float" office:value="126.987951807229" calcext:value-type="float">
            <text:p>126,987951807229</text:p>
          </table:table-cell>
          <table:table-cell table:formula="of:=[.B18]*10000" office:value-type="float" office:value="2048.19277108434" calcext:value-type="float">
            <text:p>2048,19277108434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table:formula="of:=[.A19]/(1-[.A19])" office:value-type="float" office:value="0.219512195121951" calcext:value-type="float">
            <text:p>0,219512195121951</text:p>
          </table:table-cell>
          <table:table-cell table:formula="of:=[.B19]*24" office:value-type="float" office:value="5.26829268292683" calcext:value-type="float">
            <text:p>5,26829268292683</text:p>
          </table:table-cell>
          <table:table-cell table:formula="of:=[.B19]*620" office:value-type="float" office:value="136.09756097561" calcext:value-type="float">
            <text:p>136,09756097561</text:p>
          </table:table-cell>
          <table:table-cell table:formula="of:=[.B19]*10000" office:value-type="float" office:value="2195.12195121951" calcext:value-type="float">
            <text:p>2195,12195121951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table:formula="of:=[.A20]/(1-[.A20])" office:value-type="float" office:value="0.234567901234568" calcext:value-type="float">
            <text:p>0,234567901234568</text:p>
          </table:table-cell>
          <table:table-cell table:formula="of:=[.B20]*24" office:value-type="float" office:value="5.62962962962963" calcext:value-type="float">
            <text:p>5,62962962962963</text:p>
          </table:table-cell>
          <table:table-cell table:formula="of:=[.B20]*620" office:value-type="float" office:value="145.432098765432" calcext:value-type="float">
            <text:p>145,432098765432</text:p>
          </table:table-cell>
          <table:table-cell table:formula="of:=[.B20]*10000" office:value-type="float" office:value="2345.67901234568" calcext:value-type="float">
            <text:p>2345,6790123456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A21]/(1-[.A21])" office:value-type="float" office:value="0.25" calcext:value-type="float">
            <text:p>0,25</text:p>
          </table:table-cell>
          <table:table-cell table:formula="of:=[.B21]*24" office:value-type="float" office:value="6" calcext:value-type="float">
            <text:p>6</text:p>
          </table:table-cell>
          <table:table-cell table:formula="of:=[.B21]*620" office:value-type="float" office:value="155" calcext:value-type="float">
            <text:p>155</text:p>
          </table:table-cell>
          <table:table-cell table:formula="of:=[.B21]*10000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table:formula="of:=[.A22]/(1-[.A22])" office:value-type="float" office:value="0.265822784810127" calcext:value-type="float">
            <text:p>0,265822784810127</text:p>
          </table:table-cell>
          <table:table-cell table:formula="of:=[.B22]*24" office:value-type="float" office:value="6.37974683544304" calcext:value-type="float">
            <text:p>6,37974683544304</text:p>
          </table:table-cell>
          <table:table-cell table:formula="of:=[.B22]*620" office:value-type="float" office:value="164.810126582279" calcext:value-type="float">
            <text:p>164,810126582279</text:p>
          </table:table-cell>
          <table:table-cell table:formula="of:=[.B22]*10000" office:value-type="float" office:value="2658.22784810127" calcext:value-type="float">
            <text:p>2658,22784810127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table:formula="of:=[.A23]/(1-[.A23])" office:value-type="float" office:value="0.282051282051282" calcext:value-type="float">
            <text:p>0,282051282051282</text:p>
          </table:table-cell>
          <table:table-cell table:formula="of:=[.B23]*24" office:value-type="float" office:value="6.76923076923077" calcext:value-type="float">
            <text:p>6,76923076923077</text:p>
          </table:table-cell>
          <table:table-cell table:formula="of:=[.B23]*620" office:value-type="float" office:value="174.871794871795" calcext:value-type="float">
            <text:p>174,871794871795</text:p>
          </table:table-cell>
          <table:table-cell table:formula="of:=[.B23]*10000" office:value-type="float" office:value="2820.51282051282" calcext:value-type="float">
            <text:p>2820,51282051282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table:formula="of:=[.A24]/(1-[.A24])" office:value-type="float" office:value="0.298701298701299" calcext:value-type="float">
            <text:p>0,298701298701299</text:p>
          </table:table-cell>
          <table:table-cell table:formula="of:=[.B24]*24" office:value-type="float" office:value="7.16883116883117" calcext:value-type="float">
            <text:p>7,16883116883117</text:p>
          </table:table-cell>
          <table:table-cell table:formula="of:=[.B24]*620" office:value-type="float" office:value="185.194805194805" calcext:value-type="float">
            <text:p>185,194805194805</text:p>
          </table:table-cell>
          <table:table-cell table:formula="of:=[.B24]*10000" office:value-type="float" office:value="2987.01298701299" calcext:value-type="float">
            <text:p>2987,01298701299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table:formula="of:=[.A25]/(1-[.A25])" office:value-type="float" office:value="0.315789473684211" calcext:value-type="float">
            <text:p>0,315789473684211</text:p>
          </table:table-cell>
          <table:table-cell table:formula="of:=[.B25]*24" office:value-type="float" office:value="7.57894736842105" calcext:value-type="float">
            <text:p>7,57894736842105</text:p>
          </table:table-cell>
          <table:table-cell table:formula="of:=[.B25]*620" office:value-type="float" office:value="195.789473684211" calcext:value-type="float">
            <text:p>195,789473684211</text:p>
          </table:table-cell>
          <table:table-cell table:formula="of:=[.B25]*10000" office:value-type="float" office:value="3157.89473684211" calcext:value-type="float">
            <text:p>3157,89473684211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[.A26]/(1-[.A26])" office:value-type="float" office:value="0.333333333333333" calcext:value-type="float">
            <text:p>0,333333333333333</text:p>
          </table:table-cell>
          <table:table-cell table:formula="of:=[.B26]*24" office:value-type="float" office:value="8" calcext:value-type="float">
            <text:p>8</text:p>
          </table:table-cell>
          <table:table-cell table:formula="of:=[.B26]*620" office:value-type="float" office:value="206.666666666667" calcext:value-type="float">
            <text:p>206,666666666667</text:p>
          </table:table-cell>
          <table:table-cell table:formula="of:=[.B26]*10000" office:value-type="float" office:value="3333.33333333333" calcext:value-type="float">
            <text:p>3333,33333333333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table:formula="of:=[.A27]/(1-[.A27])" office:value-type="float" office:value="0.351351351351351" calcext:value-type="float">
            <text:p>0,351351351351351</text:p>
          </table:table-cell>
          <table:table-cell table:formula="of:=[.B27]*24" office:value-type="float" office:value="8.43243243243243" calcext:value-type="float">
            <text:p>8,43243243243243</text:p>
          </table:table-cell>
          <table:table-cell table:formula="of:=[.B27]*620" office:value-type="float" office:value="217.837837837838" calcext:value-type="float">
            <text:p>217,837837837838</text:p>
          </table:table-cell>
          <table:table-cell table:formula="of:=[.B27]*10000" office:value-type="float" office:value="3513.51351351351" calcext:value-type="float">
            <text:p>3513,51351351351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table:formula="of:=[.A28]/(1-[.A28])" office:value-type="float" office:value="0.36986301369863" calcext:value-type="float">
            <text:p>0,36986301369863</text:p>
          </table:table-cell>
          <table:table-cell table:formula="of:=[.B28]*24" office:value-type="float" office:value="8.87671232876712" calcext:value-type="float">
            <text:p>8,87671232876712</text:p>
          </table:table-cell>
          <table:table-cell table:formula="of:=[.B28]*620" office:value-type="float" office:value="229.315068493151" calcext:value-type="float">
            <text:p>229,315068493151</text:p>
          </table:table-cell>
          <table:table-cell table:formula="of:=[.B28]*10000" office:value-type="float" office:value="3698.6301369863" calcext:value-type="float">
            <text:p>3698,6301369863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table:formula="of:=[.A29]/(1-[.A29])" office:value-type="float" office:value="0.388888888888889" calcext:value-type="float">
            <text:p>0,388888888888889</text:p>
          </table:table-cell>
          <table:table-cell table:formula="of:=[.B29]*24" office:value-type="float" office:value="9.33333333333334" calcext:value-type="float">
            <text:p>9,33333333333334</text:p>
          </table:table-cell>
          <table:table-cell table:formula="of:=[.B29]*620" office:value-type="float" office:value="241.111111111111" calcext:value-type="float">
            <text:p>241,111111111111</text:p>
          </table:table-cell>
          <table:table-cell table:formula="of:=[.B29]*10000" office:value-type="float" office:value="3888.88888888889" calcext:value-type="float">
            <text:p>3888,88888888889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table:formula="of:=[.A30]/(1-[.A30])" office:value-type="float" office:value="0.408450704225352" calcext:value-type="float">
            <text:p>0,408450704225352</text:p>
          </table:table-cell>
          <table:table-cell table:formula="of:=[.B30]*24" office:value-type="float" office:value="9.80281690140845" calcext:value-type="float">
            <text:p>9,80281690140845</text:p>
          </table:table-cell>
          <table:table-cell table:formula="of:=[.B30]*620" office:value-type="float" office:value="253.239436619718" calcext:value-type="float">
            <text:p>253,239436619718</text:p>
          </table:table-cell>
          <table:table-cell table:formula="of:=[.B30]*10000" office:value-type="float" office:value="4084.50704225352" calcext:value-type="float">
            <text:p>4084,5070422535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A31]/(1-[.A31])" office:value-type="float" office:value="0.428571428571429" calcext:value-type="float">
            <text:p>0,428571428571429</text:p>
          </table:table-cell>
          <table:table-cell table:formula="of:=[.B31]*24" office:value-type="float" office:value="10.2857142857143" calcext:value-type="float">
            <text:p>10,2857142857143</text:p>
          </table:table-cell>
          <table:table-cell table:formula="of:=[.B31]*620" office:value-type="float" office:value="265.714285714286" calcext:value-type="float">
            <text:p>265,714285714286</text:p>
          </table:table-cell>
          <table:table-cell table:formula="of:=[.B31]*10000" office:value-type="float" office:value="4285.71428571429" calcext:value-type="float">
            <text:p>4285,71428571429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table:formula="of:=[.A32]/(1-[.A32])" office:value-type="float" office:value="0.449275362318841" calcext:value-type="float">
            <text:p>0,449275362318841</text:p>
          </table:table-cell>
          <table:table-cell table:formula="of:=[.B32]*24" office:value-type="float" office:value="10.7826086956522" calcext:value-type="float">
            <text:p>10,7826086956522</text:p>
          </table:table-cell>
          <table:table-cell table:formula="of:=[.B32]*620" office:value-type="float" office:value="278.550724637681" calcext:value-type="float">
            <text:p>278,550724637681</text:p>
          </table:table-cell>
          <table:table-cell table:formula="of:=[.B32]*10000" office:value-type="float" office:value="4492.75362318841" calcext:value-type="float">
            <text:p>4492,75362318841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table:formula="of:=[.A33]/(1-[.A33])" office:value-type="float" office:value="0.470588235294118" calcext:value-type="float">
            <text:p>0,470588235294118</text:p>
          </table:table-cell>
          <table:table-cell table:formula="of:=[.B33]*24" office:value-type="float" office:value="11.2941176470588" calcext:value-type="float">
            <text:p>11,2941176470588</text:p>
          </table:table-cell>
          <table:table-cell table:formula="of:=[.B33]*620" office:value-type="float" office:value="291.764705882353" calcext:value-type="float">
            <text:p>291,764705882353</text:p>
          </table:table-cell>
          <table:table-cell table:formula="of:=[.B33]*10000" office:value-type="float" office:value="4705.88235294118" calcext:value-type="float">
            <text:p>4705,88235294118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table:formula="of:=[.A34]/(1-[.A34])" office:value-type="float" office:value="0.492537313432836" calcext:value-type="float">
            <text:p>0,492537313432836</text:p>
          </table:table-cell>
          <table:table-cell table:formula="of:=[.B34]*24" office:value-type="float" office:value="11.8208955223881" calcext:value-type="float">
            <text:p>11,8208955223881</text:p>
          </table:table-cell>
          <table:table-cell table:formula="of:=[.B34]*620" office:value-type="float" office:value="305.373134328358" calcext:value-type="float">
            <text:p>305,373134328358</text:p>
          </table:table-cell>
          <table:table-cell table:formula="of:=[.B34]*10000" office:value-type="float" office:value="4925.37313432836" calcext:value-type="float">
            <text:p>4925,37313432836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table:formula="of:=[.A35]/(1-[.A35])" office:value-type="float" office:value="0.515151515151515" calcext:value-type="float">
            <text:p>0,515151515151515</text:p>
          </table:table-cell>
          <table:table-cell table:formula="of:=[.B35]*24" office:value-type="float" office:value="12.3636363636364" calcext:value-type="float">
            <text:p>12,3636363636364</text:p>
          </table:table-cell>
          <table:table-cell table:formula="of:=[.B35]*620" office:value-type="float" office:value="319.393939393939" calcext:value-type="float">
            <text:p>319,393939393939</text:p>
          </table:table-cell>
          <table:table-cell table:formula="of:=[.B35]*10000" office:value-type="float" office:value="5151.51515151515" calcext:value-type="float">
            <text:p>5151,51515151515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formula="of:=[.A36]/(1-[.A36])" office:value-type="float" office:value="0.538461538461539" calcext:value-type="float">
            <text:p>0,538461538461539</text:p>
          </table:table-cell>
          <table:table-cell table:formula="of:=[.B36]*24" office:value-type="float" office:value="12.9230769230769" calcext:value-type="float">
            <text:p>12,9230769230769</text:p>
          </table:table-cell>
          <table:table-cell table:formula="of:=[.B36]*620" office:value-type="float" office:value="333.846153846154" calcext:value-type="float">
            <text:p>333,846153846154</text:p>
          </table:table-cell>
          <table:table-cell table:formula="of:=[.B36]*10000" office:value-type="float" office:value="5384.61538461539" calcext:value-type="float">
            <text:p>5384,61538461539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table:formula="of:=[.A37]/(1-[.A37])" office:value-type="float" office:value="0.5625" calcext:value-type="float">
            <text:p>0,5625</text:p>
          </table:table-cell>
          <table:table-cell table:formula="of:=[.B37]*24" office:value-type="float" office:value="13.5" calcext:value-type="float">
            <text:p>13,5</text:p>
          </table:table-cell>
          <table:table-cell table:formula="of:=[.B37]*620" office:value-type="float" office:value="348.75" calcext:value-type="float">
            <text:p>348,75</text:p>
          </table:table-cell>
          <table:table-cell table:formula="of:=[.B37]*10000" office:value-type="float" office:value="5625" calcext:value-type="float">
            <text:p>5625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table:formula="of:=[.A38]/(1-[.A38])" office:value-type="float" office:value="0.587301587301587" calcext:value-type="float">
            <text:p>0,587301587301587</text:p>
          </table:table-cell>
          <table:table-cell table:formula="of:=[.B38]*24" office:value-type="float" office:value="14.0952380952381" calcext:value-type="float">
            <text:p>14,0952380952381</text:p>
          </table:table-cell>
          <table:table-cell table:formula="of:=[.B38]*620" office:value-type="float" office:value="364.126984126984" calcext:value-type="float">
            <text:p>364,126984126984</text:p>
          </table:table-cell>
          <table:table-cell table:formula="of:=[.B38]*10000" office:value-type="float" office:value="5873.01587301587" calcext:value-type="float">
            <text:p>5873,01587301587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table:formula="of:=[.A39]/(1-[.A39])" office:value-type="float" office:value="0.612903225806452" calcext:value-type="float">
            <text:p>0,612903225806452</text:p>
          </table:table-cell>
          <table:table-cell table:formula="of:=[.B39]*24" office:value-type="float" office:value="14.7096774193548" calcext:value-type="float">
            <text:p>14,7096774193548</text:p>
          </table:table-cell>
          <table:table-cell table:formula="of:=[.B39]*620" office:value-type="float" office:value="380" calcext:value-type="float">
            <text:p>380</text:p>
          </table:table-cell>
          <table:table-cell table:formula="of:=[.B39]*10000" office:value-type="float" office:value="6129.03225806452" calcext:value-type="float">
            <text:p>6129,03225806452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table:formula="of:=[.A40]/(1-[.A40])" office:value-type="float" office:value="0.639344262295082" calcext:value-type="float">
            <text:p>0,639344262295082</text:p>
          </table:table-cell>
          <table:table-cell table:formula="of:=[.B40]*24" office:value-type="float" office:value="15.344262295082" calcext:value-type="float">
            <text:p>15,344262295082</text:p>
          </table:table-cell>
          <table:table-cell table:formula="of:=[.B40]*620" office:value-type="float" office:value="396.393442622951" calcext:value-type="float">
            <text:p>396,393442622951</text:p>
          </table:table-cell>
          <table:table-cell table:formula="of:=[.B40]*10000" office:value-type="float" office:value="6393.44262295082" calcext:value-type="float">
            <text:p>6393,44262295082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A41]/(1-[.A41])" office:value-type="float" office:value="0.666666666666667" calcext:value-type="float">
            <text:p>0,666666666666667</text:p>
          </table:table-cell>
          <table:table-cell table:formula="of:=[.B41]*24" office:value-type="float" office:value="16" calcext:value-type="float">
            <text:p>16</text:p>
          </table:table-cell>
          <table:table-cell table:formula="of:=[.B41]*620" office:value-type="float" office:value="413.333333333333" calcext:value-type="float">
            <text:p>413,333333333333</text:p>
          </table:table-cell>
          <table:table-cell table:formula="of:=[.B41]*10000" office:value-type="float" office:value="6666.66666666667" calcext:value-type="float">
            <text:p>6666,66666666667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 table:formula="of:=[.A42]/(1-[.A42])" office:value-type="float" office:value="0.694915254237288" calcext:value-type="float">
            <text:p>0,694915254237288</text:p>
          </table:table-cell>
          <table:table-cell table:formula="of:=[.B42]*24" office:value-type="float" office:value="16.6779661016949" calcext:value-type="float">
            <text:p>16,6779661016949</text:p>
          </table:table-cell>
          <table:table-cell table:formula="of:=[.B42]*620" office:value-type="float" office:value="430.847457627119" calcext:value-type="float">
            <text:p>430,847457627119</text:p>
          </table:table-cell>
          <table:table-cell table:formula="of:=[.B42]*10000" office:value-type="float" office:value="6949.15254237288" calcext:value-type="float">
            <text:p>6949,15254237288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table:formula="of:=[.A43]/(1-[.A43])" office:value-type="float" office:value="0.724137931034483" calcext:value-type="float">
            <text:p>0,724137931034483</text:p>
          </table:table-cell>
          <table:table-cell table:formula="of:=[.B43]*24" office:value-type="float" office:value="17.3793103448276" calcext:value-type="float">
            <text:p>17,3793103448276</text:p>
          </table:table-cell>
          <table:table-cell table:formula="of:=[.B43]*620" office:value-type="float" office:value="448.965517241379" calcext:value-type="float">
            <text:p>448,965517241379</text:p>
          </table:table-cell>
          <table:table-cell table:formula="of:=[.B43]*10000" office:value-type="float" office:value="7241.37931034483" calcext:value-type="float">
            <text:p>7241,37931034483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table:formula="of:=[.A44]/(1-[.A44])" office:value-type="float" office:value="0.754385964912281" calcext:value-type="float">
            <text:p>0,754385964912281</text:p>
          </table:table-cell>
          <table:table-cell table:formula="of:=[.B44]*24" office:value-type="float" office:value="18.1052631578947" calcext:value-type="float">
            <text:p>18,1052631578947</text:p>
          </table:table-cell>
          <table:table-cell table:formula="of:=[.B44]*620" office:value-type="float" office:value="467.719298245614" calcext:value-type="float">
            <text:p>467,719298245614</text:p>
          </table:table-cell>
          <table:table-cell table:formula="of:=[.B44]*10000" office:value-type="float" office:value="7543.85964912281" calcext:value-type="float">
            <text:p>7543,85964912281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table:formula="of:=[.A45]/(1-[.A45])" office:value-type="float" office:value="0.785714285714286" calcext:value-type="float">
            <text:p>0,785714285714286</text:p>
          </table:table-cell>
          <table:table-cell table:formula="of:=[.B45]*24" office:value-type="float" office:value="18.8571428571429" calcext:value-type="float">
            <text:p>18,8571428571429</text:p>
          </table:table-cell>
          <table:table-cell table:formula="of:=[.B45]*620" office:value-type="float" office:value="487.142857142857" calcext:value-type="float">
            <text:p>487,142857142857</text:p>
          </table:table-cell>
          <table:table-cell table:formula="of:=[.B45]*10000" office:value-type="float" office:value="7857.14285714286" calcext:value-type="float">
            <text:p>7857,14285714286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[.A46]/(1-[.A46])" office:value-type="float" office:value="0.818181818181818" calcext:value-type="float">
            <text:p>0,818181818181818</text:p>
          </table:table-cell>
          <table:table-cell table:formula="of:=[.B46]*24" office:value-type="float" office:value="19.6363636363636" calcext:value-type="float">
            <text:p>19,6363636363636</text:p>
          </table:table-cell>
          <table:table-cell table:formula="of:=[.B46]*620" office:value-type="float" office:value="507.272727272727" calcext:value-type="float">
            <text:p>507,272727272727</text:p>
          </table:table-cell>
          <table:table-cell table:formula="of:=[.B46]*10000" office:value-type="float" office:value="8181.81818181818" calcext:value-type="float">
            <text:p>8181,81818181818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table:formula="of:=[.A47]/(1-[.A47])" office:value-type="float" office:value="0.851851851851852" calcext:value-type="float">
            <text:p>0,851851851851852</text:p>
          </table:table-cell>
          <table:table-cell table:formula="of:=[.B47]*24" office:value-type="float" office:value="20.4444444444444" calcext:value-type="float">
            <text:p>20,4444444444444</text:p>
          </table:table-cell>
          <table:table-cell table:formula="of:=[.B47]*620" office:value-type="float" office:value="528.148148148148" calcext:value-type="float">
            <text:p>528,148148148148</text:p>
          </table:table-cell>
          <table:table-cell table:formula="of:=[.B47]*10000" office:value-type="float" office:value="8518.51851851852" calcext:value-type="float">
            <text:p>8518,51851851852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 table:formula="of:=[.A48]/(1-[.A48])" office:value-type="float" office:value="0.886792452830189" calcext:value-type="float">
            <text:p>0,886792452830189</text:p>
          </table:table-cell>
          <table:table-cell table:formula="of:=[.B48]*24" office:value-type="float" office:value="21.2830188679245" calcext:value-type="float">
            <text:p>21,2830188679245</text:p>
          </table:table-cell>
          <table:table-cell table:formula="of:=[.B48]*620" office:value-type="float" office:value="549.811320754717" calcext:value-type="float">
            <text:p>549,811320754717</text:p>
          </table:table-cell>
          <table:table-cell table:formula="of:=[.B48]*10000" office:value-type="float" office:value="8867.92452830189" calcext:value-type="float">
            <text:p>8867,92452830189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table:formula="of:=[.A49]/(1-[.A49])" office:value-type="float" office:value="0.923076923076923" calcext:value-type="float">
            <text:p>0,923076923076923</text:p>
          </table:table-cell>
          <table:table-cell table:formula="of:=[.B49]*24" office:value-type="float" office:value="22.1538461538462" calcext:value-type="float">
            <text:p>22,1538461538462</text:p>
          </table:table-cell>
          <table:table-cell table:formula="of:=[.B49]*620" office:value-type="float" office:value="572.307692307692" calcext:value-type="float">
            <text:p>572,307692307692</text:p>
          </table:table-cell>
          <table:table-cell table:formula="of:=[.B49]*10000" office:value-type="float" office:value="9230.76923076923" calcext:value-type="float">
            <text:p>9230,76923076923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table:formula="of:=[.A50]/(1-[.A50])" office:value-type="float" office:value="0.96078431372549" calcext:value-type="float">
            <text:p>0,96078431372549</text:p>
          </table:table-cell>
          <table:table-cell table:formula="of:=[.B50]*24" office:value-type="float" office:value="23.0588235294118" calcext:value-type="float">
            <text:p>23,0588235294118</text:p>
          </table:table-cell>
          <table:table-cell table:formula="of:=[.B50]*620" office:value-type="float" office:value="595.686274509804" calcext:value-type="float">
            <text:p>595,686274509804</text:p>
          </table:table-cell>
          <table:table-cell table:formula="of:=[.B50]*10000" office:value-type="float" office:value="9607.8431372549" calcext:value-type="float">
            <text:p>9607,843137254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A51]/(1-[.A51])" office:value-type="float" office:value="1" calcext:value-type="float">
            <text:p>1</text:p>
          </table:table-cell>
          <table:table-cell table:formula="of:=[.B51]*24" office:value-type="float" office:value="24" calcext:value-type="float">
            <text:p>24</text:p>
          </table:table-cell>
          <table:table-cell table:formula="of:=[.B51]*620" office:value-type="float" office:value="620" calcext:value-type="float">
            <text:p>620</text:p>
          </table:table-cell>
          <table:table-cell table:formula="of:=[.B51]*10000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table:formula="of:=[.A52]/(1-[.A52])" office:value-type="float" office:value="1.04081632653061" calcext:value-type="float">
            <text:p>1,04081632653061</text:p>
          </table:table-cell>
          <table:table-cell table:formula="of:=[.B52]*24" office:value-type="float" office:value="24.9795918367347" calcext:value-type="float">
            <text:p>24,9795918367347</text:p>
          </table:table-cell>
          <table:table-cell table:formula="of:=[.B52]*620" office:value-type="float" office:value="645.30612244898" calcext:value-type="float">
            <text:p>645,30612244898</text:p>
          </table:table-cell>
          <table:table-cell table:formula="of:=[.B52]*10000" office:value-type="float" office:value="10408.1632653061" calcext:value-type="float">
            <text:p>10408,1632653061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table:formula="of:=[.A53]/(1-[.A53])" office:value-type="float" office:value="1.08333333333333" calcext:value-type="float">
            <text:p>1,08333333333333</text:p>
          </table:table-cell>
          <table:table-cell table:formula="of:=[.B53]*24" office:value-type="float" office:value="26" calcext:value-type="float">
            <text:p>26</text:p>
          </table:table-cell>
          <table:table-cell table:formula="of:=[.B53]*620" office:value-type="float" office:value="671.666666666667" calcext:value-type="float">
            <text:p>671,666666666667</text:p>
          </table:table-cell>
          <table:table-cell table:formula="of:=[.B53]*10000" office:value-type="float" office:value="10833.3333333333" calcext:value-type="float">
            <text:p>10833,3333333333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table:formula="of:=[.A54]/(1-[.A54])" office:value-type="float" office:value="1.12765957446809" calcext:value-type="float">
            <text:p>1,12765957446809</text:p>
          </table:table-cell>
          <table:table-cell table:formula="of:=[.B54]*24" office:value-type="float" office:value="27.063829787234" calcext:value-type="float">
            <text:p>27,063829787234</text:p>
          </table:table-cell>
          <table:table-cell table:formula="of:=[.B54]*620" office:value-type="float" office:value="699.148936170213" calcext:value-type="float">
            <text:p>699,148936170213</text:p>
          </table:table-cell>
          <table:table-cell table:formula="of:=[.B54]*10000" office:value-type="float" office:value="11276.5957446809" calcext:value-type="float">
            <text:p>11276,5957446809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table:formula="of:=[.A55]/(1-[.A55])" office:value-type="float" office:value="1.17391304347826" calcext:value-type="float">
            <text:p>1,17391304347826</text:p>
          </table:table-cell>
          <table:table-cell table:formula="of:=[.B55]*24" office:value-type="float" office:value="28.1739130434783" calcext:value-type="float">
            <text:p>28,1739130434783</text:p>
          </table:table-cell>
          <table:table-cell table:formula="of:=[.B55]*620" office:value-type="float" office:value="727.826086956522" calcext:value-type="float">
            <text:p>727,826086956522</text:p>
          </table:table-cell>
          <table:table-cell table:formula="of:=[.B55]*10000" office:value-type="float" office:value="11739.1304347826" calcext:value-type="float">
            <text:p>11739,130434782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table:formula="of:=[.A56]/(1-[.A56])" office:value-type="float" office:value="1.22222222222222" calcext:value-type="float">
            <text:p>1,22222222222222</text:p>
          </table:table-cell>
          <table:table-cell table:formula="of:=[.B56]*24" office:value-type="float" office:value="29.3333333333333" calcext:value-type="float">
            <text:p>29,3333333333333</text:p>
          </table:table-cell>
          <table:table-cell table:formula="of:=[.B56]*620" office:value-type="float" office:value="757.777777777778" calcext:value-type="float">
            <text:p>757,777777777778</text:p>
          </table:table-cell>
          <table:table-cell table:formula="of:=[.B56]*10000" office:value-type="float" office:value="12222.2222222222" calcext:value-type="float">
            <text:p>12222,2222222222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table:formula="of:=[.A57]/(1-[.A57])" office:value-type="float" office:value="1.27272727272727" calcext:value-type="float">
            <text:p>1,27272727272727</text:p>
          </table:table-cell>
          <table:table-cell table:formula="of:=[.B57]*24" office:value-type="float" office:value="30.5454545454546" calcext:value-type="float">
            <text:p>30,5454545454546</text:p>
          </table:table-cell>
          <table:table-cell table:formula="of:=[.B57]*620" office:value-type="float" office:value="789.090909090909" calcext:value-type="float">
            <text:p>789,090909090909</text:p>
          </table:table-cell>
          <table:table-cell table:formula="of:=[.B57]*10000" office:value-type="float" office:value="12727.2727272727" calcext:value-type="float">
            <text:p>12727,2727272727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table:formula="of:=[.A58]/(1-[.A58])" office:value-type="float" office:value="1.32558139534884" calcext:value-type="float">
            <text:p>1,32558139534884</text:p>
          </table:table-cell>
          <table:table-cell table:formula="of:=[.B58]*24" office:value-type="float" office:value="31.8139534883721" calcext:value-type="float">
            <text:p>31,8139534883721</text:p>
          </table:table-cell>
          <table:table-cell table:formula="of:=[.B58]*620" office:value-type="float" office:value="821.860465116279" calcext:value-type="float">
            <text:p>821,860465116279</text:p>
          </table:table-cell>
          <table:table-cell table:formula="of:=[.B58]*10000" office:value-type="float" office:value="13255.8139534884" calcext:value-type="float">
            <text:p>13255,8139534884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table:formula="of:=[.A59]/(1-[.A59])" office:value-type="float" office:value="1.38095238095238" calcext:value-type="float">
            <text:p>1,38095238095238</text:p>
          </table:table-cell>
          <table:table-cell table:formula="of:=[.B59]*24" office:value-type="float" office:value="33.1428571428572" calcext:value-type="float">
            <text:p>33,1428571428572</text:p>
          </table:table-cell>
          <table:table-cell table:formula="of:=[.B59]*620" office:value-type="float" office:value="856.190476190477" calcext:value-type="float">
            <text:p>856,190476190477</text:p>
          </table:table-cell>
          <table:table-cell table:formula="of:=[.B59]*10000" office:value-type="float" office:value="13809.5238095238" calcext:value-type="float">
            <text:p>13809,5238095238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table:formula="of:=[.A60]/(1-[.A60])" office:value-type="float" office:value="1.4390243902439" calcext:value-type="float">
            <text:p>1,4390243902439</text:p>
          </table:table-cell>
          <table:table-cell table:formula="of:=[.B60]*24" office:value-type="float" office:value="34.5365853658537" calcext:value-type="float">
            <text:p>34,5365853658537</text:p>
          </table:table-cell>
          <table:table-cell table:formula="of:=[.B60]*620" office:value-type="float" office:value="892.195121951219" calcext:value-type="float">
            <text:p>892,195121951219</text:p>
          </table:table-cell>
          <table:table-cell table:formula="of:=[.B60]*10000" office:value-type="float" office:value="14390.243902439" calcext:value-type="float">
            <text:p>14390,243902439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A61]/(1-[.A61])" office:value-type="float" office:value="1.5" calcext:value-type="float">
            <text:p>1,5</text:p>
          </table:table-cell>
          <table:table-cell table:formula="of:=[.B61]*24" office:value-type="float" office:value="36" calcext:value-type="float">
            <text:p>36</text:p>
          </table:table-cell>
          <table:table-cell table:formula="of:=[.B61]*620" office:value-type="float" office:value="930" calcext:value-type="float">
            <text:p>930</text:p>
          </table:table-cell>
          <table:table-cell table:formula="of:=[.B61]*10000"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table:formula="of:=[.A62]/(1-[.A62])" office:value-type="float" office:value="1.56410256410256" calcext:value-type="float">
            <text:p>1,56410256410256</text:p>
          </table:table-cell>
          <table:table-cell table:formula="of:=[.B62]*24" office:value-type="float" office:value="37.5384615384615" calcext:value-type="float">
            <text:p>37,5384615384615</text:p>
          </table:table-cell>
          <table:table-cell table:formula="of:=[.B62]*620" office:value-type="float" office:value="969.74358974359" calcext:value-type="float">
            <text:p>969,74358974359</text:p>
          </table:table-cell>
          <table:table-cell table:formula="of:=[.B62]*10000" office:value-type="float" office:value="15641.0256410256" calcext:value-type="float">
            <text:p>15641,0256410256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table:formula="of:=[.A63]/(1-[.A63])" office:value-type="float" office:value="1.63157894736842" calcext:value-type="float">
            <text:p>1,63157894736842</text:p>
          </table:table-cell>
          <table:table-cell table:formula="of:=[.B63]*24" office:value-type="float" office:value="39.1578947368421" calcext:value-type="float">
            <text:p>39,1578947368421</text:p>
          </table:table-cell>
          <table:table-cell table:formula="of:=[.B63]*620" office:value-type="float" office:value="1011.57894736842" calcext:value-type="float">
            <text:p>1011,57894736842</text:p>
          </table:table-cell>
          <table:table-cell table:formula="of:=[.B63]*10000" office:value-type="float" office:value="16315.7894736842" calcext:value-type="float">
            <text:p>16315,7894736842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table:formula="of:=[.A64]/(1-[.A64])" office:value-type="float" office:value="1.7027027027027" calcext:value-type="float">
            <text:p>1,7027027027027</text:p>
          </table:table-cell>
          <table:table-cell table:formula="of:=[.B64]*24" office:value-type="float" office:value="40.8648648648649" calcext:value-type="float">
            <text:p>40,8648648648649</text:p>
          </table:table-cell>
          <table:table-cell table:formula="of:=[.B64]*620" office:value-type="float" office:value="1055.67567567568" calcext:value-type="float">
            <text:p>1055,67567567568</text:p>
          </table:table-cell>
          <table:table-cell table:formula="of:=[.B64]*10000" office:value-type="float" office:value="17027.027027027" calcext:value-type="float">
            <text:p>17027,027027027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table:formula="of:=[.A65]/(1-[.A65])" office:value-type="float" office:value="1.77777777777778" calcext:value-type="float">
            <text:p>1,77777777777778</text:p>
          </table:table-cell>
          <table:table-cell table:formula="of:=[.B65]*24" office:value-type="float" office:value="42.6666666666667" calcext:value-type="float">
            <text:p>42,6666666666667</text:p>
          </table:table-cell>
          <table:table-cell table:formula="of:=[.B65]*620" office:value-type="float" office:value="1102.22222222222" calcext:value-type="float">
            <text:p>1102,22222222222</text:p>
          </table:table-cell>
          <table:table-cell table:formula="of:=[.B65]*10000" office:value-type="float" office:value="17777.7777777778" calcext:value-type="float">
            <text:p>17777,7777777778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[.A66]/(1-[.A66])" office:value-type="float" office:value="1.85714285714286" calcext:value-type="float">
            <text:p>1,85714285714286</text:p>
          </table:table-cell>
          <table:table-cell table:formula="of:=[.B66]*24" office:value-type="float" office:value="44.5714285714286" calcext:value-type="float">
            <text:p>44,5714285714286</text:p>
          </table:table-cell>
          <table:table-cell table:formula="of:=[.B66]*620" office:value-type="float" office:value="1151.42857142857" calcext:value-type="float">
            <text:p>1151,42857142857</text:p>
          </table:table-cell>
          <table:table-cell table:formula="of:=[.B66]*10000" office:value-type="float" office:value="18571.4285714286" calcext:value-type="float">
            <text:p>18571,4285714286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table:formula="of:=[.A67]/(1-[.A67])" office:value-type="float" office:value="1.94117647058824" calcext:value-type="float">
            <text:p>1,94117647058824</text:p>
          </table:table-cell>
          <table:table-cell table:formula="of:=[.B67]*24" office:value-type="float" office:value="46.5882352941177" calcext:value-type="float">
            <text:p>46,5882352941177</text:p>
          </table:table-cell>
          <table:table-cell table:formula="of:=[.B67]*620" office:value-type="float" office:value="1203.52941176471" calcext:value-type="float">
            <text:p>1203,52941176471</text:p>
          </table:table-cell>
          <table:table-cell table:formula="of:=[.B67]*10000" office:value-type="float" office:value="19411.7647058824" calcext:value-type="float">
            <text:p>19411,7647058824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 table:formula="of:=[.A68]/(1-[.A68])" office:value-type="float" office:value="2.03030303030303" calcext:value-type="float">
            <text:p>2,03030303030303</text:p>
          </table:table-cell>
          <table:table-cell table:formula="of:=[.B68]*24" office:value-type="float" office:value="48.7272727272727" calcext:value-type="float">
            <text:p>48,7272727272727</text:p>
          </table:table-cell>
          <table:table-cell table:formula="of:=[.B68]*620" office:value-type="float" office:value="1258.78787878788" calcext:value-type="float">
            <text:p>1258,78787878788</text:p>
          </table:table-cell>
          <table:table-cell table:formula="of:=[.B68]*10000" office:value-type="float" office:value="20303.0303030303" calcext:value-type="float">
            <text:p>20303,0303030303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table:formula="of:=[.A69]/(1-[.A69])" office:value-type="float" office:value="2.125" calcext:value-type="float">
            <text:p>2,125</text:p>
          </table:table-cell>
          <table:table-cell table:formula="of:=[.B69]*24" office:value-type="float" office:value="51" calcext:value-type="float">
            <text:p>51</text:p>
          </table:table-cell>
          <table:table-cell table:formula="of:=[.B69]*620" office:value-type="float" office:value="1317.5" calcext:value-type="float">
            <text:p>1317,5</text:p>
          </table:table-cell>
          <table:table-cell table:formula="of:=[.B69]*10000" office:value-type="float" office:value="21250" calcext:value-type="float">
            <text:p>21250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table:formula="of:=[.A70]/(1-[.A70])" office:value-type="float" office:value="2.2258064516129" calcext:value-type="float">
            <text:p>2,2258064516129</text:p>
          </table:table-cell>
          <table:table-cell table:formula="of:=[.B70]*24" office:value-type="float" office:value="53.4193548387097" calcext:value-type="float">
            <text:p>53,4193548387097</text:p>
          </table:table-cell>
          <table:table-cell table:formula="of:=[.B70]*620" office:value-type="float" office:value="1380" calcext:value-type="float">
            <text:p>1380</text:p>
          </table:table-cell>
          <table:table-cell table:formula="of:=[.B70]*10000" office:value-type="float" office:value="22258.064516129" calcext:value-type="float">
            <text:p>22258,064516129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A71]/(1-[.A71])" office:value-type="float" office:value="2.33333333333333" calcext:value-type="float">
            <text:p>2,33333333333333</text:p>
          </table:table-cell>
          <table:table-cell table:formula="of:=[.B71]*24" office:value-type="float" office:value="56" calcext:value-type="float">
            <text:p>56</text:p>
          </table:table-cell>
          <table:table-cell table:formula="of:=[.B71]*620" office:value-type="float" office:value="1446.66666666667" calcext:value-type="float">
            <text:p>1446,66666666667</text:p>
          </table:table-cell>
          <table:table-cell table:formula="of:=[.B71]*10000" office:value-type="float" office:value="23333.3333333333" calcext:value-type="float">
            <text:p>23333,3333333333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table:formula="of:=[.A72]/(1-[.A72])" office:value-type="float" office:value="2.44827586206897" calcext:value-type="float">
            <text:p>2,44827586206897</text:p>
          </table:table-cell>
          <table:table-cell table:formula="of:=[.B72]*24" office:value-type="float" office:value="58.7586206896552" calcext:value-type="float">
            <text:p>58,7586206896552</text:p>
          </table:table-cell>
          <table:table-cell table:formula="of:=[.B72]*620" office:value-type="float" office:value="1517.93103448276" calcext:value-type="float">
            <text:p>1517,93103448276</text:p>
          </table:table-cell>
          <table:table-cell table:formula="of:=[.B72]*10000" office:value-type="float" office:value="24482.7586206897" calcext:value-type="float">
            <text:p>24482,7586206897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table:formula="of:=[.A73]/(1-[.A73])" office:value-type="float" office:value="2.57142857142857" calcext:value-type="float">
            <text:p>2,57142857142857</text:p>
          </table:table-cell>
          <table:table-cell table:formula="of:=[.B73]*24" office:value-type="float" office:value="61.7142857142857" calcext:value-type="float">
            <text:p>61,7142857142857</text:p>
          </table:table-cell>
          <table:table-cell table:formula="of:=[.B73]*620" office:value-type="float" office:value="1594.28571428571" calcext:value-type="float">
            <text:p>1594,28571428571</text:p>
          </table:table-cell>
          <table:table-cell table:formula="of:=[.B73]*10000" office:value-type="float" office:value="25714.2857142857" calcext:value-type="float">
            <text:p>25714,2857142857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table:formula="of:=[.A74]/(1-[.A74])" office:value-type="float" office:value="2.7037037037037" calcext:value-type="float">
            <text:p>2,7037037037037</text:p>
          </table:table-cell>
          <table:table-cell table:formula="of:=[.B74]*24" office:value-type="float" office:value="64.8888888888889" calcext:value-type="float">
            <text:p>64,8888888888889</text:p>
          </table:table-cell>
          <table:table-cell table:formula="of:=[.B74]*620" office:value-type="float" office:value="1676.2962962963" calcext:value-type="float">
            <text:p>1676,2962962963</text:p>
          </table:table-cell>
          <table:table-cell table:formula="of:=[.B74]*10000" office:value-type="float" office:value="27037.037037037" calcext:value-type="float">
            <text:p>27037,037037037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table:formula="of:=[.A75]/(1-[.A75])" office:value-type="float" office:value="2.84615384615385" calcext:value-type="float">
            <text:p>2,84615384615385</text:p>
          </table:table-cell>
          <table:table-cell table:formula="of:=[.B75]*24" office:value-type="float" office:value="68.3076923076923" calcext:value-type="float">
            <text:p>68,3076923076923</text:p>
          </table:table-cell>
          <table:table-cell table:formula="of:=[.B75]*620" office:value-type="float" office:value="1764.61538461538" calcext:value-type="float">
            <text:p>1764,61538461538</text:p>
          </table:table-cell>
          <table:table-cell table:formula="of:=[.B75]*10000" office:value-type="float" office:value="28461.5384615385" calcext:value-type="float">
            <text:p>28461,538461538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[.A76]/(1-[.A76])" office:value-type="float" office:value="3" calcext:value-type="float">
            <text:p>3</text:p>
          </table:table-cell>
          <table:table-cell table:formula="of:=[.B76]*24" office:value-type="float" office:value="72" calcext:value-type="float">
            <text:p>72</text:p>
          </table:table-cell>
          <table:table-cell table:formula="of:=[.B76]*620" office:value-type="float" office:value="1860" calcext:value-type="float">
            <text:p>1860</text:p>
          </table:table-cell>
          <table:table-cell table:formula="of:=[.B76]*10000"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table:formula="of:=[.A77]/(1-[.A77])" office:value-type="float" office:value="3.16666666666667" calcext:value-type="float">
            <text:p>3,16666666666667</text:p>
          </table:table-cell>
          <table:table-cell table:formula="of:=[.B77]*24" office:value-type="float" office:value="76" calcext:value-type="float">
            <text:p>76</text:p>
          </table:table-cell>
          <table:table-cell table:formula="of:=[.B77]*620" office:value-type="float" office:value="1963.33333333333" calcext:value-type="float">
            <text:p>1963,33333333333</text:p>
          </table:table-cell>
          <table:table-cell table:formula="of:=[.B77]*10000" office:value-type="float" office:value="31666.6666666667" calcext:value-type="float">
            <text:p>31666,6666666667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table:formula="of:=[.A78]/(1-[.A78])" office:value-type="float" office:value="3.34782608695652" calcext:value-type="float">
            <text:p>3,34782608695652</text:p>
          </table:table-cell>
          <table:table-cell table:formula="of:=[.B78]*24" office:value-type="float" office:value="80.3478260869565" calcext:value-type="float">
            <text:p>80,3478260869565</text:p>
          </table:table-cell>
          <table:table-cell table:formula="of:=[.B78]*620" office:value-type="float" office:value="2075.65217391304" calcext:value-type="float">
            <text:p>2075,65217391304</text:p>
          </table:table-cell>
          <table:table-cell table:formula="of:=[.B78]*10000" office:value-type="float" office:value="33478.2608695652" calcext:value-type="float">
            <text:p>33478,2608695652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table:formula="of:=[.A79]/(1-[.A79])" office:value-type="float" office:value="3.54545454545455" calcext:value-type="float">
            <text:p>3,54545454545455</text:p>
          </table:table-cell>
          <table:table-cell table:formula="of:=[.B79]*24" office:value-type="float" office:value="85.0909090909091" calcext:value-type="float">
            <text:p>85,0909090909091</text:p>
          </table:table-cell>
          <table:table-cell table:formula="of:=[.B79]*620" office:value-type="float" office:value="2198.18181818182" calcext:value-type="float">
            <text:p>2198,18181818182</text:p>
          </table:table-cell>
          <table:table-cell table:formula="of:=[.B79]*10000" office:value-type="float" office:value="35454.5454545455" calcext:value-type="float">
            <text:p>35454,5454545455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table:formula="of:=[.A80]/(1-[.A80])" office:value-type="float" office:value="3.76190476190476" calcext:value-type="float">
            <text:p>3,76190476190476</text:p>
          </table:table-cell>
          <table:table-cell table:formula="of:=[.B80]*24" office:value-type="float" office:value="90.2857142857143" calcext:value-type="float">
            <text:p>90,2857142857143</text:p>
          </table:table-cell>
          <table:table-cell table:formula="of:=[.B80]*620" office:value-type="float" office:value="2332.38095238095" calcext:value-type="float">
            <text:p>2332,38095238095</text:p>
          </table:table-cell>
          <table:table-cell table:formula="of:=[.B80]*10000" office:value-type="float" office:value="37619.0476190476" calcext:value-type="float">
            <text:p>37619,047619047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A81]/(1-[.A81])" office:value-type="float" office:value="4" calcext:value-type="float">
            <text:p>4</text:p>
          </table:table-cell>
          <table:table-cell table:formula="of:=[.B81]*24" office:value-type="float" office:value="96" calcext:value-type="float">
            <text:p>96</text:p>
          </table:table-cell>
          <table:table-cell table:formula="of:=[.B81]*620" office:value-type="float" office:value="2480" calcext:value-type="float">
            <text:p>2480</text:p>
          </table:table-cell>
          <table:table-cell table:formula="of:=[.B81]*10000"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table:formula="of:=[.A82]/(1-[.A82])" office:value-type="float" office:value="4.26315789473684" calcext:value-type="float">
            <text:p>4,26315789473684</text:p>
          </table:table-cell>
          <table:table-cell table:formula="of:=[.B82]*24" office:value-type="float" office:value="102.315789473684" calcext:value-type="float">
            <text:p>102,315789473684</text:p>
          </table:table-cell>
          <table:table-cell table:formula="of:=[.B82]*620" office:value-type="float" office:value="2643.15789473684" calcext:value-type="float">
            <text:p>2643,15789473684</text:p>
          </table:table-cell>
          <table:table-cell table:formula="of:=[.B82]*10000" office:value-type="float" office:value="42631.5789473684" calcext:value-type="float">
            <text:p>42631,5789473684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table:formula="of:=[.A83]/(1-[.A83])" office:value-type="float" office:value="4.55555555555556" calcext:value-type="float">
            <text:p>4,55555555555556</text:p>
          </table:table-cell>
          <table:table-cell table:formula="of:=[.B83]*24" office:value-type="float" office:value="109.333333333333" calcext:value-type="float">
            <text:p>109,333333333333</text:p>
          </table:table-cell>
          <table:table-cell table:formula="of:=[.B83]*620" office:value-type="float" office:value="2824.44444444445" calcext:value-type="float">
            <text:p>2824,44444444445</text:p>
          </table:table-cell>
          <table:table-cell table:formula="of:=[.B83]*10000" office:value-type="float" office:value="45555.5555555556" calcext:value-type="float">
            <text:p>45555,5555555556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table:formula="of:=[.A84]/(1-[.A84])" office:value-type="float" office:value="4.88235294117647" calcext:value-type="float">
            <text:p>4,88235294117647</text:p>
          </table:table-cell>
          <table:table-cell table:formula="of:=[.B84]*24" office:value-type="float" office:value="117.176470588235" calcext:value-type="float">
            <text:p>117,176470588235</text:p>
          </table:table-cell>
          <table:table-cell table:formula="of:=[.B84]*620" office:value-type="float" office:value="3027.05882352941" calcext:value-type="float">
            <text:p>3027,05882352941</text:p>
          </table:table-cell>
          <table:table-cell table:formula="of:=[.B84]*10000" office:value-type="float" office:value="48823.5294117647" calcext:value-type="float">
            <text:p>48823,5294117647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table:formula="of:=[.A85]/(1-[.A85])" office:value-type="float" office:value="5.25" calcext:value-type="float">
            <text:p>5,25</text:p>
          </table:table-cell>
          <table:table-cell table:formula="of:=[.B85]*24" office:value-type="float" office:value="126" calcext:value-type="float">
            <text:p>126</text:p>
          </table:table-cell>
          <table:table-cell table:formula="of:=[.B85]*620" office:value-type="float" office:value="3255" calcext:value-type="float">
            <text:p>3255</text:p>
          </table:table-cell>
          <table:table-cell table:formula="of:=[.B85]*10000" office:value-type="float" office:value="52500" calcext:value-type="float">
            <text:p>52500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table:formula="of:=[.A86]/(1-[.A86])" office:value-type="float" office:value="5.66666666666667" calcext:value-type="float">
            <text:p>5,66666666666667</text:p>
          </table:table-cell>
          <table:table-cell table:formula="of:=[.B86]*24" office:value-type="float" office:value="136" calcext:value-type="float">
            <text:p>136</text:p>
          </table:table-cell>
          <table:table-cell table:formula="of:=[.B86]*620" office:value-type="float" office:value="3513.33333333333" calcext:value-type="float">
            <text:p>3513,33333333333</text:p>
          </table:table-cell>
          <table:table-cell table:formula="of:=[.B86]*10000" office:value-type="float" office:value="56666.6666666667" calcext:value-type="float">
            <text:p>56666,6666666667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table:formula="of:=[.A87]/(1-[.A87])" office:value-type="float" office:value="6.14285714285714" calcext:value-type="float">
            <text:p>6,14285714285714</text:p>
          </table:table-cell>
          <table:table-cell table:formula="of:=[.B87]*24" office:value-type="float" office:value="147.428571428571" calcext:value-type="float">
            <text:p>147,428571428571</text:p>
          </table:table-cell>
          <table:table-cell table:formula="of:=[.B87]*620" office:value-type="float" office:value="3808.57142857143" calcext:value-type="float">
            <text:p>3808,57142857143</text:p>
          </table:table-cell>
          <table:table-cell table:formula="of:=[.B87]*10000" office:value-type="float" office:value="61428.5714285714" calcext:value-type="float">
            <text:p>61428,5714285714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 table:formula="of:=[.A88]/(1-[.A88])" office:value-type="float" office:value="6.69230769230769" calcext:value-type="float">
            <text:p>6,69230769230769</text:p>
          </table:table-cell>
          <table:table-cell table:formula="of:=[.B88]*24" office:value-type="float" office:value="160.615384615385" calcext:value-type="float">
            <text:p>160,615384615385</text:p>
          </table:table-cell>
          <table:table-cell table:formula="of:=[.B88]*620" office:value-type="float" office:value="4149.23076923077" calcext:value-type="float">
            <text:p>4149,23076923077</text:p>
          </table:table-cell>
          <table:table-cell table:formula="of:=[.B88]*10000" office:value-type="float" office:value="66923.0769230769" calcext:value-type="float">
            <text:p>66923,0769230769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table:formula="of:=[.A89]/(1-[.A89])" office:value-type="float" office:value="7.33333333333333" calcext:value-type="float">
            <text:p>7,33333333333333</text:p>
          </table:table-cell>
          <table:table-cell table:formula="of:=[.B89]*24" office:value-type="float" office:value="176" calcext:value-type="float">
            <text:p>176</text:p>
          </table:table-cell>
          <table:table-cell table:formula="of:=[.B89]*620" office:value-type="float" office:value="4546.66666666667" calcext:value-type="float">
            <text:p>4546,66666666667</text:p>
          </table:table-cell>
          <table:table-cell table:formula="of:=[.B89]*10000" office:value-type="float" office:value="73333.3333333333" calcext:value-type="float">
            <text:p>73333,3333333333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table:formula="of:=[.A90]/(1-[.A90])" office:value-type="float" office:value="8.09090909090909" calcext:value-type="float">
            <text:p>8,09090909090909</text:p>
          </table:table-cell>
          <table:table-cell table:formula="of:=[.B90]*24" office:value-type="float" office:value="194.181818181818" calcext:value-type="float">
            <text:p>194,181818181818</text:p>
          </table:table-cell>
          <table:table-cell table:formula="of:=[.B90]*620" office:value-type="float" office:value="5016.36363636364" calcext:value-type="float">
            <text:p>5016,36363636364</text:p>
          </table:table-cell>
          <table:table-cell table:formula="of:=[.B90]*10000" office:value-type="float" office:value="80909.0909090909" calcext:value-type="float">
            <text:p>80909,0909090909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A91]/(1-[.A91])" office:value-type="float" office:value="9" calcext:value-type="float">
            <text:p>9</text:p>
          </table:table-cell>
          <table:table-cell table:formula="of:=[.B91]*24" office:value-type="float" office:value="216" calcext:value-type="float">
            <text:p>216</text:p>
          </table:table-cell>
          <table:table-cell table:formula="of:=[.B91]*620" office:value-type="float" office:value="5580" calcext:value-type="float">
            <text:p>5580</text:p>
          </table:table-cell>
          <table:table-cell table:formula="of:=[.B91]*10000"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table:formula="of:=[.A92]/(1-[.A92])" office:value-type="float" office:value="10.1111111111111" calcext:value-type="float">
            <text:p>10,1111111111111</text:p>
          </table:table-cell>
          <table:table-cell table:formula="of:=[.B92]*24" office:value-type="float" office:value="242.666666666667" calcext:value-type="float">
            <text:p>242,666666666667</text:p>
          </table:table-cell>
          <table:table-cell table:formula="of:=[.B92]*620" office:value-type="float" office:value="6268.88888888889" calcext:value-type="float">
            <text:p>6268,88888888889</text:p>
          </table:table-cell>
          <table:table-cell table:formula="of:=[.B92]*10000" office:value-type="float" office:value="101111.111111111" calcext:value-type="float">
            <text:p>101111,111111111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table:formula="of:=[.A93]/(1-[.A93])" office:value-type="float" office:value="11.5" calcext:value-type="float">
            <text:p>11,5</text:p>
          </table:table-cell>
          <table:table-cell table:formula="of:=[.B93]*24" office:value-type="float" office:value="276" calcext:value-type="float">
            <text:p>276</text:p>
          </table:table-cell>
          <table:table-cell table:formula="of:=[.B93]*620" office:value-type="float" office:value="7130" calcext:value-type="float">
            <text:p>7130</text:p>
          </table:table-cell>
          <table:table-cell table:formula="of:=[.B93]*10000" office:value-type="float" office:value="115000" calcext:value-type="float">
            <text:p>115000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table:formula="of:=[.A94]/(1-[.A94])" office:value-type="float" office:value="13.2857142857143" calcext:value-type="float">
            <text:p>13,2857142857143</text:p>
          </table:table-cell>
          <table:table-cell table:formula="of:=[.B94]*24" office:value-type="float" office:value="318.857142857143" calcext:value-type="float">
            <text:p>318,857142857143</text:p>
          </table:table-cell>
          <table:table-cell table:formula="of:=[.B94]*620" office:value-type="float" office:value="8237.14285714286" calcext:value-type="float">
            <text:p>8237,14285714286</text:p>
          </table:table-cell>
          <table:table-cell table:formula="of:=[.B94]*10000" office:value-type="float" office:value="132857.142857143" calcext:value-type="float">
            <text:p>132857,142857143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table:formula="of:=[.A95]/(1-[.A95])" office:value-type="float" office:value="15.6666666666667" calcext:value-type="float">
            <text:p>15,6666666666667</text:p>
          </table:table-cell>
          <table:table-cell table:formula="of:=[.B95]*24" office:value-type="float" office:value="376" calcext:value-type="float">
            <text:p>376</text:p>
          </table:table-cell>
          <table:table-cell table:formula="of:=[.B95]*620" office:value-type="float" office:value="9713.33333333334" calcext:value-type="float">
            <text:p>9713,33333333334</text:p>
          </table:table-cell>
          <table:table-cell table:formula="of:=[.B95]*10000" office:value-type="float" office:value="156666.666666667" calcext:value-type="float">
            <text:p>156666,666666667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[.A96]/(1-[.A96])" office:value-type="float" office:value="19" calcext:value-type="float">
            <text:p>19</text:p>
          </table:table-cell>
          <table:table-cell table:formula="of:=[.B96]*24" office:value-type="float" office:value="456.000000000001" calcext:value-type="float">
            <text:p>456,000000000001</text:p>
          </table:table-cell>
          <table:table-cell table:formula="of:=[.B96]*620" office:value-type="float" office:value="11780" calcext:value-type="float">
            <text:p>11780</text:p>
          </table:table-cell>
          <table:table-cell table:formula="of:=[.B96]*10000" office:value-type="float" office:value="190000" calcext:value-type="float">
            <text:p>190000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table:formula="of:=[.A97]/(1-[.A97])" office:value-type="float" office:value="24" calcext:value-type="float">
            <text:p>24</text:p>
          </table:table-cell>
          <table:table-cell table:formula="of:=[.B97]*24" office:value-type="float" office:value="576.000000000001" calcext:value-type="float">
            <text:p>576,000000000001</text:p>
          </table:table-cell>
          <table:table-cell table:formula="of:=[.B97]*620" office:value-type="float" office:value="14880" calcext:value-type="float">
            <text:p>14880</text:p>
          </table:table-cell>
          <table:table-cell table:formula="of:=[.B97]*10000" office:value-type="float" office:value="240000" calcext:value-type="float">
            <text:p>240000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table:formula="of:=[.A98]/(1-[.A98])" office:value-type="float" office:value="32.3333333333333" calcext:value-type="float">
            <text:p>32,3333333333333</text:p>
          </table:table-cell>
          <table:table-cell table:formula="of:=[.B98]*24" office:value-type="float" office:value="775.999999999999" calcext:value-type="float">
            <text:p>775,999999999999</text:p>
          </table:table-cell>
          <table:table-cell table:formula="of:=[.B98]*620" office:value-type="float" office:value="20046.6666666666" calcext:value-type="float">
            <text:p>20046,6666666666</text:p>
          </table:table-cell>
          <table:table-cell table:formula="of:=[.B98]*10000" office:value-type="float" office:value="323333.333333333" calcext:value-type="float">
            <text:p>323333,333333333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table:formula="of:=[.A99]/(1-[.A99])" office:value-type="float" office:value="49" calcext:value-type="float">
            <text:p>49</text:p>
          </table:table-cell>
          <table:table-cell table:formula="of:=[.B99]*24" office:value-type="float" office:value="1176" calcext:value-type="float">
            <text:p>1176</text:p>
          </table:table-cell>
          <table:table-cell table:formula="of:=[.B99]*620" office:value-type="float" office:value="30380" calcext:value-type="float">
            <text:p>30380</text:p>
          </table:table-cell>
          <table:table-cell table:formula="of:=[.B99]*10000" office:value-type="float" office:value="490000" calcext:value-type="float">
            <text:p>490000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table:formula="of:=[.A100]/(1-[.A100])" office:value-type="float" office:value="98.9999999999999" calcext:value-type="float">
            <text:p>98,9999999999999</text:p>
          </table:table-cell>
          <table:table-cell table:formula="of:=[.B100]*24" office:value-type="float" office:value="2376" calcext:value-type="float">
            <text:p>2376</text:p>
          </table:table-cell>
          <table:table-cell table:formula="of:=[.B100]*620" office:value-type="float" office:value="61379.9999999999" calcext:value-type="float">
            <text:p>61379,9999999999</text:p>
          </table:table-cell>
          <table:table-cell table:formula="of:=[.B100]*10000" office:value-type="float" office:value="989999.999999999" calcext:value-type="float">
            <text:p>989999,999999999</text:p>
          </table:table-cell>
        </table:table-row>
      </table:table>
      <table:table table:name="Arkusz1" table:style-name="ta1">
        <table:shapes>
          <draw:frame draw:z-index="0" draw:style-name="gr1" draw:text-style-name="P1" svg:width="174.01mm" svg:height="113.69mm" svg:x="183.39mm" svg:y="4.25mm">
            <draw:object draw:notify-on-update-of-ranges="Arkusz1.C2:Arkusz1.C15 Arkusz1.B3:Arkusz1.B3 Arkusz1.H2:Arkusz1.H15 Arkusz1.C17:Arkusz1.C30 Arkusz1.B17:Arkusz1.B17 Arkusz1.H17:Arkusz1.H30 Arkusz1.C32:Arkusz1.C45 Arkusz1.B32:Arkusz1.B32 Arkusz1.H32:Arkusz1.H45 Arkusz1.C47:Arkusz1.C60 Arkusz1.B47:Arkusz1.B47 Arkusz1.H47:Arkusz1.H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4.01mm" svg:height="113.69mm" svg:x="180.09mm" svg:y="126.97mm">
            <draw:object draw:notify-on-update-of-ranges="Arkusz1.C2:Arkusz1.C15 Arkusz1.B3:Arkusz1.B3 Arkusz1.F2:Arkusz1.F15 Arkusz1.C17:Arkusz1.C30 Arkusz1.B17:Arkusz1.B17 Arkusz1.F17:Arkusz1.F30 Arkusz1.C32:Arkusz1.C45 Arkusz1.B32:Arkusz1.B32 Arkusz1.F32:Arkusz1.F45 Arkusz1.C47:Arkusz1.C60 Arkusz1.B47:Arkusz1.B47 Arkusz1.F47:Arkusz1.F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Zasilanie [V]</text:p>
          </table:table-cell>
          <table:table-cell table:style-name="Default" office:value-type="string" calcext:value-type="string">
            <text:p>Rmeas[ohm]</text:p>
          </table:table-cell>
          <table:table-cell office:value-type="string" calcext:value-type="string">
            <text:p>Rload[ohm]</text:p>
          </table:table-cell>
          <table:table-cell table:style-name="Default" office:value-type="string" calcext:value-type="string">
            <text:p>Uload[V]</text:p>
          </table:table-cell>
          <table:table-cell table:style-name="Default" office:value-type="string" calcext:value-type="string">
            <text:p>Umeas[V]</text:p>
          </table:table-cell>
          <table:table-cell table:style-name="Default" office:value-type="string" calcext:value-type="string">
            <text:p>Imeas[A]</text:p>
          </table:table-cell>
          <table:table-cell table:style-name="Default" office:value-type="string" calcext:value-type="string">
            <text:p>Iload[A]</text:p>
          </table:table-cell>
          <table:table-cell table:style-name="Default" office:value-type="string" calcext:value-type="string">
            <text:p>Uload/Zasilanie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table:formula="of:=[.C2]/([.C2]+[.B2])*[.A2]" office:value-type="float" office:value="1.65" calcext:value-type="float">
            <text:p>1,65</text:p>
          </table:table-cell>
          <table:table-cell table:formula="of:=[.B2]/([.C2]+[.B2])*[.A2]" office:value-type="float" office:value="1.65" calcext:value-type="float">
            <text:p>1,65</text:p>
          </table:table-cell>
          <table:table-cell table:formula="of:=[.E2]/[.B2]" office:value-type="float" office:value="1.65" calcext:value-type="float">
            <text:p>1,65000000</text:p>
          </table:table-cell>
          <table:table-cell table:formula="of:=[.D2]/[.C2]" office:value-type="float" office:value="1.65" calcext:value-type="float">
            <text:p>1,65000000</text:p>
          </table:table-cell>
          <table:table-cell table:formula="of:=[.D2]/[.A2]" office:value-type="float" office:value="0.5" calcext:value-type="float">
            <text:p>0,5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</text:p>
          </table:table-cell>
          <table:table-cell table:formula="of:=[.C3]/([.C3]+[.B3])*[.A3]" office:value-type="float" office:value="2.75" calcext:value-type="float">
            <text:p>2,75</text:p>
          </table:table-cell>
          <table:table-cell table:formula="of:=[.B3]/([.C3]+[.B3])*[.A3]" office:value-type="float" office:value="0.55" calcext:value-type="float">
            <text:p>0,55</text:p>
          </table:table-cell>
          <table:table-cell table:formula="of:=[.E3]/[.B3]" office:value-type="float" office:value="0.55" calcext:value-type="float">
            <text:p>0,55000000</text:p>
          </table:table-cell>
          <table:table-cell table:formula="of:=[.D3]/[.C3]" office:value-type="float" office:value="0.55" calcext:value-type="float">
            <text:p>0,55000000</text:p>
          </table:table-cell>
          <table:table-cell table:formula="of:=[.D3]/[.A3]" office:value-type="float" office:value="0.833333333333333" calcext:value-type="float">
            <text:p>0,83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,00</text:p>
          </table:table-cell>
          <table:table-cell office:value-type="float" office:value="10" calcext:value-type="float">
            <text:p>10</text:p>
          </table:table-cell>
          <table:table-cell table:formula="of:=[.C4]/([.C4]+[.B4])*[.A4]" office:value-type="float" office:value="3" calcext:value-type="float">
            <text:p>3,00</text:p>
          </table:table-cell>
          <table:table-cell table:formula="of:=[.B4]/([.C4]+[.B4])*[.A4]" office:value-type="float" office:value="0.3" calcext:value-type="float">
            <text:p>0,30</text:p>
          </table:table-cell>
          <table:table-cell table:formula="of:=[.E4]/[.B4]" office:value-type="float" office:value="0.3" calcext:value-type="float">
            <text:p>0,30000000</text:p>
          </table:table-cell>
          <table:table-cell table:formula="of:=[.D4]/[.C4]" office:value-type="float" office:value="0.3" calcext:value-type="float">
            <text:p>0,30000000</text:p>
          </table:table-cell>
          <table:table-cell table:formula="of:=[.D4]/[.A4]" office:value-type="float" office:value="0.909090909090909" calcext:value-type="float">
            <text:p>0,91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,00</text:p>
          </table:table-cell>
          <table:table-cell office:value-type="float" office:value="50" calcext:value-type="float">
            <text:p>50</text:p>
          </table:table-cell>
          <table:table-cell table:formula="of:=[.C5]/([.C5]+[.B5])*[.A5]" office:value-type="float" office:value="3.23529411764706" calcext:value-type="float">
            <text:p>3,24</text:p>
          </table:table-cell>
          <table:table-cell table:formula="of:=[.B5]/([.C5]+[.B5])*[.A5]" office:value-type="float" office:value="0.0647058823529412" calcext:value-type="float">
            <text:p>0,06</text:p>
          </table:table-cell>
          <table:table-cell table:formula="of:=[.E5]/[.B5]" office:value-type="float" office:value="0.0647058823529412" calcext:value-type="float">
            <text:p>0,06470588</text:p>
          </table:table-cell>
          <table:table-cell table:formula="of:=[.D5]/[.C5]" office:value-type="float" office:value="0.0647058823529412" calcext:value-type="float">
            <text:p>0,06470588</text:p>
          </table:table-cell>
          <table:table-cell table:formula="of:=[.D5]/[.A5]" office:value-type="float" office:value="0.980392156862745" calcext:value-type="float">
            <text:p>0,98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,00</text:p>
          </table:table-cell>
          <table:table-cell office:value-type="float" office:value="100" calcext:value-type="float">
            <text:p>100</text:p>
          </table:table-cell>
          <table:table-cell table:formula="of:=[.C6]/([.C6]+[.B6])*[.A6]" office:value-type="float" office:value="3.26732673267327" calcext:value-type="float">
            <text:p>3,27</text:p>
          </table:table-cell>
          <table:table-cell table:formula="of:=[.B6]/([.C6]+[.B6])*[.A6]" office:value-type="float" office:value="0.0326732673267327" calcext:value-type="float">
            <text:p>0,03</text:p>
          </table:table-cell>
          <table:table-cell table:formula="of:=[.E6]/[.B6]" office:value-type="float" office:value="0.0326732673267327" calcext:value-type="float">
            <text:p>0,03267327</text:p>
          </table:table-cell>
          <table:table-cell table:formula="of:=[.D6]/[.C6]" office:value-type="float" office:value="0.0326732673267327" calcext:value-type="float">
            <text:p>0,03267327</text:p>
          </table:table-cell>
          <table:table-cell table:formula="of:=[.D6]/[.A6]" office:value-type="float" office:value="0.99009900990099" calcext:value-type="float">
            <text:p>0,99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,00</text:p>
          </table:table-cell>
          <table:table-cell office:value-type="float" office:value="500" calcext:value-type="float">
            <text:p>500</text:p>
          </table:table-cell>
          <table:table-cell table:formula="of:=[.C7]/([.C7]+[.B7])*[.A7]" office:value-type="float" office:value="3.29341317365269" calcext:value-type="float">
            <text:p>3,29</text:p>
          </table:table-cell>
          <table:table-cell table:formula="of:=[.B7]/([.C7]+[.B7])*[.A7]" office:value-type="float" office:value="0.00658682634730539" calcext:value-type="float">
            <text:p>0,01</text:p>
          </table:table-cell>
          <table:table-cell table:formula="of:=[.E7]/[.B7]" office:value-type="float" office:value="0.00658682634730539" calcext:value-type="float">
            <text:p>0,00658683</text:p>
          </table:table-cell>
          <table:table-cell table:formula="of:=[.D7]/[.C7]" office:value-type="float" office:value="0.00658682634730539" calcext:value-type="float">
            <text:p>0,00658683</text:p>
          </table:table-cell>
          <table:table-cell table:formula="of:=[.D7]/[.A7]" office:value-type="float" office:value="0.998003992015968" calcext:value-type="float">
            <text:p>1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,00</text:p>
          </table:table-cell>
          <table:table-cell office:value-type="float" office:value="1000" calcext:value-type="float">
            <text:p>1000</text:p>
          </table:table-cell>
          <table:table-cell table:formula="of:=[.C8]/([.C8]+[.B8])*[.A8]" office:value-type="float" office:value="3.2967032967033" calcext:value-type="float">
            <text:p>3,30</text:p>
          </table:table-cell>
          <table:table-cell table:formula="of:=[.B8]/([.C8]+[.B8])*[.A8]" office:value-type="float" office:value="0.0032967032967033" calcext:value-type="float">
            <text:p>0,00</text:p>
          </table:table-cell>
          <table:table-cell table:formula="of:=[.E8]/[.B8]" office:value-type="float" office:value="0.0032967032967033" calcext:value-type="float">
            <text:p>0,00329670</text:p>
          </table:table-cell>
          <table:table-cell table:formula="of:=[.D8]/[.C8]" office:value-type="float" office:value="0.0032967032967033" calcext:value-type="float">
            <text:p>0,00329670</text:p>
          </table:table-cell>
          <table:table-cell table:formula="of:=[.D8]/[.A8]" office:value-type="float" office:value="0.999000999000999" calcext:value-type="float">
            <text:p>1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,00</text:p>
          </table:table-cell>
          <table:table-cell office:value-type="float" office:value="5000" calcext:value-type="float">
            <text:p>5000</text:p>
          </table:table-cell>
          <table:table-cell table:formula="of:=[.C9]/([.C9]+[.B9])*[.A9]" office:value-type="float" office:value="3.29934013197361" calcext:value-type="float">
            <text:p>3,30</text:p>
          </table:table-cell>
          <table:table-cell table:formula="of:=[.B9]/([.C9]+[.B9])*[.A9]" office:value-type="float" office:value="0.000659868026394721" calcext:value-type="float">
            <text:p>0,00</text:p>
          </table:table-cell>
          <table:table-cell table:formula="of:=[.E9]/[.B9]" office:value-type="float" office:value="0.000659868026394721" calcext:value-type="float">
            <text:p>0,00065987</text:p>
          </table:table-cell>
          <table:table-cell table:formula="of:=[.D9]/[.C9]" office:value-type="float" office:value="0.000659868026394721" calcext:value-type="float">
            <text:p>0,00065987</text:p>
          </table:table-cell>
          <table:table-cell table:formula="of:=[.D9]/[.A9]" office:value-type="float" office:value="0.999800039992002" calcext:value-type="float">
            <text:p>1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,00</text:p>
          </table:table-cell>
          <table:table-cell office:value-type="float" office:value="10000" calcext:value-type="float">
            <text:p>10000</text:p>
          </table:table-cell>
          <table:table-cell table:formula="of:=[.C10]/([.C10]+[.B10])*[.A10]" office:value-type="float" office:value="3.2996700329967" calcext:value-type="float">
            <text:p>3,30</text:p>
          </table:table-cell>
          <table:table-cell table:formula="of:=[.B10]/([.C10]+[.B10])*[.A10]" office:value-type="float" office:value="0.00032996700329967" calcext:value-type="float">
            <text:p>0,00</text:p>
          </table:table-cell>
          <table:table-cell table:formula="of:=[.E10]/[.B10]" office:value-type="float" office:value="0.00032996700329967" calcext:value-type="float">
            <text:p>0,00032997</text:p>
          </table:table-cell>
          <table:table-cell table:formula="of:=[.D10]/[.C10]" office:value-type="float" office:value="0.00032996700329967" calcext:value-type="float">
            <text:p>0,00032997</text:p>
          </table:table-cell>
          <table:table-cell table:formula="of:=[.D10]/[.A10]" office:value-type="float" office:value="0.999900009999" calcext:value-type="float">
            <text:p>1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,00</text:p>
          </table:table-cell>
          <table:table-cell office:value-type="float" office:value="50000" calcext:value-type="float">
            <text:p>50000</text:p>
          </table:table-cell>
          <table:table-cell table:formula="of:=[.C11]/([.C11]+[.B11])*[.A11]" office:value-type="float" office:value="3.29993400131997" calcext:value-type="float">
            <text:p>3,30</text:p>
          </table:table-cell>
          <table:table-cell table:formula="of:=[.B11]/([.C11]+[.B11])*[.A11]" office:value-type="float" office:value="0.0000659986800263995" calcext:value-type="float">
            <text:p>0,00</text:p>
          </table:table-cell>
          <table:table-cell table:formula="of:=[.E11]/[.B11]" office:value-type="float" office:value="0.0000659986800263995" calcext:value-type="float">
            <text:p>0,00006600</text:p>
          </table:table-cell>
          <table:table-cell table:formula="of:=[.D11]/[.C11]" office:value-type="float" office:value="0.0000659986800263995" calcext:value-type="float">
            <text:p>0,00006600</text:p>
          </table:table-cell>
          <table:table-cell table:formula="of:=[.D11]/[.A11]" office:value-type="float" office:value="0.999980000399992" calcext:value-type="float">
            <text:p>1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,00</text:p>
          </table:table-cell>
          <table:table-cell office:value-type="float" office:value="100000" calcext:value-type="float">
            <text:p>100000</text:p>
          </table:table-cell>
          <table:table-cell table:formula="of:=[.C12]/([.C12]+[.B12])*[.A12]" office:value-type="float" office:value="3.29996700033" calcext:value-type="float">
            <text:p>3,30</text:p>
          </table:table-cell>
          <table:table-cell table:formula="of:=[.B12]/([.C12]+[.B12])*[.A12]" office:value-type="float" office:value="0.0000329996700033" calcext:value-type="float">
            <text:p>0,00</text:p>
          </table:table-cell>
          <table:table-cell table:formula="of:=[.E12]/[.B12]" office:value-type="float" office:value="0.0000329996700033" calcext:value-type="float">
            <text:p>0,00003300</text:p>
          </table:table-cell>
          <table:table-cell table:formula="of:=[.D12]/[.C12]" office:value-type="float" office:value="0.0000329996700033" calcext:value-type="float">
            <text:p>0,00003300</text:p>
          </table:table-cell>
          <table:table-cell table:formula="of:=[.D12]/[.A12]" office:value-type="float" office:value="0.999990000099999" calcext:value-type="float">
            <text:p>1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,00</text:p>
          </table:table-cell>
          <table:table-cell office:value-type="float" office:value="500000" calcext:value-type="float">
            <text:p>500000</text:p>
          </table:table-cell>
          <table:table-cell table:formula="of:=[.C13]/([.C13]+[.B13])*[.A13]" office:value-type="float" office:value="3.2999934000132" calcext:value-type="float">
            <text:p>3,30</text:p>
          </table:table-cell>
          <table:table-cell table:formula="of:=[.B13]/([.C13]+[.B13])*[.A13]" office:value-type="float" office:value="0.0000065999868000264" calcext:value-type="float">
            <text:p>0,00</text:p>
          </table:table-cell>
          <table:table-cell table:formula="of:=[.E13]/[.B13]" office:value-type="float" office:value="0.0000065999868000264" calcext:value-type="float">
            <text:p>0,00000660</text:p>
          </table:table-cell>
          <table:table-cell table:formula="of:=[.D13]/[.C13]" office:value-type="float" office:value="0.0000065999868000264" calcext:value-type="float">
            <text:p>0,00000660</text:p>
          </table:table-cell>
          <table:table-cell table:formula="of:=[.D13]/[.A13]" office:value-type="float" office:value="0.999998000004" calcext:value-type="float">
            <text:p>1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,00</text:p>
          </table:table-cell>
          <table:table-cell office:value-type="float" office:value="1000000" calcext:value-type="float">
            <text:p>1000000</text:p>
          </table:table-cell>
          <table:table-cell table:formula="of:=[.C14]/([.C14]+[.B14])*[.A14]" office:value-type="float" office:value="3.2999967000033" calcext:value-type="float">
            <text:p>3,30</text:p>
          </table:table-cell>
          <table:table-cell table:formula="of:=[.B14]/([.C14]+[.B14])*[.A14]" office:value-type="float" office:value="0.0000032999967000033" calcext:value-type="float">
            <text:p>0,00</text:p>
          </table:table-cell>
          <table:table-cell table:formula="of:=[.E14]/[.B14]" office:value-type="float" office:value="0.0000032999967000033" calcext:value-type="float">
            <text:p>0,00000330</text:p>
          </table:table-cell>
          <table:table-cell table:formula="of:=[.D14]/[.C14]" office:value-type="float" office:value="0.0000032999967000033" calcext:value-type="float">
            <text:p>0,00000330</text:p>
          </table:table-cell>
          <table:table-cell table:formula="of:=[.D14]/[.A14]" office:value-type="float" office:value="0.999999000001" calcext:value-type="float">
            <text:p>1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,00</text:p>
          </table:table-cell>
          <table:table-cell office:value-type="float" office:value="5000000" calcext:value-type="float">
            <text:p>5000000</text:p>
          </table:table-cell>
          <table:table-cell table:formula="of:=[.C15]/([.C15]+[.B15])*[.A15]" office:value-type="float" office:value="3.29999934000013" calcext:value-type="float">
            <text:p>3,30</text:p>
          </table:table-cell>
          <table:table-cell table:formula="of:=[.B15]/([.C15]+[.B15])*[.A15]" office:value-type="float" office:value="0.000000659999868000026" calcext:value-type="float">
            <text:p>0,00</text:p>
          </table:table-cell>
          <table:table-cell table:formula="of:=[.E15]/[.B15]" office:value-type="float" office:value="0.000000659999868000026" calcext:value-type="float">
            <text:p>0,00000066</text:p>
          </table:table-cell>
          <table:table-cell table:formula="of:=[.D15]/[.C15]" office:value-type="float" office:value="0.000000659999868000026" calcext:value-type="float">
            <text:p>0,00000066</text:p>
          </table:table-cell>
          <table:table-cell table:formula="of:=[.D15]/[.A15]" office:value-type="float" office:value="0.99999980000004" calcext:value-type="float">
            <text:p>1,0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formula="of:=[.D16]/[.A16]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4" calcext:value-type="float">
            <text:p>24,00</text:p>
          </table:table-cell>
          <table:table-cell office:value-type="float" office:value="1" calcext:value-type="float">
            <text:p>1</text:p>
          </table:table-cell>
          <table:table-cell table:formula="of:=[.C17]/([.C17]+[.B17])*[.A17]" office:value-type="float" office:value="0.132" calcext:value-type="float">
            <text:p>0,13</text:p>
          </table:table-cell>
          <table:table-cell table:formula="of:=[.B17]/([.C17]+[.B17])*[.A17]" office:value-type="float" office:value="3.168" calcext:value-type="float">
            <text:p>3,17</text:p>
          </table:table-cell>
          <table:table-cell table:formula="of:=[.E17]/[.B17]" office:value-type="float" office:value="0.132" calcext:value-type="float">
            <text:p>0,13200000</text:p>
          </table:table-cell>
          <table:table-cell table:formula="of:=[.D17]/[.C17]" office:value-type="float" office:value="0.132" calcext:value-type="float">
            <text:p>0,13200000</text:p>
          </table:table-cell>
          <table:table-cell table:formula="of:=[.D17]/[.A17]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4" calcext:value-type="float">
            <text:p>24,00</text:p>
          </table:table-cell>
          <table:table-cell office:value-type="float" office:value="5" calcext:value-type="float">
            <text:p>5</text:p>
          </table:table-cell>
          <table:table-cell table:formula="of:=[.C18]/([.C18]+[.B18])*[.A18]" office:value-type="float" office:value="0.568965517241379" calcext:value-type="float">
            <text:p>0,57</text:p>
          </table:table-cell>
          <table:table-cell table:formula="of:=[.B18]/([.C18]+[.B18])*[.A18]" office:value-type="float" office:value="2.73103448275862" calcext:value-type="float">
            <text:p>2,73</text:p>
          </table:table-cell>
          <table:table-cell table:formula="of:=[.E18]/[.B18]" office:value-type="float" office:value="0.113793103448276" calcext:value-type="float">
            <text:p>0,11379310</text:p>
          </table:table-cell>
          <table:table-cell table:formula="of:=[.D18]/[.C18]" office:value-type="float" office:value="0.113793103448276" calcext:value-type="float">
            <text:p>0,11379310</text:p>
          </table:table-cell>
          <table:table-cell table:formula="of:=[.D18]/[.A18]" office:value-type="float" office:value="0.172413793103448" calcext:value-type="float">
            <text:p>0,17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4" calcext:value-type="float">
            <text:p>24,00</text:p>
          </table:table-cell>
          <table:table-cell office:value-type="float" office:value="10" calcext:value-type="float">
            <text:p>10</text:p>
          </table:table-cell>
          <table:table-cell table:formula="of:=[.C19]/([.C19]+[.B19])*[.A19]" office:value-type="float" office:value="0.970588235294118" calcext:value-type="float">
            <text:p>0,97</text:p>
          </table:table-cell>
          <table:table-cell table:formula="of:=[.B19]/([.C19]+[.B19])*[.A19]" office:value-type="float" office:value="2.32941176470588" calcext:value-type="float">
            <text:p>2,33</text:p>
          </table:table-cell>
          <table:table-cell table:formula="of:=[.E19]/[.B19]" office:value-type="float" office:value="0.0970588235294118" calcext:value-type="float">
            <text:p>0,09705882</text:p>
          </table:table-cell>
          <table:table-cell table:formula="of:=[.D19]/[.C19]" office:value-type="float" office:value="0.0970588235294118" calcext:value-type="float">
            <text:p>0,09705882</text:p>
          </table:table-cell>
          <table:table-cell table:formula="of:=[.D19]/[.A19]" office:value-type="float" office:value="0.294117647058823" calcext:value-type="float">
            <text:p>0,29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4" calcext:value-type="float">
            <text:p>24,00</text:p>
          </table:table-cell>
          <table:table-cell office:value-type="float" office:value="50" calcext:value-type="float">
            <text:p>50</text:p>
          </table:table-cell>
          <table:table-cell table:formula="of:=[.C20]/([.C20]+[.B20])*[.A20]" office:value-type="float" office:value="2.22972972972973" calcext:value-type="float">
            <text:p>2,23</text:p>
          </table:table-cell>
          <table:table-cell table:formula="of:=[.B20]/([.C20]+[.B20])*[.A20]" office:value-type="float" office:value="1.07027027027027" calcext:value-type="float">
            <text:p>1,07</text:p>
          </table:table-cell>
          <table:table-cell table:formula="of:=[.E20]/[.B20]" office:value-type="float" office:value="0.0445945945945946" calcext:value-type="float">
            <text:p>0,04459459</text:p>
          </table:table-cell>
          <table:table-cell table:formula="of:=[.D20]/[.C20]" office:value-type="float" office:value="0.0445945945945946" calcext:value-type="float">
            <text:p>0,04459459</text:p>
          </table:table-cell>
          <table:table-cell table:formula="of:=[.D20]/[.A20]" office:value-type="float" office:value="0.675675675675676" calcext:value-type="float">
            <text:p>0,68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4" calcext:value-type="float">
            <text:p>24,00</text:p>
          </table:table-cell>
          <table:table-cell office:value-type="float" office:value="100" calcext:value-type="float">
            <text:p>100</text:p>
          </table:table-cell>
          <table:table-cell table:formula="of:=[.C21]/([.C21]+[.B21])*[.A21]" office:value-type="float" office:value="2.66129032258064" calcext:value-type="float">
            <text:p>2,66</text:p>
          </table:table-cell>
          <table:table-cell table:formula="of:=[.B21]/([.C21]+[.B21])*[.A21]" office:value-type="float" office:value="0.638709677419355" calcext:value-type="float">
            <text:p>0,64</text:p>
          </table:table-cell>
          <table:table-cell table:formula="of:=[.E21]/[.B21]" office:value-type="float" office:value="0.0266129032258064" calcext:value-type="float">
            <text:p>0,02661290</text:p>
          </table:table-cell>
          <table:table-cell table:formula="of:=[.D21]/[.C21]" office:value-type="float" office:value="0.0266129032258064" calcext:value-type="float">
            <text:p>0,02661290</text:p>
          </table:table-cell>
          <table:table-cell table:formula="of:=[.D21]/[.A21]" office:value-type="float" office:value="0.806451612903226" calcext:value-type="float">
            <text:p>0,81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4" calcext:value-type="float">
            <text:p>24,00</text:p>
          </table:table-cell>
          <table:table-cell office:value-type="float" office:value="500" calcext:value-type="float">
            <text:p>500</text:p>
          </table:table-cell>
          <table:table-cell table:formula="of:=[.C22]/([.C22]+[.B22])*[.A22]" office:value-type="float" office:value="3.14885496183206" calcext:value-type="float">
            <text:p>3,15</text:p>
          </table:table-cell>
          <table:table-cell table:formula="of:=[.B22]/([.C22]+[.B22])*[.A22]" office:value-type="float" office:value="0.151145038167939" calcext:value-type="float">
            <text:p>0,15</text:p>
          </table:table-cell>
          <table:table-cell table:formula="of:=[.E22]/[.B22]" office:value-type="float" office:value="0.00629770992366412" calcext:value-type="float">
            <text:p>0,00629771</text:p>
          </table:table-cell>
          <table:table-cell table:formula="of:=[.D22]/[.C22]" office:value-type="float" office:value="0.00629770992366412" calcext:value-type="float">
            <text:p>0,00629771</text:p>
          </table:table-cell>
          <table:table-cell table:formula="of:=[.D22]/[.A22]" office:value-type="float" office:value="0.954198473282443" calcext:value-type="float">
            <text:p>0,95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4" calcext:value-type="float">
            <text:p>24,00</text:p>
          </table:table-cell>
          <table:table-cell office:value-type="float" office:value="1000" calcext:value-type="float">
            <text:p>1000</text:p>
          </table:table-cell>
          <table:table-cell table:formula="of:=[.C23]/([.C23]+[.B23])*[.A23]" office:value-type="float" office:value="3.22265625" calcext:value-type="float">
            <text:p>3,22</text:p>
          </table:table-cell>
          <table:table-cell table:formula="of:=[.B23]/([.C23]+[.B23])*[.A23]" office:value-type="float" office:value="0.07734375" calcext:value-type="float">
            <text:p>0,08</text:p>
          </table:table-cell>
          <table:table-cell table:formula="of:=[.E23]/[.B23]" office:value-type="float" office:value="0.00322265625" calcext:value-type="float">
            <text:p>0,00322266</text:p>
          </table:table-cell>
          <table:table-cell table:formula="of:=[.D23]/[.C23]" office:value-type="float" office:value="0.00322265625" calcext:value-type="float">
            <text:p>0,00322266</text:p>
          </table:table-cell>
          <table:table-cell table:formula="of:=[.D23]/[.A23]" office:value-type="float" office:value="0.9765625" calcext:value-type="float">
            <text:p>0,98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4" calcext:value-type="float">
            <text:p>24,00</text:p>
          </table:table-cell>
          <table:table-cell office:value-type="float" office:value="5000" calcext:value-type="float">
            <text:p>5000</text:p>
          </table:table-cell>
          <table:table-cell table:formula="of:=[.C24]/([.C24]+[.B24])*[.A24]" office:value-type="float" office:value="3.28423566878981" calcext:value-type="float">
            <text:p>3,28</text:p>
          </table:table-cell>
          <table:table-cell table:formula="of:=[.B24]/([.C24]+[.B24])*[.A24]" office:value-type="float" office:value="0.0157643312101911" calcext:value-type="float">
            <text:p>0,02</text:p>
          </table:table-cell>
          <table:table-cell table:formula="of:=[.E24]/[.B24]" office:value-type="float" office:value="0.000656847133757962" calcext:value-type="float">
            <text:p>0,00065685</text:p>
          </table:table-cell>
          <table:table-cell table:formula="of:=[.D24]/[.C24]" office:value-type="float" office:value="0.000656847133757962" calcext:value-type="float">
            <text:p>0,00065685</text:p>
          </table:table-cell>
          <table:table-cell table:formula="of:=[.D24]/[.A24]" office:value-type="float" office:value="0.995222929936306" calcext:value-type="float">
            <text:p>1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4" calcext:value-type="float">
            <text:p>24,00</text:p>
          </table:table-cell>
          <table:table-cell office:value-type="float" office:value="10000" calcext:value-type="float">
            <text:p>10000</text:p>
          </table:table-cell>
          <table:table-cell table:formula="of:=[.C25]/([.C25]+[.B25])*[.A25]" office:value-type="float" office:value="3.29209896249002" calcext:value-type="float">
            <text:p>3,29</text:p>
          </table:table-cell>
          <table:table-cell table:formula="of:=[.B25]/([.C25]+[.B25])*[.A25]" office:value-type="float" office:value="0.00790103750997606" calcext:value-type="float">
            <text:p>0,01</text:p>
          </table:table-cell>
          <table:table-cell table:formula="of:=[.E25]/[.B25]" office:value-type="float" office:value="0.000329209896249002" calcext:value-type="float">
            <text:p>0,00032921</text:p>
          </table:table-cell>
          <table:table-cell table:formula="of:=[.D25]/[.C25]" office:value-type="float" office:value="0.000329209896249002" calcext:value-type="float">
            <text:p>0,00032921</text:p>
          </table:table-cell>
          <table:table-cell table:formula="of:=[.D25]/[.A25]" office:value-type="float" office:value="0.997605746209098" calcext:value-type="float">
            <text:p>1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4" calcext:value-type="float">
            <text:p>24,00</text:p>
          </table:table-cell>
          <table:table-cell office:value-type="float" office:value="50000" calcext:value-type="float">
            <text:p>50000</text:p>
          </table:table-cell>
          <table:table-cell table:formula="of:=[.C26]/([.C26]+[.B26])*[.A26]" office:value-type="float" office:value="3.29841675995522" calcext:value-type="float">
            <text:p>3,30</text:p>
          </table:table-cell>
          <table:table-cell table:formula="of:=[.B26]/([.C26]+[.B26])*[.A26]" office:value-type="float" office:value="0.00158324004477851" calcext:value-type="float">
            <text:p>0,00</text:p>
          </table:table-cell>
          <table:table-cell table:formula="of:=[.E26]/[.B26]" office:value-type="float" office:value="0.0000659683351991044" calcext:value-type="float">
            <text:p>0,00006597</text:p>
          </table:table-cell>
          <table:table-cell table:formula="of:=[.D26]/[.C26]" office:value-type="float" office:value="0.0000659683351991044" calcext:value-type="float">
            <text:p>0,00006597</text:p>
          </table:table-cell>
          <table:table-cell table:formula="of:=[.D26]/[.A26]" office:value-type="float" office:value="0.999520230289461" calcext:value-type="float">
            <text:p>1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4" calcext:value-type="float">
            <text:p>24,00</text:p>
          </table:table-cell>
          <table:table-cell office:value-type="float" office:value="100000" calcext:value-type="float">
            <text:p>100000</text:p>
          </table:table-cell>
          <table:table-cell table:formula="of:=[.C27]/([.C27]+[.B27])*[.A27]" office:value-type="float" office:value="3.29920819003439" calcext:value-type="float">
            <text:p>3,30</text:p>
          </table:table-cell>
          <table:table-cell table:formula="of:=[.B27]/([.C27]+[.B27])*[.A27]" office:value-type="float" office:value="0.000791809965608254" calcext:value-type="float">
            <text:p>0,00</text:p>
          </table:table-cell>
          <table:table-cell table:formula="of:=[.E27]/[.B27]" office:value-type="float" office:value="0.0000329920819003439" calcext:value-type="float">
            <text:p>0,00003299</text:p>
          </table:table-cell>
          <table:table-cell table:formula="of:=[.D27]/[.C27]" office:value-type="float" office:value="0.0000329920819003439" calcext:value-type="float">
            <text:p>0,00003299</text:p>
          </table:table-cell>
          <table:table-cell table:formula="of:=[.D27]/[.A27]" office:value-type="float" office:value="0.999760057586179" calcext:value-type="float">
            <text:p>1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4" calcext:value-type="float">
            <text:p>24,00</text:p>
          </table:table-cell>
          <table:table-cell office:value-type="float" office:value="500000" calcext:value-type="float">
            <text:p>500000</text:p>
          </table:table-cell>
          <table:table-cell table:formula="of:=[.C28]/([.C28]+[.B28])*[.A28]" office:value-type="float" office:value="3.29984160760283" calcext:value-type="float">
            <text:p>3,30</text:p>
          </table:table-cell>
          <table:table-cell table:formula="of:=[.B28]/([.C28]+[.B28])*[.A28]" office:value-type="float" office:value="0.000158392397164936" calcext:value-type="float">
            <text:p>0,00</text:p>
          </table:table-cell>
          <table:table-cell table:formula="of:=[.E28]/[.B28]" office:value-type="float" office:value="0.00000659968321520567" calcext:value-type="float">
            <text:p>0,00000660</text:p>
          </table:table-cell>
          <table:table-cell table:formula="of:=[.D28]/[.C28]" office:value-type="float" office:value="0.00000659968321520567" calcext:value-type="float">
            <text:p>0,00000660</text:p>
          </table:table-cell>
          <table:table-cell table:formula="of:=[.D28]/[.A28]" office:value-type="float" office:value="0.999952002303889" calcext:value-type="float">
            <text:p>1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4" calcext:value-type="float">
            <text:p>24,00</text:p>
          </table:table-cell>
          <table:table-cell office:value-type="float" office:value="1000000" calcext:value-type="float">
            <text:p>1000000</text:p>
          </table:table-cell>
          <table:table-cell table:formula="of:=[.C29]/([.C29]+[.B29])*[.A29]" office:value-type="float" office:value="3.29992080190075" calcext:value-type="float">
            <text:p>3,30</text:p>
          </table:table-cell>
          <table:table-cell table:formula="of:=[.B29]/([.C29]+[.B29])*[.A29]" office:value-type="float" office:value="0.0000791980992456181" calcext:value-type="float">
            <text:p>0,00</text:p>
          </table:table-cell>
          <table:table-cell table:formula="of:=[.E29]/[.B29]" office:value-type="float" office:value="0.00000329992080190075" calcext:value-type="float">
            <text:p>0,00000330</text:p>
          </table:table-cell>
          <table:table-cell table:formula="of:=[.D29]/[.C29]" office:value-type="float" office:value="0.00000329992080190075" calcext:value-type="float">
            <text:p>0,00000330</text:p>
          </table:table-cell>
          <table:table-cell table:formula="of:=[.D29]/[.A29]" office:value-type="float" office:value="0.999976000575986" calcext:value-type="float">
            <text:p>1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4" calcext:value-type="float">
            <text:p>24,00</text:p>
          </table:table-cell>
          <table:table-cell office:value-type="float" office:value="5000000" calcext:value-type="float">
            <text:p>5000000</text:p>
          </table:table-cell>
          <table:table-cell table:formula="of:=[.C30]/([.C30]+[.B30])*[.A30]" office:value-type="float" office:value="3.29998416007603" calcext:value-type="float">
            <text:p>3,30</text:p>
          </table:table-cell>
          <table:table-cell table:formula="of:=[.B30]/([.C30]+[.B30])*[.A30]" office:value-type="float" office:value="0.0000158399239683649" calcext:value-type="float">
            <text:p>0,00</text:p>
          </table:table-cell>
          <table:table-cell table:formula="of:=[.E30]/[.B30]" office:value-type="float" office:value="0.000000659996832015206" calcext:value-type="float">
            <text:p>0,00000066</text:p>
          </table:table-cell>
          <table:table-cell table:formula="of:=[.D30]/[.C30]" office:value-type="float" office:value="0.000000659996832015206" calcext:value-type="float">
            <text:p>0,00000066</text:p>
          </table:table-cell>
          <table:table-cell table:formula="of:=[.D30]/[.A30]" office:value-type="float" office:value="0.99999520002304" calcext:value-type="float">
            <text:p>1,00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Default"/>
          <table:table-cell table:number-columns-repeated="2"/>
          <table:table-cell table:formula="of:=[.D31]/[.A31]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620" calcext:value-type="float">
            <text:p>620,00</text:p>
          </table:table-cell>
          <table:table-cell office:value-type="float" office:value="1" calcext:value-type="float">
            <text:p>1</text:p>
          </table:table-cell>
          <table:table-cell table:formula="of:=[.C32]/([.C32]+[.B32])*[.A32]" office:value-type="float" office:value="0.00531400966183575" calcext:value-type="float">
            <text:p>0,01</text:p>
          </table:table-cell>
          <table:table-cell table:formula="of:=[.B32]/([.C32]+[.B32])*[.A32]" office:value-type="float" office:value="3.29468599033816" calcext:value-type="float">
            <text:p>3,29</text:p>
          </table:table-cell>
          <table:table-cell table:formula="of:=[.E32]/[.B32]" office:value-type="float" office:value="0.00531400966183575" calcext:value-type="float">
            <text:p>0,00531401</text:p>
          </table:table-cell>
          <table:table-cell table:formula="of:=[.D32]/[.C32]" office:value-type="float" office:value="0.00531400966183575" calcext:value-type="float">
            <text:p>0,00531401</text:p>
          </table:table-cell>
          <table:table-cell table:formula="of:=[.D32]/[.A32]" office:value-type="float" office:value="0.00161030595813205" calcext:value-type="float">
            <text:p>0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620" calcext:value-type="float">
            <text:p>620,00</text:p>
          </table:table-cell>
          <table:table-cell office:value-type="float" office:value="5" calcext:value-type="float">
            <text:p>5</text:p>
          </table:table-cell>
          <table:table-cell table:formula="of:=[.C33]/([.C33]+[.B33])*[.A33]" office:value-type="float" office:value="0.0264" calcext:value-type="float">
            <text:p>0,03</text:p>
          </table:table-cell>
          <table:table-cell table:formula="of:=[.B33]/([.C33]+[.B33])*[.A33]" office:value-type="float" office:value="3.2736" calcext:value-type="float">
            <text:p>3,27</text:p>
          </table:table-cell>
          <table:table-cell table:formula="of:=[.E33]/[.B33]" office:value-type="float" office:value="0.00528" calcext:value-type="float">
            <text:p>0,00528000</text:p>
          </table:table-cell>
          <table:table-cell table:formula="of:=[.D33]/[.C33]" office:value-type="float" office:value="0.00528" calcext:value-type="float">
            <text:p>0,00528000</text:p>
          </table:table-cell>
          <table:table-cell table:formula="of:=[.D33]/[.A33]" office:value-type="float" office:value="0.008" calcext:value-type="float">
            <text:p>0,01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620" calcext:value-type="float">
            <text:p>620,00</text:p>
          </table:table-cell>
          <table:table-cell office:value-type="float" office:value="10" calcext:value-type="float">
            <text:p>10</text:p>
          </table:table-cell>
          <table:table-cell table:formula="of:=[.C34]/([.C34]+[.B34])*[.A34]" office:value-type="float" office:value="0.0523809523809524" calcext:value-type="float">
            <text:p>0,05</text:p>
          </table:table-cell>
          <table:table-cell table:formula="of:=[.B34]/([.C34]+[.B34])*[.A34]" office:value-type="float" office:value="3.24761904761905" calcext:value-type="float">
            <text:p>3,25</text:p>
          </table:table-cell>
          <table:table-cell table:formula="of:=[.E34]/[.B34]" office:value-type="float" office:value="0.00523809523809524" calcext:value-type="float">
            <text:p>0,00523810</text:p>
          </table:table-cell>
          <table:table-cell table:formula="of:=[.D34]/[.C34]" office:value-type="float" office:value="0.00523809523809524" calcext:value-type="float">
            <text:p>0,00523810</text:p>
          </table:table-cell>
          <table:table-cell table:formula="of:=[.D34]/[.A34]" office:value-type="float" office:value="0.0158730158730159" calcext:value-type="float">
            <text:p>0,02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620" calcext:value-type="float">
            <text:p>620,00</text:p>
          </table:table-cell>
          <table:table-cell office:value-type="float" office:value="50" calcext:value-type="float">
            <text:p>50</text:p>
          </table:table-cell>
          <table:table-cell table:formula="of:=[.C35]/([.C35]+[.B35])*[.A35]" office:value-type="float" office:value="0.246268656716418" calcext:value-type="float">
            <text:p>0,25</text:p>
          </table:table-cell>
          <table:table-cell table:formula="of:=[.B35]/([.C35]+[.B35])*[.A35]" office:value-type="float" office:value="3.05373134328358" calcext:value-type="float">
            <text:p>3,05</text:p>
          </table:table-cell>
          <table:table-cell table:formula="of:=[.E35]/[.B35]" office:value-type="float" office:value="0.00492537313432836" calcext:value-type="float">
            <text:p>0,00492537</text:p>
          </table:table-cell>
          <table:table-cell table:formula="of:=[.D35]/[.C35]" office:value-type="float" office:value="0.00492537313432836" calcext:value-type="float">
            <text:p>0,00492537</text:p>
          </table:table-cell>
          <table:table-cell table:formula="of:=[.D35]/[.A35]" office:value-type="float" office:value="0.0746268656716418" calcext:value-type="float">
            <text:p>0,07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620" calcext:value-type="float">
            <text:p>620,00</text:p>
          </table:table-cell>
          <table:table-cell office:value-type="float" office:value="100" calcext:value-type="float">
            <text:p>100</text:p>
          </table:table-cell>
          <table:table-cell table:formula="of:=[.C36]/([.C36]+[.B36])*[.A36]" office:value-type="float" office:value="0.458333333333333" calcext:value-type="float">
            <text:p>0,46</text:p>
          </table:table-cell>
          <table:table-cell table:formula="of:=[.B36]/([.C36]+[.B36])*[.A36]" office:value-type="float" office:value="2.84166666666667" calcext:value-type="float">
            <text:p>2,84</text:p>
          </table:table-cell>
          <table:table-cell table:formula="of:=[.E36]/[.B36]" office:value-type="float" office:value="0.00458333333333333" calcext:value-type="float">
            <text:p>0,00458333</text:p>
          </table:table-cell>
          <table:table-cell table:formula="of:=[.D36]/[.C36]" office:value-type="float" office:value="0.00458333333333333" calcext:value-type="float">
            <text:p>0,00458333</text:p>
          </table:table-cell>
          <table:table-cell table:formula="of:=[.D36]/[.A36]" office:value-type="float" office:value="0.138888888888889" calcext:value-type="float">
            <text:p>0,14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620" calcext:value-type="float">
            <text:p>620,00</text:p>
          </table:table-cell>
          <table:table-cell office:value-type="float" office:value="500" calcext:value-type="float">
            <text:p>500</text:p>
          </table:table-cell>
          <table:table-cell table:formula="of:=[.C37]/([.C37]+[.B37])*[.A37]" office:value-type="float" office:value="1.47321428571429" calcext:value-type="float">
            <text:p>1,47</text:p>
          </table:table-cell>
          <table:table-cell table:formula="of:=[.B37]/([.C37]+[.B37])*[.A37]" office:value-type="float" office:value="1.82678571428571" calcext:value-type="float">
            <text:p>1,83</text:p>
          </table:table-cell>
          <table:table-cell table:formula="of:=[.E37]/[.B37]" office:value-type="float" office:value="0.00294642857142857" calcext:value-type="float">
            <text:p>0,00294643</text:p>
          </table:table-cell>
          <table:table-cell table:formula="of:=[.D37]/[.C37]" office:value-type="float" office:value="0.00294642857142857" calcext:value-type="float">
            <text:p>0,00294643</text:p>
          </table:table-cell>
          <table:table-cell table:formula="of:=[.D37]/[.A37]" office:value-type="float" office:value="0.446428571428571" calcext:value-type="float">
            <text:p>0,45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620" calcext:value-type="float">
            <text:p>620,00</text:p>
          </table:table-cell>
          <table:table-cell office:value-type="float" office:value="1000" calcext:value-type="float">
            <text:p>1000</text:p>
          </table:table-cell>
          <table:table-cell table:formula="of:=[.C38]/([.C38]+[.B38])*[.A38]" office:value-type="float" office:value="2.03703703703704" calcext:value-type="float">
            <text:p>2,04</text:p>
          </table:table-cell>
          <table:table-cell table:formula="of:=[.B38]/([.C38]+[.B38])*[.A38]" office:value-type="float" office:value="1.26296296296296" calcext:value-type="float">
            <text:p>1,26</text:p>
          </table:table-cell>
          <table:table-cell table:formula="of:=[.E38]/[.B38]" office:value-type="float" office:value="0.00203703703703704" calcext:value-type="float">
            <text:p>0,00203704</text:p>
          </table:table-cell>
          <table:table-cell table:formula="of:=[.D38]/[.C38]" office:value-type="float" office:value="0.00203703703703704" calcext:value-type="float">
            <text:p>0,00203704</text:p>
          </table:table-cell>
          <table:table-cell table:formula="of:=[.D38]/[.A38]" office:value-type="float" office:value="0.617283950617284" calcext:value-type="float">
            <text:p>0,62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620" calcext:value-type="float">
            <text:p>620,00</text:p>
          </table:table-cell>
          <table:table-cell office:value-type="float" office:value="5000" calcext:value-type="float">
            <text:p>5000</text:p>
          </table:table-cell>
          <table:table-cell table:formula="of:=[.C39]/([.C39]+[.B39])*[.A39]" office:value-type="float" office:value="2.93594306049822" calcext:value-type="float">
            <text:p>2,94</text:p>
          </table:table-cell>
          <table:table-cell table:formula="of:=[.B39]/([.C39]+[.B39])*[.A39]" office:value-type="float" office:value="0.364056939501779" calcext:value-type="float">
            <text:p>0,36</text:p>
          </table:table-cell>
          <table:table-cell table:formula="of:=[.E39]/[.B39]" office:value-type="float" office:value="0.000587188612099644" calcext:value-type="float">
            <text:p>0,00058719</text:p>
          </table:table-cell>
          <table:table-cell table:formula="of:=[.D39]/[.C39]" office:value-type="float" office:value="0.000587188612099644" calcext:value-type="float">
            <text:p>0,00058719</text:p>
          </table:table-cell>
          <table:table-cell table:formula="of:=[.D39]/[.A39]" office:value-type="float" office:value="0.889679715302491" calcext:value-type="float">
            <text:p>0,89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620" calcext:value-type="float">
            <text:p>620,00</text:p>
          </table:table-cell>
          <table:table-cell office:value-type="float" office:value="10000" calcext:value-type="float">
            <text:p>10000</text:p>
          </table:table-cell>
          <table:table-cell table:formula="of:=[.C40]/([.C40]+[.B40])*[.A40]" office:value-type="float" office:value="3.10734463276836" calcext:value-type="float">
            <text:p>3,11</text:p>
          </table:table-cell>
          <table:table-cell table:formula="of:=[.B40]/([.C40]+[.B40])*[.A40]" office:value-type="float" office:value="0.192655367231638" calcext:value-type="float">
            <text:p>0,19</text:p>
          </table:table-cell>
          <table:table-cell table:formula="of:=[.E40]/[.B40]" office:value-type="float" office:value="0.000310734463276836" calcext:value-type="float">
            <text:p>0,00031073</text:p>
          </table:table-cell>
          <table:table-cell table:formula="of:=[.D40]/[.C40]" office:value-type="float" office:value="0.000310734463276836" calcext:value-type="float">
            <text:p>0,00031073</text:p>
          </table:table-cell>
          <table:table-cell table:formula="of:=[.D40]/[.A40]" office:value-type="float" office:value="0.941619585687382" calcext:value-type="float">
            <text:p>0,94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620" calcext:value-type="float">
            <text:p>620,00</text:p>
          </table:table-cell>
          <table:table-cell office:value-type="float" office:value="50000" calcext:value-type="float">
            <text:p>50000</text:p>
          </table:table-cell>
          <table:table-cell table:formula="of:=[.C41]/([.C41]+[.B41])*[.A41]" office:value-type="float" office:value="3.25958119320427" calcext:value-type="float">
            <text:p>3,26</text:p>
          </table:table-cell>
          <table:table-cell table:formula="of:=[.B41]/([.C41]+[.B41])*[.A41]" office:value-type="float" office:value="0.0404188067957329" calcext:value-type="float">
            <text:p>0,04</text:p>
          </table:table-cell>
          <table:table-cell table:formula="of:=[.E41]/[.B41]" office:value-type="float" office:value="0.0000651916238640853" calcext:value-type="float">
            <text:p>0,00006519</text:p>
          </table:table-cell>
          <table:table-cell table:formula="of:=[.D41]/[.C41]" office:value-type="float" office:value="0.0000651916238640853" calcext:value-type="float">
            <text:p>0,00006519</text:p>
          </table:table-cell>
          <table:table-cell table:formula="of:=[.D41]/[.A41]" office:value-type="float" office:value="0.987751876728566" calcext:value-type="float">
            <text:p>0,99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620" calcext:value-type="float">
            <text:p>620,00</text:p>
          </table:table-cell>
          <table:table-cell office:value-type="float" office:value="100000" calcext:value-type="float">
            <text:p>100000</text:p>
          </table:table-cell>
          <table:table-cell table:formula="of:=[.C42]/([.C42]+[.B42])*[.A42]" office:value-type="float" office:value="3.27966607036374" calcext:value-type="float">
            <text:p>3,28</text:p>
          </table:table-cell>
          <table:table-cell table:formula="of:=[.B42]/([.C42]+[.B42])*[.A42]" office:value-type="float" office:value="0.0203339296362552" calcext:value-type="float">
            <text:p>0,02</text:p>
          </table:table-cell>
          <table:table-cell table:formula="of:=[.E42]/[.B42]" office:value-type="float" office:value="0.0000327966607036374" calcext:value-type="float">
            <text:p>0,00003280</text:p>
          </table:table-cell>
          <table:table-cell table:formula="of:=[.D42]/[.C42]" office:value-type="float" office:value="0.0000327966607036374" calcext:value-type="float">
            <text:p>0,00003280</text:p>
          </table:table-cell>
          <table:table-cell table:formula="of:=[.D42]/[.A42]" office:value-type="float" office:value="0.993838203140529" calcext:value-type="float">
            <text:p>0,99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620" calcext:value-type="float">
            <text:p>620,00</text:p>
          </table:table-cell>
          <table:table-cell office:value-type="float" office:value="500000" calcext:value-type="float">
            <text:p>500000</text:p>
          </table:table-cell>
          <table:table-cell table:formula="of:=[.C43]/([.C43]+[.B43])*[.A43]" office:value-type="float" office:value="3.29591306779593" calcext:value-type="float">
            <text:p>3,30</text:p>
          </table:table-cell>
          <table:table-cell table:formula="of:=[.B43]/([.C43]+[.B43])*[.A43]" office:value-type="float" office:value="0.00408693220406696" calcext:value-type="float">
            <text:p>0,00</text:p>
          </table:table-cell>
          <table:table-cell table:formula="of:=[.E43]/[.B43]" office:value-type="float" office:value="0.00000659182613559187" calcext:value-type="float">
            <text:p>0,00000659</text:p>
          </table:table-cell>
          <table:table-cell table:formula="of:=[.D43]/[.C43]" office:value-type="float" office:value="0.00000659182613559187" calcext:value-type="float">
            <text:p>0,00000659</text:p>
          </table:table-cell>
          <table:table-cell table:formula="of:=[.D43]/[.A43]" office:value-type="float" office:value="0.998761535695737" calcext:value-type="float">
            <text:p>1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620" calcext:value-type="float">
            <text:p>620,00</text:p>
          </table:table-cell>
          <table:table-cell office:value-type="float" office:value="1000000" calcext:value-type="float">
            <text:p>1000000</text:p>
          </table:table-cell>
          <table:table-cell table:formula="of:=[.C44]/([.C44]+[.B44])*[.A44]" office:value-type="float" office:value="3.297955267734" calcext:value-type="float">
            <text:p>3,30</text:p>
          </table:table-cell>
          <table:table-cell table:formula="of:=[.B44]/([.C44]+[.B44])*[.A44]" office:value-type="float" office:value="0.00204473226599508" calcext:value-type="float">
            <text:p>0,00</text:p>
          </table:table-cell>
          <table:table-cell table:formula="of:=[.E44]/[.B44]" office:value-type="float" office:value="0.000003297955267734" calcext:value-type="float">
            <text:p>0,00000330</text:p>
          </table:table-cell>
          <table:table-cell table:formula="of:=[.D44]/[.C44]" office:value-type="float" office:value="0.000003297955267734" calcext:value-type="float">
            <text:p>0,00000330</text:p>
          </table:table-cell>
          <table:table-cell table:formula="of:=[.D44]/[.A44]" office:value-type="float" office:value="0.99938038416182" calcext:value-type="float">
            <text:p>1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620" calcext:value-type="float">
            <text:p>620,00</text:p>
          </table:table-cell>
          <table:table-cell office:value-type="float" office:value="5000000" calcext:value-type="float">
            <text:p>5000000</text:p>
          </table:table-cell>
          <table:table-cell table:formula="of:=[.C45]/([.C45]+[.B45])*[.A45]" office:value-type="float" office:value="3.29959085073451" calcext:value-type="float">
            <text:p>3,30</text:p>
          </table:table-cell>
          <table:table-cell table:formula="of:=[.B45]/([.C45]+[.B45])*[.A45]" office:value-type="float" office:value="0.000409149265491079" calcext:value-type="float">
            <text:p>0,00</text:p>
          </table:table-cell>
          <table:table-cell table:formula="of:=[.E45]/[.B45]" office:value-type="float" office:value="0.000000659918170146902" calcext:value-type="float">
            <text:p>0,00000066</text:p>
          </table:table-cell>
          <table:table-cell table:formula="of:=[.D45]/[.C45]" office:value-type="float" office:value="0.000000659918170146902" calcext:value-type="float">
            <text:p>0,00000066</text:p>
          </table:table-cell>
          <table:table-cell table:formula="of:=[.D45]/[.A45]" office:value-type="float" office:value="0.999876015374094" calcext:value-type="float">
            <text:p>1,0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formula="of:=[.D46]/[.A46]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1" calcext:value-type="float">
            <text:p>1</text:p>
          </table:table-cell>
          <table:table-cell table:formula="of:=[.C47]/([.C47]+[.B47])*[.A47]" office:value-type="float" office:value="0.00032996700329967" calcext:value-type="float">
            <text:p>0,00</text:p>
          </table:table-cell>
          <table:table-cell table:formula="of:=[.B47]/([.C47]+[.B47])*[.A47]" office:value-type="float" office:value="3.2996700329967" calcext:value-type="float">
            <text:p>3,30</text:p>
          </table:table-cell>
          <table:table-cell table:formula="of:=[.E47]/[.B47]" office:value-type="float" office:value="0.00032996700329967" calcext:value-type="float">
            <text:p>0,00032997</text:p>
          </table:table-cell>
          <table:table-cell table:formula="of:=[.D47]/[.C47]" office:value-type="float" office:value="0.00032996700329967" calcext:value-type="float">
            <text:p>0,00032997</text:p>
          </table:table-cell>
          <table:table-cell table:formula="of:=[.D47]/[.A47]" office:value-type="float" office:value="0.0000999900009999" calcext:value-type="float">
            <text:p>0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5" calcext:value-type="float">
            <text:p>5</text:p>
          </table:table-cell>
          <table:table-cell table:formula="of:=[.C48]/([.C48]+[.B48])*[.A48]" office:value-type="float" office:value="0.00164917541229385" calcext:value-type="float">
            <text:p>0,00</text:p>
          </table:table-cell>
          <table:table-cell table:formula="of:=[.B48]/([.C48]+[.B48])*[.A48]" office:value-type="float" office:value="3.29835082458771" calcext:value-type="float">
            <text:p>3,30</text:p>
          </table:table-cell>
          <table:table-cell table:formula="of:=[.E48]/[.B48]" office:value-type="float" office:value="0.000329835082458771" calcext:value-type="float">
            <text:p>0,00032984</text:p>
          </table:table-cell>
          <table:table-cell table:formula="of:=[.D48]/[.C48]" office:value-type="float" office:value="0.000329835082458771" calcext:value-type="float">
            <text:p>0,00032984</text:p>
          </table:table-cell>
          <table:table-cell table:formula="of:=[.D48]/[.A48]" office:value-type="float" office:value="0.000499750124937531" calcext:value-type="float">
            <text:p>0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10" calcext:value-type="float">
            <text:p>10</text:p>
          </table:table-cell>
          <table:table-cell table:formula="of:=[.C49]/([.C49]+[.B49])*[.A49]" office:value-type="float" office:value="0.0032967032967033" calcext:value-type="float">
            <text:p>0,00</text:p>
          </table:table-cell>
          <table:table-cell table:formula="of:=[.B49]/([.C49]+[.B49])*[.A49]" office:value-type="float" office:value="3.2967032967033" calcext:value-type="float">
            <text:p>3,30</text:p>
          </table:table-cell>
          <table:table-cell table:formula="of:=[.E49]/[.B49]" office:value-type="float" office:value="0.00032967032967033" calcext:value-type="float">
            <text:p>0,00032967</text:p>
          </table:table-cell>
          <table:table-cell table:formula="of:=[.D49]/[.C49]" office:value-type="float" office:value="0.00032967032967033" calcext:value-type="float">
            <text:p>0,00032967</text:p>
          </table:table-cell>
          <table:table-cell table:formula="of:=[.D49]/[.A49]" office:value-type="float" office:value="0.000999000999000999" calcext:value-type="float">
            <text:p>0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50" calcext:value-type="float">
            <text:p>50</text:p>
          </table:table-cell>
          <table:table-cell table:formula="of:=[.C50]/([.C50]+[.B50])*[.A50]" office:value-type="float" office:value="0.0164179104477612" calcext:value-type="float">
            <text:p>0,02</text:p>
          </table:table-cell>
          <table:table-cell table:formula="of:=[.B50]/([.C50]+[.B50])*[.A50]" office:value-type="float" office:value="3.28358208955224" calcext:value-type="float">
            <text:p>3,28</text:p>
          </table:table-cell>
          <table:table-cell table:formula="of:=[.E50]/[.B50]" office:value-type="float" office:value="0.000328358208955224" calcext:value-type="float">
            <text:p>0,00032836</text:p>
          </table:table-cell>
          <table:table-cell table:formula="of:=[.D50]/[.C50]" office:value-type="float" office:value="0.000328358208955224" calcext:value-type="float">
            <text:p>0,00032836</text:p>
          </table:table-cell>
          <table:table-cell table:formula="of:=[.D50]/[.A50]" office:value-type="float" office:value="0.00497512437810945" calcext:value-type="float">
            <text:p>0,0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100" calcext:value-type="float">
            <text:p>100</text:p>
          </table:table-cell>
          <table:table-cell table:formula="of:=[.C51]/([.C51]+[.B51])*[.A51]" office:value-type="float" office:value="0.0326732673267327" calcext:value-type="float">
            <text:p>0,03</text:p>
          </table:table-cell>
          <table:table-cell table:formula="of:=[.B51]/([.C51]+[.B51])*[.A51]" office:value-type="float" office:value="3.26732673267327" calcext:value-type="float">
            <text:p>3,27</text:p>
          </table:table-cell>
          <table:table-cell table:formula="of:=[.E51]/[.B51]" office:value-type="float" office:value="0.000326732673267327" calcext:value-type="float">
            <text:p>0,00032673</text:p>
          </table:table-cell>
          <table:table-cell table:formula="of:=[.D51]/[.C51]" office:value-type="float" office:value="0.000326732673267327" calcext:value-type="float">
            <text:p>0,00032673</text:p>
          </table:table-cell>
          <table:table-cell table:formula="of:=[.D51]/[.A51]" office:value-type="float" office:value="0.0099009900990099" calcext:value-type="float">
            <text:p>0,01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500" calcext:value-type="float">
            <text:p>500</text:p>
          </table:table-cell>
          <table:table-cell table:formula="of:=[.C52]/([.C52]+[.B52])*[.A52]" office:value-type="float" office:value="0.157142857142857" calcext:value-type="float">
            <text:p>0,16</text:p>
          </table:table-cell>
          <table:table-cell table:formula="of:=[.B52]/([.C52]+[.B52])*[.A52]" office:value-type="float" office:value="3.14285714285714" calcext:value-type="float">
            <text:p>3,14</text:p>
          </table:table-cell>
          <table:table-cell table:formula="of:=[.E52]/[.B52]" office:value-type="float" office:value="0.000314285714285714" calcext:value-type="float">
            <text:p>0,00031429</text:p>
          </table:table-cell>
          <table:table-cell table:formula="of:=[.D52]/[.C52]" office:value-type="float" office:value="0.000314285714285714" calcext:value-type="float">
            <text:p>0,00031429</text:p>
          </table:table-cell>
          <table:table-cell table:formula="of:=[.D52]/[.A52]" office:value-type="float" office:value="0.0476190476190476" calcext:value-type="float">
            <text:p>0,05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1000" calcext:value-type="float">
            <text:p>1000</text:p>
          </table:table-cell>
          <table:table-cell table:formula="of:=[.C53]/([.C53]+[.B53])*[.A53]" office:value-type="float" office:value="0.3" calcext:value-type="float">
            <text:p>0,30</text:p>
          </table:table-cell>
          <table:table-cell table:formula="of:=[.B53]/([.C53]+[.B53])*[.A53]" office:value-type="float" office:value="3" calcext:value-type="float">
            <text:p>3,00</text:p>
          </table:table-cell>
          <table:table-cell table:formula="of:=[.E53]/[.B53]" office:value-type="float" office:value="0.0003" calcext:value-type="float">
            <text:p>0,00030000</text:p>
          </table:table-cell>
          <table:table-cell table:formula="of:=[.D53]/[.C53]" office:value-type="float" office:value="0.0003" calcext:value-type="float">
            <text:p>0,00030000</text:p>
          </table:table-cell>
          <table:table-cell table:formula="of:=[.D53]/[.A53]" office:value-type="float" office:value="0.0909090909090909" calcext:value-type="float">
            <text:p>0,09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5000" calcext:value-type="float">
            <text:p>5000</text:p>
          </table:table-cell>
          <table:table-cell table:formula="of:=[.C54]/([.C54]+[.B54])*[.A54]" office:value-type="float" office:value="1.1" calcext:value-type="float">
            <text:p>1,10</text:p>
          </table:table-cell>
          <table:table-cell table:formula="of:=[.B54]/([.C54]+[.B54])*[.A54]" office:value-type="float" office:value="2.2" calcext:value-type="float">
            <text:p>2,20</text:p>
          </table:table-cell>
          <table:table-cell table:formula="of:=[.E54]/[.B54]" office:value-type="float" office:value="0.00022" calcext:value-type="float">
            <text:p>0,00022000</text:p>
          </table:table-cell>
          <table:table-cell table:formula="of:=[.D54]/[.C54]" office:value-type="float" office:value="0.00022" calcext:value-type="float">
            <text:p>0,00022000</text:p>
          </table:table-cell>
          <table:table-cell table:formula="of:=[.D54]/[.A54]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10000" calcext:value-type="float">
            <text:p>10000</text:p>
          </table:table-cell>
          <table:table-cell table:formula="of:=[.C55]/([.C55]+[.B55])*[.A55]" office:value-type="float" office:value="1.65" calcext:value-type="float">
            <text:p>1,65</text:p>
          </table:table-cell>
          <table:table-cell table:formula="of:=[.B55]/([.C55]+[.B55])*[.A55]" office:value-type="float" office:value="1.65" calcext:value-type="float">
            <text:p>1,65</text:p>
          </table:table-cell>
          <table:table-cell table:formula="of:=[.E55]/[.B55]" office:value-type="float" office:value="0.000165" calcext:value-type="float">
            <text:p>0,00016500</text:p>
          </table:table-cell>
          <table:table-cell table:formula="of:=[.D55]/[.C55]" office:value-type="float" office:value="0.000165" calcext:value-type="float">
            <text:p>0,00016500</text:p>
          </table:table-cell>
          <table:table-cell table:formula="of:=[.D55]/[.A55]" office:value-type="float" office:value="0.5" calcext:value-type="float">
            <text:p>0,5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50000" calcext:value-type="float">
            <text:p>50000</text:p>
          </table:table-cell>
          <table:table-cell table:formula="of:=[.C56]/([.C56]+[.B56])*[.A56]" office:value-type="float" office:value="2.75" calcext:value-type="float">
            <text:p>2,75</text:p>
          </table:table-cell>
          <table:table-cell table:formula="of:=[.B56]/([.C56]+[.B56])*[.A56]" office:value-type="float" office:value="0.55" calcext:value-type="float">
            <text:p>0,55</text:p>
          </table:table-cell>
          <table:table-cell table:formula="of:=[.E56]/[.B56]" office:value-type="float" office:value="0.000055" calcext:value-type="float">
            <text:p>0,00005500</text:p>
          </table:table-cell>
          <table:table-cell table:formula="of:=[.D56]/[.C56]" office:value-type="float" office:value="0.000055" calcext:value-type="float">
            <text:p>0,00005500</text:p>
          </table:table-cell>
          <table:table-cell table:formula="of:=[.D56]/[.A56]" office:value-type="float" office:value="0.833333333333333" calcext:value-type="float">
            <text:p>0,83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100000" calcext:value-type="float">
            <text:p>100000</text:p>
          </table:table-cell>
          <table:table-cell table:formula="of:=[.C57]/([.C57]+[.B57])*[.A57]" office:value-type="float" office:value="3" calcext:value-type="float">
            <text:p>3,00</text:p>
          </table:table-cell>
          <table:table-cell table:formula="of:=[.B57]/([.C57]+[.B57])*[.A57]" office:value-type="float" office:value="0.3" calcext:value-type="float">
            <text:p>0,30</text:p>
          </table:table-cell>
          <table:table-cell table:formula="of:=[.E57]/[.B57]" office:value-type="float" office:value="0.00003" calcext:value-type="float">
            <text:p>0,00003000</text:p>
          </table:table-cell>
          <table:table-cell table:formula="of:=[.D57]/[.C57]" office:value-type="float" office:value="0.00003" calcext:value-type="float">
            <text:p>0,00003000</text:p>
          </table:table-cell>
          <table:table-cell table:formula="of:=[.D57]/[.A57]" office:value-type="float" office:value="0.909090909090909" calcext:value-type="float">
            <text:p>0,91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500000" calcext:value-type="float">
            <text:p>500000</text:p>
          </table:table-cell>
          <table:table-cell table:formula="of:=[.C58]/([.C58]+[.B58])*[.A58]" office:value-type="float" office:value="3.23529411764706" calcext:value-type="float">
            <text:p>3,24</text:p>
          </table:table-cell>
          <table:table-cell table:formula="of:=[.B58]/([.C58]+[.B58])*[.A58]" office:value-type="float" office:value="0.0647058823529412" calcext:value-type="float">
            <text:p>0,06</text:p>
          </table:table-cell>
          <table:table-cell table:formula="of:=[.E58]/[.B58]" office:value-type="float" office:value="0.00000647058823529412" calcext:value-type="float">
            <text:p>0,00000647</text:p>
          </table:table-cell>
          <table:table-cell table:formula="of:=[.D58]/[.C58]" office:value-type="float" office:value="0.00000647058823529412" calcext:value-type="float">
            <text:p>0,00000647</text:p>
          </table:table-cell>
          <table:table-cell table:formula="of:=[.D58]/[.A58]" office:value-type="float" office:value="0.980392156862745" calcext:value-type="float">
            <text:p>0,98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1000000" calcext:value-type="float">
            <text:p>1000000</text:p>
          </table:table-cell>
          <table:table-cell table:formula="of:=[.C59]/([.C59]+[.B59])*[.A59]" office:value-type="float" office:value="3.26732673267327" calcext:value-type="float">
            <text:p>3,27</text:p>
          </table:table-cell>
          <table:table-cell table:formula="of:=[.B59]/([.C59]+[.B59])*[.A59]" office:value-type="float" office:value="0.0326732673267327" calcext:value-type="float">
            <text:p>0,03</text:p>
          </table:table-cell>
          <table:table-cell table:formula="of:=[.E59]/[.B59]" office:value-type="float" office:value="0.00000326732673267327" calcext:value-type="float">
            <text:p>0,00000327</text:p>
          </table:table-cell>
          <table:table-cell table:formula="of:=[.D59]/[.C59]" office:value-type="float" office:value="0.00000326732673267327" calcext:value-type="float">
            <text:p>0,00000327</text:p>
          </table:table-cell>
          <table:table-cell table:formula="of:=[.D59]/[.A59]" office:value-type="float" office:value="0.99009900990099" calcext:value-type="float">
            <text:p>0,99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5000000" calcext:value-type="float">
            <text:p>5000000</text:p>
          </table:table-cell>
          <table:table-cell table:formula="of:=[.C60]/([.C60]+[.B60])*[.A60]" office:value-type="float" office:value="3.29341317365269" calcext:value-type="float">
            <text:p>3,29</text:p>
          </table:table-cell>
          <table:table-cell table:formula="of:=[.B60]/([.C60]+[.B60])*[.A60]" office:value-type="float" office:value="0.00658682634730539" calcext:value-type="float">
            <text:p>0,01</text:p>
          </table:table-cell>
          <table:table-cell table:formula="of:=[.E60]/[.B60]" office:value-type="float" office:value="0.000000658682634730539" calcext:value-type="float">
            <text:p>0,00000066</text:p>
          </table:table-cell>
          <table:table-cell table:formula="of:=[.D60]/[.C60]" office:value-type="float" office:value="0.000000658682634730539" calcext:value-type="float">
            <text:p>0,00000066</text:p>
          </table:table-cell>
          <table:table-cell table:formula="of:=[.D60]/[.A60]" office:value-type="float" office:value="0.998003992015968" calcext:value-type="float">
            <text:p>1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.00.0000</text:date>, <text:time style:data-style-name="N2" text:time-value="20:46:19.11291074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l Cukrowski</meta:initial-creator>
    <meta:creation-date>2018-05-06T20:11:32.349686628</meta:creation-date>
    <dc:date>2018-05-06T21:30:51.607575152</dc:date>
    <dc:creator>Kamil Cukrowski</dc:creator>
    <meta:editing-duration>PT25M54S</meta:editing-duration>
    <meta:editing-cycles>2</meta:editing-cycles>
    <meta:generator>LibreOffice/6.0.3.2$Linux_X86_64 LibreOffice_project/00m0$Build-2</meta:generator>
    <meta:document-statistic meta:table-count="2" meta:cell-count="9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4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02cm" svg:height="11.37cm" xlink:href=".." xlink:type="simple" chart:class="chart:scatter" chart:style-name="ch1">
        <chart:legend chart:legend-position="end" svg:x="14.55cm" svg:y="4.639cm" style:legend-expansion="high" chart:style-name="ch2"/>
        <chart:plot-area chart:style-name="ch3" table:cell-range-address="Arkusz1.C2:Arkusz1.C15 Arkusz1.B3:Arkusz1.B3 Arkusz1.H2:Arkusz1.H15 Arkusz1.B17:Arkusz1.B17 Arkusz1.H17:Arkusz1.H30 Arkusz1.B32:Arkusz1.B32 Arkusz1.H32:Arkusz1.H45 Arkusz1.B47:Arkusz1.B47 Arkusz1.H47:Arkusz1.H60" chart:data-source-has-labels="row" svg:x="0.348cm" svg:y="0.227cm" svg:width="13.854cm" svg:height="10.916cm">
          <chartooo:coordinate-region svg:x="1.26cm" svg:y="0.426cm" svg:width="12.199cm" svg:height="10.07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Arkusz1.H2:Arkusz1.H15" chart:label-cell-address="Arkusz1.B3:Arkusz1.B3" chart:class="chart:scatter">
            <chart:domain table:cell-range-address="Arkusz1.C2:Arkusz1.C15"/>
            <chart:data-point chart:repeated="14"/>
          </chart:series>
          <chart:series chart:style-name="ch9" chart:values-cell-range-address="Arkusz1.H17:Arkusz1.H30" chart:label-cell-address="Arkusz1.B17:Arkusz1.B17" chart:class="chart:scatter">
            <chart:domain table:cell-range-address="Arkusz1.C17:Arkusz1.C30"/>
            <chart:data-point chart:repeated="14"/>
          </chart:series>
          <chart:series chart:style-name="ch10" chart:values-cell-range-address="Arkusz1.H32:Arkusz1.H45" chart:label-cell-address="Arkusz1.B32:Arkusz1.B32" chart:class="chart:scatter">
            <chart:domain table:cell-range-address="Arkusz1.C32:Arkusz1.C45"/>
            <chart:data-point chart:repeated="14"/>
          </chart:series>
          <chart:series chart:style-name="ch11" chart:values-cell-range-address="Arkusz1.H47:Arkusz1.H60" chart:label-cell-address="Arkusz1.B47:Arkusz1.B47" chart:class="chart:scatter">
            <chart:domain table:cell-range-address="Arkusz1.C47:Arkusz1.C60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1,00</text:p>
                <draw:g>
                  <svg:desc>Arkusz1.B3:Arkusz1.B3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24,00</text:p>
                <draw:g>
                  <svg:desc>Arkusz1.B17:Arkusz1.B17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620,00</text:p>
                <draw:g>
                  <svg:desc>Arkusz1.B32:Arkusz1.B32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10 000,00</text:p>
                <draw:g>
                  <svg:desc>Arkusz1.B47:Arkusz1.B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C2:Arkusz1.C15</svg:desc>
                </draw:g>
              </table:table-cell>
              <table:table-cell office:value-type="float" office:value="0.5">
                <text:p>0.5</text:p>
                <draw:g>
                  <svg:desc>Arkusz1.H2:Arkusz1.H15</svg:desc>
                </draw:g>
              </table:table-cell>
              <table:table-cell office:value-type="float" office:value="1">
                <text:p>1</text:p>
                <draw:g>
                  <svg:desc>Arkusz1.C17:Arkusz1.C30</svg:desc>
                </draw:g>
              </table:table-cell>
              <table:table-cell office:value-type="float" office:value="0.04">
                <text:p>0.04</text:p>
                <draw:g>
                  <svg:desc>Arkusz1.H17:Arkusz1.H30</svg:desc>
                </draw:g>
              </table:table-cell>
              <table:table-cell office:value-type="float" office:value="1">
                <text:p>1</text:p>
                <draw:g>
                  <svg:desc>Arkusz1.C32:Arkusz1.C45</svg:desc>
                </draw:g>
              </table:table-cell>
              <table:table-cell office:value-type="float" office:value="0.00161030595813205">
                <text:p>0.00161030595813205</text:p>
                <draw:g>
                  <svg:desc>Arkusz1.H32:Arkusz1.H45</svg:desc>
                </draw:g>
              </table:table-cell>
              <table:table-cell office:value-type="float" office:value="1">
                <text:p>1</text:p>
                <draw:g>
                  <svg:desc>Arkusz1.C47:Arkusz1.C60</svg:desc>
                </draw:g>
              </table:table-cell>
              <table:table-cell office:value-type="float" office:value="0.0000999900009999">
                <text:p>0.0000999900009999</text:p>
                <draw:g>
                  <svg:desc>Arkusz1.H47:Arkusz1.H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5">
                <text:p>5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5">
                <text:p>5</text:p>
              </table:table-cell>
              <table:table-cell office:value-type="float" office:value="0.000499750124937531">
                <text:p>0.000499750124937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0">
                <text:p>10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10">
                <text:p>10</text:p>
              </table:table-cell>
              <table:table-cell office:value-type="float" office:value="0.0158730158730159">
                <text:p>0.0158730158730159</text:p>
              </table:table-cell>
              <table:table-cell office:value-type="float" office:value="10">
                <text:p>10</text:p>
              </table:table-cell>
              <table:table-cell office:value-type="float" office:value="0.000999000999000999">
                <text:p>0.000999000999000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980392156862745">
                <text:p>0.980392156862745</text:p>
              </table:table-cell>
              <table:table-cell office:value-type="float" office:value="50">
                <text:p>50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50">
                <text:p>50</text:p>
              </table:table-cell>
              <table:table-cell office:value-type="float" office:value="0.0746268656716418">
                <text:p>0.0746268656716418</text:p>
              </table:table-cell>
              <table:table-cell office:value-type="float" office:value="50">
                <text:p>50</text:p>
              </table:table-cell>
              <table:table-cell office:value-type="float" office:value="0.00497512437810945">
                <text:p>0.00497512437810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99009900990099">
                <text:p>0.99009900990099</text:p>
              </table:table-cell>
              <table:table-cell office:value-type="float" office:value="100">
                <text:p>100</text:p>
              </table:table-cell>
              <table:table-cell office:value-type="float" office:value="0.806451612903226">
                <text:p>0.806451612903226</text:p>
              </table:table-cell>
              <table:table-cell office:value-type="float" office:value="100">
                <text:p>100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100">
                <text:p>100</text:p>
              </table:table-cell>
              <table:table-cell office:value-type="float" office:value="0.0099009900990099">
                <text:p>0.0099009900990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998003992015968">
                <text:p>0.998003992015968</text:p>
              </table:table-cell>
              <table:table-cell office:value-type="float" office:value="500">
                <text:p>500</text:p>
              </table:table-cell>
              <table:table-cell office:value-type="float" office:value="0.954198473282443">
                <text:p>0.954198473282443</text:p>
              </table:table-cell>
              <table:table-cell office:value-type="float" office:value="500">
                <text:p>500</text:p>
              </table:table-cell>
              <table:table-cell office:value-type="float" office:value="0.446428571428571">
                <text:p>0.446428571428571</text:p>
              </table:table-cell>
              <table:table-cell office:value-type="float" office:value="500">
                <text:p>500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999000999000999">
                <text:p>0.999000999000999</text:p>
              </table:table-cell>
              <table:table-cell office:value-type="float" office:value="1000">
                <text:p>1000</text:p>
              </table:table-cell>
              <table:table-cell office:value-type="float" office:value="0.9765625">
                <text:p>0.9765625</text:p>
              </table:table-cell>
              <table:table-cell office:value-type="float" office:value="1000">
                <text:p>1000</text:p>
              </table:table-cell>
              <table:table-cell office:value-type="float" office:value="0.617283950617284">
                <text:p>0.617283950617284</text:p>
              </table:table-cell>
              <table:table-cell office:value-type="float" office:value="1000">
                <text:p>100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0.999800039992002">
                <text:p>0.999800039992002</text:p>
              </table:table-cell>
              <table:table-cell office:value-type="float" office:value="5000">
                <text:p>5000</text:p>
              </table:table-cell>
              <table:table-cell office:value-type="float" office:value="0.995222929936306">
                <text:p>0.995222929936306</text:p>
              </table:table-cell>
              <table:table-cell office:value-type="float" office:value="5000">
                <text:p>5000</text:p>
              </table:table-cell>
              <table:table-cell office:value-type="float" office:value="0.889679715302491">
                <text:p>0.889679715302491</text:p>
              </table:table-cell>
              <table:table-cell office:value-type="float" office:value="5000">
                <text:p>500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999900009999">
                <text:p>0.999900009999</text:p>
              </table:table-cell>
              <table:table-cell office:value-type="float" office:value="10000">
                <text:p>10000</text:p>
              </table:table-cell>
              <table:table-cell office:value-type="float" office:value="0.997605746209098">
                <text:p>0.997605746209098</text:p>
              </table:table-cell>
              <table:table-cell office:value-type="float" office:value="10000">
                <text:p>10000</text:p>
              </table:table-cell>
              <table:table-cell office:value-type="float" office:value="0.941619585687382">
                <text:p>0.941619585687382</text:p>
              </table:table-cell>
              <table:table-cell office:value-type="float" office:value="10000">
                <text:p>10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0.999980000399992">
                <text:p>0.999980000399992</text:p>
              </table:table-cell>
              <table:table-cell office:value-type="float" office:value="50000">
                <text:p>50000</text:p>
              </table:table-cell>
              <table:table-cell office:value-type="float" office:value="0.999520230289461">
                <text:p>0.999520230289461</text:p>
              </table:table-cell>
              <table:table-cell office:value-type="float" office:value="50000">
                <text:p>50000</text:p>
              </table:table-cell>
              <table:table-cell office:value-type="float" office:value="0.987751876728566">
                <text:p>0.987751876728566</text:p>
              </table:table-cell>
              <table:table-cell office:value-type="float" office:value="50000">
                <text:p>5000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0.999990000099999">
                <text:p>0.999990000099999</text:p>
              </table:table-cell>
              <table:table-cell office:value-type="float" office:value="100000">
                <text:p>100000</text:p>
              </table:table-cell>
              <table:table-cell office:value-type="float" office:value="0.999760057586179">
                <text:p>0.999760057586179</text:p>
              </table:table-cell>
              <table:table-cell office:value-type="float" office:value="100000">
                <text:p>100000</text:p>
              </table:table-cell>
              <table:table-cell office:value-type="float" office:value="0.993838203140529">
                <text:p>0.993838203140529</text:p>
              </table:table-cell>
              <table:table-cell office:value-type="float" office:value="100000">
                <text:p>100000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">
                <text:p>500000</text:p>
              </table:table-cell>
              <table:table-cell office:value-type="float" office:value="0.999998000004">
                <text:p>0.999998000004</text:p>
              </table:table-cell>
              <table:table-cell office:value-type="float" office:value="500000">
                <text:p>500000</text:p>
              </table:table-cell>
              <table:table-cell office:value-type="float" office:value="0.999952002303889">
                <text:p>0.999952002303889</text:p>
              </table:table-cell>
              <table:table-cell office:value-type="float" office:value="500000">
                <text:p>500000</text:p>
              </table:table-cell>
              <table:table-cell office:value-type="float" office:value="0.998761535695737">
                <text:p>0.998761535695737</text:p>
              </table:table-cell>
              <table:table-cell office:value-type="float" office:value="500000">
                <text:p>50000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0.999999000001">
                <text:p>0.999999000001</text:p>
              </table:table-cell>
              <table:table-cell office:value-type="float" office:value="1000000">
                <text:p>1000000</text:p>
              </table:table-cell>
              <table:table-cell office:value-type="float" office:value="0.999976000575986">
                <text:p>0.999976000575986</text:p>
              </table:table-cell>
              <table:table-cell office:value-type="float" office:value="1000000">
                <text:p>1000000</text:p>
              </table:table-cell>
              <table:table-cell office:value-type="float" office:value="0.99938038416182">
                <text:p>0.99938038416182</text:p>
              </table:table-cell>
              <table:table-cell office:value-type="float" office:value="1000000">
                <text:p>1000000</text:p>
              </table:table-cell>
              <table:table-cell office:value-type="float" office:value="0.99009900990099">
                <text:p>0.99009900990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000">
                <text:p>5000000</text:p>
              </table:table-cell>
              <table:table-cell office:value-type="float" office:value="0.99999980000004">
                <text:p>0.99999980000004</text:p>
              </table:table-cell>
              <table:table-cell office:value-type="float" office:value="5000000">
                <text:p>5000000</text:p>
              </table:table-cell>
              <table:table-cell office:value-type="float" office:value="0.99999520002304">
                <text:p>0.99999520002304</text:p>
              </table:table-cell>
              <table:table-cell office:value-type="float" office:value="5000000">
                <text:p>5000000</text:p>
              </table:table-cell>
              <table:table-cell office:value-type="float" office:value="0.999876015374094">
                <text:p>0.999876015374094</text:p>
              </table:table-cell>
              <table:table-cell office:value-type="float" office:value="5000000">
                <text:p>5000000</text:p>
              </table:table-cell>
              <table:table-cell office:value-type="float" office:value="0.998003992015968">
                <text:p>0.9980039920159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02cm" svg:height="11.37cm" xlink:href=".." xlink:type="simple" chart:class="chart:scatter" chart:style-name="ch1">
        <chart:legend chart:legend-position="end" svg:x="14.55cm" svg:y="4.639cm" style:legend-expansion="high" chart:style-name="ch2"/>
        <chart:plot-area chart:style-name="ch3" table:cell-range-address="Arkusz1.C2:Arkusz1.C15 Arkusz1.B3:Arkusz1.B3 Arkusz1.F2:Arkusz1.F15 Arkusz1.B17:Arkusz1.B17 Arkusz1.F17:Arkusz1.F30 Arkusz1.B32:Arkusz1.B32 Arkusz1.F32:Arkusz1.F45 Arkusz1.B47:Arkusz1.B47 Arkusz1.F47:Arkusz1.F60" chart:data-source-has-labels="row" svg:x="0.348cm" svg:y="0.227cm" svg:width="13.854cm" svg:height="10.916cm">
          <chartooo:coordinate-region svg:x="2.372cm" svg:y="0.426cm" svg:width="11.087cm" svg:height="10.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F2:Arkusz1.F15" chart:label-cell-address="Arkusz1.B3:Arkusz1.B3" chart:class="chart:scatter">
            <chart:domain table:cell-range-address="Arkusz1.C2:Arkusz1.C15"/>
            <chart:data-point chart:repeated="14"/>
          </chart:series>
          <chart:series chart:style-name="ch8" chart:values-cell-range-address="Arkusz1.F17:Arkusz1.F30" chart:label-cell-address="Arkusz1.B17:Arkusz1.B17" chart:class="chart:scatter">
            <chart:domain table:cell-range-address="Arkusz1.C17:Arkusz1.C30"/>
            <chart:data-point chart:repeated="14"/>
          </chart:series>
          <chart:series chart:style-name="ch9" chart:values-cell-range-address="Arkusz1.F32:Arkusz1.F45" chart:label-cell-address="Arkusz1.B32:Arkusz1.B32" chart:class="chart:scatter">
            <chart:domain table:cell-range-address="Arkusz1.C32:Arkusz1.C45"/>
            <chart:data-point chart:repeated="14"/>
          </chart:series>
          <chart:series chart:style-name="ch10" chart:values-cell-range-address="Arkusz1.F47:Arkusz1.F60" chart:label-cell-address="Arkusz1.B47:Arkusz1.B47" chart:class="chart:scatter">
            <chart:domain table:cell-range-address="Arkusz1.C47:Arkusz1.C6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1,00</text:p>
                <draw:g>
                  <svg:desc>Arkusz1.B3:Arkusz1.B3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24,00</text:p>
                <draw:g>
                  <svg:desc>Arkusz1.B17:Arkusz1.B17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620,00</text:p>
                <draw:g>
                  <svg:desc>Arkusz1.B32:Arkusz1.B32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10 000,00</text:p>
                <draw:g>
                  <svg:desc>Arkusz1.B47:Arkusz1.B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C2:Arkusz1.C15</svg:desc>
                </draw:g>
              </table:table-cell>
              <table:table-cell office:value-type="float" office:value="1.65">
                <text:p>1.65</text:p>
                <draw:g>
                  <svg:desc>Arkusz1.F2:Arkusz1.F15</svg:desc>
                </draw:g>
              </table:table-cell>
              <table:table-cell office:value-type="float" office:value="1">
                <text:p>1</text:p>
                <draw:g>
                  <svg:desc>Arkusz1.C17:Arkusz1.C30</svg:desc>
                </draw:g>
              </table:table-cell>
              <table:table-cell office:value-type="float" office:value="0.132">
                <text:p>0.132</text:p>
                <draw:g>
                  <svg:desc>Arkusz1.F17:Arkusz1.F30</svg:desc>
                </draw:g>
              </table:table-cell>
              <table:table-cell office:value-type="float" office:value="1">
                <text:p>1</text:p>
                <draw:g>
                  <svg:desc>Arkusz1.C32:Arkusz1.C45</svg:desc>
                </draw:g>
              </table:table-cell>
              <table:table-cell office:value-type="float" office:value="0.00531400966183575">
                <text:p>0.00531400966183575</text:p>
                <draw:g>
                  <svg:desc>Arkusz1.F32:Arkusz1.F45</svg:desc>
                </draw:g>
              </table:table-cell>
              <table:table-cell office:value-type="float" office:value="1">
                <text:p>1</text:p>
                <draw:g>
                  <svg:desc>Arkusz1.C47:Arkusz1.C60</svg:desc>
                </draw:g>
              </table:table-cell>
              <table:table-cell office:value-type="float" office:value="0.00032996700329967">
                <text:p>0.00032996700329967</text:p>
                <draw:g>
                  <svg:desc>Arkusz1.F47:Arkusz1.F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5">
                <text:p>5</text:p>
              </table:table-cell>
              <table:table-cell office:value-type="float" office:value="0.113793103448276">
                <text:p>0.113793103448276</text:p>
              </table:table-cell>
              <table:table-cell office:value-type="float" office:value="5">
                <text:p>5</text:p>
              </table:table-cell>
              <table:table-cell office:value-type="float" office:value="0.00528">
                <text:p>0.00528</text:p>
              </table:table-cell>
              <table:table-cell office:value-type="float" office:value="5">
                <text:p>5</text:p>
              </table:table-cell>
              <table:table-cell office:value-type="float" office:value="0.000329835082458771">
                <text:p>0.000329835082458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10">
                <text:p>10</text:p>
              </table:table-cell>
              <table:table-cell office:value-type="float" office:value="0.0970588235294118">
                <text:p>0.0970588235294118</text:p>
              </table:table-cell>
              <table:table-cell office:value-type="float" office:value="10">
                <text:p>10</text:p>
              </table:table-cell>
              <table:table-cell office:value-type="float" office:value="0.00523809523809524">
                <text:p>0.00523809523809524</text:p>
              </table:table-cell>
              <table:table-cell office:value-type="float" office:value="10">
                <text:p>10</text:p>
              </table:table-cell>
              <table:table-cell office:value-type="float" office:value="0.00032967032967033">
                <text:p>0.00032967032967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647058823529412">
                <text:p>0.0647058823529412</text:p>
              </table:table-cell>
              <table:table-cell office:value-type="float" office:value="50">
                <text:p>50</text:p>
              </table:table-cell>
              <table:table-cell office:value-type="float" office:value="0.0445945945945946">
                <text:p>0.0445945945945946</text:p>
              </table:table-cell>
              <table:table-cell office:value-type="float" office:value="50">
                <text:p>50</text:p>
              </table:table-cell>
              <table:table-cell office:value-type="float" office:value="0.00492537313432836">
                <text:p>0.00492537313432836</text:p>
              </table:table-cell>
              <table:table-cell office:value-type="float" office:value="50">
                <text:p>50</text:p>
              </table:table-cell>
              <table:table-cell office:value-type="float" office:value="0.000328358208955224">
                <text:p>0.000328358208955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326732673267327">
                <text:p>0.0326732673267327</text:p>
              </table:table-cell>
              <table:table-cell office:value-type="float" office:value="100">
                <text:p>100</text:p>
              </table:table-cell>
              <table:table-cell office:value-type="float" office:value="0.0266129032258064">
                <text:p>0.0266129032258064</text:p>
              </table:table-cell>
              <table:table-cell office:value-type="float" office:value="100">
                <text:p>100</text:p>
              </table:table-cell>
              <table:table-cell office:value-type="float" office:value="0.00458333333333333">
                <text:p>0.00458333333333333</text:p>
              </table:table-cell>
              <table:table-cell office:value-type="float" office:value="100">
                <text:p>100</text:p>
              </table:table-cell>
              <table:table-cell office:value-type="float" office:value="0.000326732673267327">
                <text:p>0.000326732673267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00658682634730539">
                <text:p>0.00658682634730539</text:p>
              </table:table-cell>
              <table:table-cell office:value-type="float" office:value="500">
                <text:p>500</text:p>
              </table:table-cell>
              <table:table-cell office:value-type="float" office:value="0.00629770992366412">
                <text:p>0.00629770992366412</text:p>
              </table:table-cell>
              <table:table-cell office:value-type="float" office:value="500">
                <text:p>500</text:p>
              </table:table-cell>
              <table:table-cell office:value-type="float" office:value="0.00294642857142857">
                <text:p>0.00294642857142857</text:p>
              </table:table-cell>
              <table:table-cell office:value-type="float" office:value="500">
                <text:p>500</text:p>
              </table:table-cell>
              <table:table-cell office:value-type="float" office:value="0.000314285714285714">
                <text:p>0.0003142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0032967032967033">
                <text:p>0.0032967032967033</text:p>
              </table:table-cell>
              <table:table-cell office:value-type="float" office:value="1000">
                <text:p>1000</text:p>
              </table:table-cell>
              <table:table-cell office:value-type="float" office:value="0.00322265625">
                <text:p>0.00322265625</text:p>
              </table:table-cell>
              <table:table-cell office:value-type="float" office:value="1000">
                <text:p>1000</text:p>
              </table:table-cell>
              <table:table-cell office:value-type="float" office:value="0.00203703703703704">
                <text:p>0.00203703703703704</text:p>
              </table:table-cell>
              <table:table-cell office:value-type="float" office:value="1000">
                <text:p>1000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0.000659868026394721">
                <text:p>0.000659868026394721</text:p>
              </table:table-cell>
              <table:table-cell office:value-type="float" office:value="5000">
                <text:p>5000</text:p>
              </table:table-cell>
              <table:table-cell office:value-type="float" office:value="0.000656847133757962">
                <text:p>0.000656847133757962</text:p>
              </table:table-cell>
              <table:table-cell office:value-type="float" office:value="5000">
                <text:p>5000</text:p>
              </table:table-cell>
              <table:table-cell office:value-type="float" office:value="0.000587188612099644">
                <text:p>0.000587188612099644</text:p>
              </table:table-cell>
              <table:table-cell office:value-type="float" office:value="5000">
                <text:p>5000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00032996700329967">
                <text:p>0.00032996700329967</text:p>
              </table:table-cell>
              <table:table-cell office:value-type="float" office:value="10000">
                <text:p>10000</text:p>
              </table:table-cell>
              <table:table-cell office:value-type="float" office:value="0.000329209896249002">
                <text:p>0.000329209896249002</text:p>
              </table:table-cell>
              <table:table-cell office:value-type="float" office:value="10000">
                <text:p>10000</text:p>
              </table:table-cell>
              <table:table-cell office:value-type="float" office:value="0.000310734463276836">
                <text:p>0.000310734463276836</text:p>
              </table:table-cell>
              <table:table-cell office:value-type="float" office:value="10000">
                <text:p>10000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0.0000659986800263995">
                <text:p>0.0000659986800263995</text:p>
              </table:table-cell>
              <table:table-cell office:value-type="float" office:value="50000">
                <text:p>50000</text:p>
              </table:table-cell>
              <table:table-cell office:value-type="float" office:value="0.0000659683351991044">
                <text:p>0.0000659683351991044</text:p>
              </table:table-cell>
              <table:table-cell office:value-type="float" office:value="50000">
                <text:p>50000</text:p>
              </table:table-cell>
              <table:table-cell office:value-type="float" office:value="0.0000651916238640853">
                <text:p>0.0000651916238640853</text:p>
              </table:table-cell>
              <table:table-cell office:value-type="float" office:value="50000">
                <text:p>50000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0.0000329996700033">
                <text:p>0.0000329996700033</text:p>
              </table:table-cell>
              <table:table-cell office:value-type="float" office:value="100000">
                <text:p>100000</text:p>
              </table:table-cell>
              <table:table-cell office:value-type="float" office:value="0.0000329920819003439">
                <text:p>0.0000329920819003439</text:p>
              </table:table-cell>
              <table:table-cell office:value-type="float" office:value="100000">
                <text:p>100000</text:p>
              </table:table-cell>
              <table:table-cell office:value-type="float" office:value="0.0000327966607036374">
                <text:p>0.0000327966607036374</text:p>
              </table:table-cell>
              <table:table-cell office:value-type="float" office:value="100000">
                <text:p>100000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">
                <text:p>500000</text:p>
              </table:table-cell>
              <table:table-cell office:value-type="float" office:value="0.0000065999868000264">
                <text:p>0.0000065999868000264</text:p>
              </table:table-cell>
              <table:table-cell office:value-type="float" office:value="500000">
                <text:p>500000</text:p>
              </table:table-cell>
              <table:table-cell office:value-type="float" office:value="0.00000659968321520567">
                <text:p>0.00000659968321520567</text:p>
              </table:table-cell>
              <table:table-cell office:value-type="float" office:value="500000">
                <text:p>500000</text:p>
              </table:table-cell>
              <table:table-cell office:value-type="float" office:value="0.00000659182613559187">
                <text:p>0.00000659182613559187</text:p>
              </table:table-cell>
              <table:table-cell office:value-type="float" office:value="500000">
                <text:p>500000</text:p>
              </table:table-cell>
              <table:table-cell office:value-type="float" office:value="0.00000647058823529412">
                <text:p>0.00000647058823529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32999967000033">
                <text:p>0.0000032999967000033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329992080190075">
                <text:p>0.00000329992080190075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3297955267734">
                <text:p>0.000003297955267734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326732673267327">
                <text:p>0.00000326732673267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659999868000026">
                <text:p>0.000000659999868000026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659996832015206">
                <text:p>0.000000659996832015206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659918170146902">
                <text:p>0.000000659918170146902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658682634730539">
                <text:p>0.0000006586826347305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04cm" svg:height="17.777cm" xlink:href=".." xlink:type="simple" chart:class="chart:scatter" chart:style-name="ch1">
        <chart:legend chart:legend-position="end" svg:x="29.519cm" svg:y="7.842cm" style:legend-expansion="high" chart:style-name="ch2"/>
        <chart:plot-area chart:style-name="ch3" table:cell-range-address="Arkusz2.B1:Arkusz2.B100 Arkusz2.A2:Arkusz2.A100 Arkusz2.C1:Arkusz2.E1" chart:data-source-has-labels="row" svg:x="1.231cm" svg:y="0.548cm" svg:width="24.878cm" svg:height="16.241cm">
          <chartooo:coordinate-region svg:x="1.958cm" svg:y="0.748cm" svg:width="23.501cm" svg:height="15.394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Arkusz2.A2:Arkusz2.A100" chart:label-cell-address="Arkusz2.B1:Arkusz2.B1" chart:class="chart:scatter">
            <chart:domain table:cell-range-address="Arkusz2.B2:Arkusz2.B100"/>
            <chart:data-point chart:repeated="99"/>
          </chart:series>
          <chart:series chart:style-name="ch9" chart:values-cell-range-address="Arkusz2.A2:Arkusz2.A100" chart:label-cell-address="Arkusz2.C1:Arkusz2.C1" chart:class="chart:scatter">
            <chart:domain table:cell-range-address="Arkusz2.C2:Arkusz2.C100"/>
            <chart:data-point chart:repeated="99"/>
          </chart:series>
          <chart:series chart:style-name="ch10" chart:values-cell-range-address="Arkusz2.A2:Arkusz2.A100" chart:label-cell-address="Arkusz2.D1:Arkusz2.D1" chart:class="chart:scatter">
            <chart:domain table:cell-range-address="Arkusz2.D2:Arkusz2.D100"/>
            <chart:data-point chart:repeated="99"/>
          </chart:series>
          <chart:series chart:style-name="ch11" chart:values-cell-range-address="Arkusz2.A2:Arkusz2.A100" chart:label-cell-address="Arkusz2.E1:Arkusz2.E1" chart:class="chart:scatter">
            <chart:domain table:cell-range-address="Arkusz2.E2:Arkusz2.E100"/>
            <chart:data-point chart:repeated="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1</text:p>
                <draw:g>
                  <svg:desc>Arkusz2.B1:Arkusz2.B1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24</text:p>
                <draw:g>
                  <svg:desc>Arkusz2.C1:Arkusz2.C1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620</text:p>
                <draw:g>
                  <svg:desc>Arkusz2.D1:Arkusz2.D1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1000</text:p>
                <draw:g>
                  <svg:desc>Arkusz2.E1:Arkusz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1010101010101">
                <text:p>0.0101010101010101</text:p>
                <draw:g>
                  <svg:desc>Arkusz2.B2:Arkusz2.B100</svg:desc>
                </draw:g>
              </table:table-cell>
              <table:table-cell office:value-type="float" office:value="0.01">
                <text:p>0.01</text:p>
                <draw:g>
                  <svg:desc>Arkusz2.A2:Arkusz2.A100</svg:desc>
                </draw:g>
              </table:table-cell>
              <table:table-cell office:value-type="float" office:value="0.242424242424242">
                <text:p>0.242424242424242</text:p>
                <draw:g>
                  <svg:desc>Arkusz2.C2:Arkusz2.C100</svg:desc>
                </draw:g>
              </table:table-cell>
              <table:table-cell office:value-type="float" office:value="0.01">
                <text:p>0.01</text:p>
                <draw:g>
                  <svg:desc>Arkusz2.A2:Arkusz2.A100</svg:desc>
                </draw:g>
              </table:table-cell>
              <table:table-cell office:value-type="float" office:value="6.26262626262626">
                <text:p>6.26262626262626</text:p>
                <draw:g>
                  <svg:desc>Arkusz2.D2:Arkusz2.D100</svg:desc>
                </draw:g>
              </table:table-cell>
              <table:table-cell office:value-type="float" office:value="0.01">
                <text:p>0.01</text:p>
                <draw:g>
                  <svg:desc>Arkusz2.A2:Arkusz2.A100</svg:desc>
                </draw:g>
              </table:table-cell>
              <table:table-cell office:value-type="float" office:value="101.010101010101">
                <text:p>101.010101010101</text:p>
                <draw:g>
                  <svg:desc>Arkusz2.E2:Arkusz2.E100</svg:desc>
                </draw:g>
              </table:table-cell>
              <table:table-cell office:value-type="float" office:value="0.01">
                <text:p>0.01</text:p>
                <draw:g>
                  <svg:desc>Arkusz2.A2:Arkusz2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4081632653061">
                <text:p>0.0204081632653061</text:p>
              </table:table-cell>
              <table:table-cell office:value-type="float" office:value="0.02">
                <text:p>0.02</text:p>
              </table:table-cell>
              <table:table-cell office:value-type="float" office:value="0.489795918367347">
                <text:p>0.489795918367347</text:p>
              </table:table-cell>
              <table:table-cell office:value-type="float" office:value="0.02">
                <text:p>0.02</text:p>
              </table:table-cell>
              <table:table-cell office:value-type="float" office:value="12.6530612244898">
                <text:p>12.6530612244898</text:p>
              </table:table-cell>
              <table:table-cell office:value-type="float" office:value="0.02">
                <text:p>0.02</text:p>
              </table:table-cell>
              <table:table-cell office:value-type="float" office:value="204.081632653061">
                <text:p>204.08163265306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9278350515464">
                <text:p>0.0309278350515464</text:p>
              </table:table-cell>
              <table:table-cell office:value-type="float" office:value="0.03">
                <text:p>0.03</text:p>
              </table:table-cell>
              <table:table-cell office:value-type="float" office:value="0.742268041237113">
                <text:p>0.742268041237113</text:p>
              </table:table-cell>
              <table:table-cell office:value-type="float" office:value="0.03">
                <text:p>0.03</text:p>
              </table:table-cell>
              <table:table-cell office:value-type="float" office:value="19.1752577319588">
                <text:p>19.1752577319588</text:p>
              </table:table-cell>
              <table:table-cell office:value-type="float" office:value="0.03">
                <text:p>0.03</text:p>
              </table:table-cell>
              <table:table-cell office:value-type="float" office:value="309.278350515464">
                <text:p>309.2783505154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25.8333333333333">
                <text:p>25.8333333333333</text:p>
              </table:table-cell>
              <table:table-cell office:value-type="float" office:value="0.04">
                <text:p>0.04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05">
                <text:p>0.05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0.05">
                <text:p>0.05</text:p>
              </table:table-cell>
              <table:table-cell office:value-type="float" office:value="32.6315789473684">
                <text:p>32.6315789473684</text:p>
              </table:table-cell>
              <table:table-cell office:value-type="float" office:value="0.05">
                <text:p>0.05</text:p>
              </table:table-cell>
              <table:table-cell office:value-type="float" office:value="526.315789473684">
                <text:p>526.3157894736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38297872340426">
                <text:p>0.0638297872340426</text:p>
              </table:table-cell>
              <table:table-cell office:value-type="float" office:value="0.06">
                <text:p>0.06</text:p>
              </table:table-cell>
              <table:table-cell office:value-type="float" office:value="1.53191489361702">
                <text:p>1.53191489361702</text:p>
              </table:table-cell>
              <table:table-cell office:value-type="float" office:value="0.06">
                <text:p>0.06</text:p>
              </table:table-cell>
              <table:table-cell office:value-type="float" office:value="39.5744680851064">
                <text:p>39.5744680851064</text:p>
              </table:table-cell>
              <table:table-cell office:value-type="float" office:value="0.06">
                <text:p>0.06</text:p>
              </table:table-cell>
              <table:table-cell office:value-type="float" office:value="638.297872340426">
                <text:p>638.2978723404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52688172043011">
                <text:p>0.0752688172043011</text:p>
              </table:table-cell>
              <table:table-cell office:value-type="float" office:value="0.07">
                <text:p>0.07</text:p>
              </table:table-cell>
              <table:table-cell office:value-type="float" office:value="1.80645161290323">
                <text:p>1.80645161290323</text:p>
              </table:table-cell>
              <table:table-cell office:value-type="float" office:value="0.07">
                <text:p>0.07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0.07">
                <text:p>0.07</text:p>
              </table:table-cell>
              <table:table-cell office:value-type="float" office:value="752.688172043011">
                <text:p>752.68817204301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69565217391304">
                <text:p>0.0869565217391304</text:p>
              </table:table-cell>
              <table:table-cell office:value-type="float" office:value="0.08">
                <text:p>0.08</text:p>
              </table:table-cell>
              <table:table-cell office:value-type="float" office:value="2.08695652173913">
                <text:p>2.08695652173913</text:p>
              </table:table-cell>
              <table:table-cell office:value-type="float" office:value="0.08">
                <text:p>0.08</text:p>
              </table:table-cell>
              <table:table-cell office:value-type="float" office:value="53.9130434782609">
                <text:p>53.9130434782609</text:p>
              </table:table-cell>
              <table:table-cell office:value-type="float" office:value="0.08">
                <text:p>0.08</text:p>
              </table:table-cell>
              <table:table-cell office:value-type="float" office:value="869.565217391304">
                <text:p>869.5652173913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89010989010989">
                <text:p>0.0989010989010989</text:p>
              </table:table-cell>
              <table:table-cell office:value-type="float" office:value="0.09">
                <text:p>0.09</text:p>
              </table:table-cell>
              <table:table-cell office:value-type="float" office:value="2.37362637362637">
                <text:p>2.37362637362637</text:p>
              </table:table-cell>
              <table:table-cell office:value-type="float" office:value="0.09">
                <text:p>0.09</text:p>
              </table:table-cell>
              <table:table-cell office:value-type="float" office:value="61.3186813186813">
                <text:p>61.3186813186813</text:p>
              </table:table-cell>
              <table:table-cell office:value-type="float" office:value="0.09">
                <text:p>0.09</text:p>
              </table:table-cell>
              <table:table-cell office:value-type="float" office:value="989.010989010989">
                <text:p>989.01098901098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">
                <text:p>0.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1">
                <text:p>0.1</text:p>
              </table:table-cell>
              <table:table-cell office:value-type="float" office:value="68.8888888888889">
                <text:p>68.8888888888889</text:p>
              </table:table-cell>
              <table:table-cell office:value-type="float" office:value="0.1">
                <text:p>0.1</text:p>
              </table:table-cell>
              <table:table-cell office:value-type="float" office:value="1111.11111111111">
                <text:p>1111.111111111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3595505617978">
                <text:p>0.123595505617978</text:p>
              </table:table-cell>
              <table:table-cell office:value-type="float" office:value="0.11">
                <text:p>0.11</text:p>
              </table:table-cell>
              <table:table-cell office:value-type="float" office:value="2.96629213483146">
                <text:p>2.96629213483146</text:p>
              </table:table-cell>
              <table:table-cell office:value-type="float" office:value="0.11">
                <text:p>0.11</text:p>
              </table:table-cell>
              <table:table-cell office:value-type="float" office:value="76.6292134831461">
                <text:p>76.6292134831461</text:p>
              </table:table-cell>
              <table:table-cell office:value-type="float" office:value="0.11">
                <text:p>0.11</text:p>
              </table:table-cell>
              <table:table-cell office:value-type="float" office:value="1235.95505617978">
                <text:p>1235.955056179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12">
                <text:p>0.12</text:p>
              </table:table-cell>
              <table:table-cell office:value-type="float" office:value="3.27272727272727">
                <text:p>3.27272727272727</text:p>
              </table:table-cell>
              <table:table-cell office:value-type="float" office:value="0.12">
                <text:p>0.12</text:p>
              </table:table-cell>
              <table:table-cell office:value-type="float" office:value="84.5454545454545">
                <text:p>84.5454545454545</text:p>
              </table:table-cell>
              <table:table-cell office:value-type="float" office:value="0.12">
                <text:p>0.12</text:p>
              </table:table-cell>
              <table:table-cell office:value-type="float" office:value="1363.63636363636">
                <text:p>1363.636363636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9425287356322">
                <text:p>0.149425287356322</text:p>
              </table:table-cell>
              <table:table-cell office:value-type="float" office:value="0.13">
                <text:p>0.13</text:p>
              </table:table-cell>
              <table:table-cell office:value-type="float" office:value="3.58620689655172">
                <text:p>3.58620689655172</text:p>
              </table:table-cell>
              <table:table-cell office:value-type="float" office:value="0.13">
                <text:p>0.13</text:p>
              </table:table-cell>
              <table:table-cell office:value-type="float" office:value="92.6436781609196">
                <text:p>92.6436781609196</text:p>
              </table:table-cell>
              <table:table-cell office:value-type="float" office:value="0.13">
                <text:p>0.13</text:p>
              </table:table-cell>
              <table:table-cell office:value-type="float" office:value="1494.25287356322">
                <text:p>1494.252873563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2790697674419">
                <text:p>0.162790697674419</text:p>
              </table:table-cell>
              <table:table-cell office:value-type="float" office:value="0.14">
                <text:p>0.14</text:p>
              </table:table-cell>
              <table:table-cell office:value-type="float" office:value="3.90697674418605">
                <text:p>3.90697674418605</text:p>
              </table:table-cell>
              <table:table-cell office:value-type="float" office:value="0.14">
                <text:p>0.14</text:p>
              </table:table-cell>
              <table:table-cell office:value-type="float" office:value="100.93023255814">
                <text:p>100.93023255814</text:p>
              </table:table-cell>
              <table:table-cell office:value-type="float" office:value="0.14">
                <text:p>0.14</text:p>
              </table:table-cell>
              <table:table-cell office:value-type="float" office:value="1627.90697674419">
                <text:p>1627.9069767441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5">
                <text:p>0.15</text:p>
              </table:table-cell>
              <table:table-cell office:value-type="float" office:value="4.23529411764706">
                <text:p>4.23529411764706</text:p>
              </table:table-cell>
              <table:table-cell office:value-type="float" office:value="0.15">
                <text:p>0.15</text:p>
              </table:table-cell>
              <table:table-cell office:value-type="float" office:value="109.411764705882">
                <text:p>109.411764705882</text:p>
              </table:table-cell>
              <table:table-cell office:value-type="float" office:value="0.15">
                <text:p>0.15</text:p>
              </table:table-cell>
              <table:table-cell office:value-type="float" office:value="1764.70588235294">
                <text:p>1764.7058823529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90476190476191">
                <text:p>0.190476190476191</text:p>
              </table:table-cell>
              <table:table-cell office:value-type="float" office:value="0.16">
                <text:p>0.1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0.16">
                <text:p>0.16</text:p>
              </table:table-cell>
              <table:table-cell office:value-type="float" office:value="118.095238095238">
                <text:p>118.095238095238</text:p>
              </table:table-cell>
              <table:table-cell office:value-type="float" office:value="0.16">
                <text:p>0.16</text:p>
              </table:table-cell>
              <table:table-cell office:value-type="float" office:value="1904.76190476191">
                <text:p>1904.7619047619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4819277108434">
                <text:p>0.204819277108434</text:p>
              </table:table-cell>
              <table:table-cell office:value-type="float" office:value="0.17">
                <text:p>0.17</text:p>
              </table:table-cell>
              <table:table-cell office:value-type="float" office:value="4.91566265060241">
                <text:p>4.91566265060241</text:p>
              </table:table-cell>
              <table:table-cell office:value-type="float" office:value="0.17">
                <text:p>0.17</text:p>
              </table:table-cell>
              <table:table-cell office:value-type="float" office:value="126.987951807229">
                <text:p>126.987951807229</text:p>
              </table:table-cell>
              <table:table-cell office:value-type="float" office:value="0.17">
                <text:p>0.17</text:p>
              </table:table-cell>
              <table:table-cell office:value-type="float" office:value="2048.19277108434">
                <text:p>2048.1927710843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0.18">
                <text:p>0.18</text:p>
              </table:table-cell>
              <table:table-cell office:value-type="float" office:value="5.26829268292683">
                <text:p>5.26829268292683</text:p>
              </table:table-cell>
              <table:table-cell office:value-type="float" office:value="0.18">
                <text:p>0.18</text:p>
              </table:table-cell>
              <table:table-cell office:value-type="float" office:value="136.09756097561">
                <text:p>136.09756097561</text:p>
              </table:table-cell>
              <table:table-cell office:value-type="float" office:value="0.18">
                <text:p>0.18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4567901234568">
                <text:p>0.234567901234568</text:p>
              </table:table-cell>
              <table:table-cell office:value-type="float" office:value="0.19">
                <text:p>0.19</text:p>
              </table:table-cell>
              <table:table-cell office:value-type="float" office:value="5.62962962962963">
                <text:p>5.62962962962963</text:p>
              </table:table-cell>
              <table:table-cell office:value-type="float" office:value="0.19">
                <text:p>0.19</text:p>
              </table:table-cell>
              <table:table-cell office:value-type="float" office:value="145.432098765432">
                <text:p>145.432098765432</text:p>
              </table:table-cell>
              <table:table-cell office:value-type="float" office:value="0.19">
                <text:p>0.19</text:p>
              </table:table-cell>
              <table:table-cell office:value-type="float" office:value="2345.67901234568">
                <text:p>2345.6790123456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6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155">
                <text:p>155</text:p>
              </table:table-cell>
              <table:table-cell office:value-type="float" office:value="0.2">
                <text:p>0.2</text:p>
              </table:table-cell>
              <table:table-cell office:value-type="float" office:value="2500">
                <text:p>25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5822784810127">
                <text:p>0.265822784810127</text:p>
              </table:table-cell>
              <table:table-cell office:value-type="float" office:value="0.21">
                <text:p>0.21</text:p>
              </table:table-cell>
              <table:table-cell office:value-type="float" office:value="6.37974683544304">
                <text:p>6.37974683544304</text:p>
              </table:table-cell>
              <table:table-cell office:value-type="float" office:value="0.21">
                <text:p>0.21</text:p>
              </table:table-cell>
              <table:table-cell office:value-type="float" office:value="164.810126582279">
                <text:p>164.810126582279</text:p>
              </table:table-cell>
              <table:table-cell office:value-type="float" office:value="0.21">
                <text:p>0.21</text:p>
              </table:table-cell>
              <table:table-cell office:value-type="float" office:value="2658.22784810127">
                <text:p>2658.2278481012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82051282051282">
                <text:p>0.282051282051282</text:p>
              </table:table-cell>
              <table:table-cell office:value-type="float" office:value="0.22">
                <text:p>0.22</text:p>
              </table:table-cell>
              <table:table-cell office:value-type="float" office:value="6.76923076923077">
                <text:p>6.76923076923077</text:p>
              </table:table-cell>
              <table:table-cell office:value-type="float" office:value="0.22">
                <text:p>0.22</text:p>
              </table:table-cell>
              <table:table-cell office:value-type="float" office:value="174.871794871795">
                <text:p>174.871794871795</text:p>
              </table:table-cell>
              <table:table-cell office:value-type="float" office:value="0.22">
                <text:p>0.22</text:p>
              </table:table-cell>
              <table:table-cell office:value-type="float" office:value="2820.51282051282">
                <text:p>2820.5128205128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8701298701299">
                <text:p>0.298701298701299</text:p>
              </table:table-cell>
              <table:table-cell office:value-type="float" office:value="0.23">
                <text:p>0.23</text:p>
              </table:table-cell>
              <table:table-cell office:value-type="float" office:value="7.16883116883117">
                <text:p>7.16883116883117</text:p>
              </table:table-cell>
              <table:table-cell office:value-type="float" office:value="0.23">
                <text:p>0.23</text:p>
              </table:table-cell>
              <table:table-cell office:value-type="float" office:value="185.194805194805">
                <text:p>185.194805194805</text:p>
              </table:table-cell>
              <table:table-cell office:value-type="float" office:value="0.23">
                <text:p>0.23</text:p>
              </table:table-cell>
              <table:table-cell office:value-type="float" office:value="2987.01298701299">
                <text:p>2987.0129870129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0.24">
                <text:p>0.24</text:p>
              </table:table-cell>
              <table:table-cell office:value-type="float" office:value="7.57894736842105">
                <text:p>7.57894736842105</text:p>
              </table:table-cell>
              <table:table-cell office:value-type="float" office:value="0.24">
                <text:p>0.24</text:p>
              </table:table-cell>
              <table:table-cell office:value-type="float" office:value="195.789473684211">
                <text:p>195.789473684211</text:p>
              </table:table-cell>
              <table:table-cell office:value-type="float" office:value="0.24">
                <text:p>0.24</text:p>
              </table:table-cell>
              <table:table-cell office:value-type="float" office:value="3157.89473684211">
                <text:p>3157.8947368421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8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206.666666666667">
                <text:p>206.666666666667</text:p>
              </table:table-cell>
              <table:table-cell office:value-type="float" office:value="0.25">
                <text:p>0.25</text:p>
              </table:table-cell>
              <table:table-cell office:value-type="float" office:value="3333.33333333333">
                <text:p>3333.33333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26">
                <text:p>0.26</text:p>
              </table:table-cell>
              <table:table-cell office:value-type="float" office:value="8.43243243243243">
                <text:p>8.43243243243243</text:p>
              </table:table-cell>
              <table:table-cell office:value-type="float" office:value="0.26">
                <text:p>0.26</text:p>
              </table:table-cell>
              <table:table-cell office:value-type="float" office:value="217.837837837838">
                <text:p>217.837837837838</text:p>
              </table:table-cell>
              <table:table-cell office:value-type="float" office:value="0.26">
                <text:p>0.26</text:p>
              </table:table-cell>
              <table:table-cell office:value-type="float" office:value="3513.51351351351">
                <text:p>3513.5135135135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986301369863">
                <text:p>0.36986301369863</text:p>
              </table:table-cell>
              <table:table-cell office:value-type="float" office:value="0.27">
                <text:p>0.27</text:p>
              </table:table-cell>
              <table:table-cell office:value-type="float" office:value="8.87671232876712">
                <text:p>8.87671232876712</text:p>
              </table:table-cell>
              <table:table-cell office:value-type="float" office:value="0.27">
                <text:p>0.27</text:p>
              </table:table-cell>
              <table:table-cell office:value-type="float" office:value="229.315068493151">
                <text:p>229.315068493151</text:p>
              </table:table-cell>
              <table:table-cell office:value-type="float" office:value="0.27">
                <text:p>0.27</text:p>
              </table:table-cell>
              <table:table-cell office:value-type="float" office:value="3698.6301369863">
                <text:p>3698.63013698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28">
                <text:p>0.28</text:p>
              </table:table-cell>
              <table:table-cell office:value-type="float" office:value="9.33333333333334">
                <text:p>9.33333333333334</text:p>
              </table:table-cell>
              <table:table-cell office:value-type="float" office:value="0.28">
                <text:p>0.28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0.28">
                <text:p>0.28</text:p>
              </table:table-cell>
              <table:table-cell office:value-type="float" office:value="3888.88888888889">
                <text:p>3888.8888888888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8450704225352">
                <text:p>0.408450704225352</text:p>
              </table:table-cell>
              <table:table-cell office:value-type="float" office:value="0.29">
                <text:p>0.29</text:p>
              </table:table-cell>
              <table:table-cell office:value-type="float" office:value="9.80281690140845">
                <text:p>9.80281690140845</text:p>
              </table:table-cell>
              <table:table-cell office:value-type="float" office:value="0.29">
                <text:p>0.29</text:p>
              </table:table-cell>
              <table:table-cell office:value-type="float" office:value="253.239436619718">
                <text:p>253.239436619718</text:p>
              </table:table-cell>
              <table:table-cell office:value-type="float" office:value="0.29">
                <text:p>0.29</text:p>
              </table:table-cell>
              <table:table-cell office:value-type="float" office:value="4084.50704225352">
                <text:p>4084.5070422535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3">
                <text:p>0.3</text:p>
              </table:table-cell>
              <table:table-cell office:value-type="float" office:value="10.2857142857143">
                <text:p>10.2857142857143</text:p>
              </table:table-cell>
              <table:table-cell office:value-type="float" office:value="0.3">
                <text:p>0.3</text:p>
              </table:table-cell>
              <table:table-cell office:value-type="float" office:value="265.714285714286">
                <text:p>265.714285714286</text:p>
              </table:table-cell>
              <table:table-cell office:value-type="float" office:value="0.3">
                <text:p>0.3</text:p>
              </table:table-cell>
              <table:table-cell office:value-type="float" office:value="4285.71428571429">
                <text:p>4285.7142857142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9275362318841">
                <text:p>0.449275362318841</text:p>
              </table:table-cell>
              <table:table-cell office:value-type="float" office:value="0.31">
                <text:p>0.31</text:p>
              </table:table-cell>
              <table:table-cell office:value-type="float" office:value="10.7826086956522">
                <text:p>10.7826086956522</text:p>
              </table:table-cell>
              <table:table-cell office:value-type="float" office:value="0.31">
                <text:p>0.31</text:p>
              </table:table-cell>
              <table:table-cell office:value-type="float" office:value="278.550724637681">
                <text:p>278.550724637681</text:p>
              </table:table-cell>
              <table:table-cell office:value-type="float" office:value="0.31">
                <text:p>0.31</text:p>
              </table:table-cell>
              <table:table-cell office:value-type="float" office:value="4492.75362318841">
                <text:p>4492.7536231884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0.32">
                <text:p>0.32</text:p>
              </table:table-cell>
              <table:table-cell office:value-type="float" office:value="11.2941176470588">
                <text:p>11.2941176470588</text:p>
              </table:table-cell>
              <table:table-cell office:value-type="float" office:value="0.32">
                <text:p>0.32</text:p>
              </table:table-cell>
              <table:table-cell office:value-type="float" office:value="291.764705882353">
                <text:p>291.764705882353</text:p>
              </table:table-cell>
              <table:table-cell office:value-type="float" office:value="0.32">
                <text:p>0.32</text:p>
              </table:table-cell>
              <table:table-cell office:value-type="float" office:value="4705.88235294118">
                <text:p>4705.8823529411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2537313432836">
                <text:p>0.492537313432836</text:p>
              </table:table-cell>
              <table:table-cell office:value-type="float" office:value="0.33">
                <text:p>0.33</text:p>
              </table:table-cell>
              <table:table-cell office:value-type="float" office:value="11.8208955223881">
                <text:p>11.8208955223881</text:p>
              </table:table-cell>
              <table:table-cell office:value-type="float" office:value="0.33">
                <text:p>0.33</text:p>
              </table:table-cell>
              <table:table-cell office:value-type="float" office:value="305.373134328358">
                <text:p>305.373134328358</text:p>
              </table:table-cell>
              <table:table-cell office:value-type="float" office:value="0.33">
                <text:p>0.33</text:p>
              </table:table-cell>
              <table:table-cell office:value-type="float" office:value="4925.37313432836">
                <text:p>4925.3731343283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0.34">
                <text:p>0.34</text:p>
              </table:table-cell>
              <table:table-cell office:value-type="float" office:value="12.3636363636364">
                <text:p>12.3636363636364</text:p>
              </table:table-cell>
              <table:table-cell office:value-type="float" office:value="0.34">
                <text:p>0.34</text:p>
              </table:table-cell>
              <table:table-cell office:value-type="float" office:value="319.393939393939">
                <text:p>319.393939393939</text:p>
              </table:table-cell>
              <table:table-cell office:value-type="float" office:value="0.34">
                <text:p>0.34</text:p>
              </table:table-cell>
              <table:table-cell office:value-type="float" office:value="5151.51515151515">
                <text:p>5151.5151515151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8461538461539">
                <text:p>0.538461538461539</text:p>
              </table:table-cell>
              <table:table-cell office:value-type="float" office:value="0.35">
                <text:p>0.35</text:p>
              </table:table-cell>
              <table:table-cell office:value-type="float" office:value="12.9230769230769">
                <text:p>12.9230769230769</text:p>
              </table:table-cell>
              <table:table-cell office:value-type="float" office:value="0.35">
                <text:p>0.35</text:p>
              </table:table-cell>
              <table:table-cell office:value-type="float" office:value="333.846153846154">
                <text:p>333.846153846154</text:p>
              </table:table-cell>
              <table:table-cell office:value-type="float" office:value="0.35">
                <text:p>0.35</text:p>
              </table:table-cell>
              <table:table-cell office:value-type="float" office:value="5384.61538461539">
                <text:p>5384.6153846153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625">
                <text:p>0.5625</text:p>
              </table:table-cell>
              <table:table-cell office:value-type="float" office:value="0.36">
                <text:p>0.36</text:p>
              </table:table-cell>
              <table:table-cell office:value-type="float" office:value="13.5">
                <text:p>13.5</text:p>
              </table:table-cell>
              <table:table-cell office:value-type="float" office:value="0.36">
                <text:p>0.36</text:p>
              </table:table-cell>
              <table:table-cell office:value-type="float" office:value="348.75">
                <text:p>348.75</text:p>
              </table:table-cell>
              <table:table-cell office:value-type="float" office:value="0.36">
                <text:p>0.36</text:p>
              </table:table-cell>
              <table:table-cell office:value-type="float" office:value="5625">
                <text:p>56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87301587301587">
                <text:p>0.587301587301587</text:p>
              </table:table-cell>
              <table:table-cell office:value-type="float" office:value="0.37">
                <text:p>0.37</text:p>
              </table:table-cell>
              <table:table-cell office:value-type="float" office:value="14.0952380952381">
                <text:p>14.0952380952381</text:p>
              </table:table-cell>
              <table:table-cell office:value-type="float" office:value="0.37">
                <text:p>0.37</text:p>
              </table:table-cell>
              <table:table-cell office:value-type="float" office:value="364.126984126984">
                <text:p>364.126984126984</text:p>
              </table:table-cell>
              <table:table-cell office:value-type="float" office:value="0.37">
                <text:p>0.37</text:p>
              </table:table-cell>
              <table:table-cell office:value-type="float" office:value="5873.01587301587">
                <text:p>5873.0158730158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38">
                <text:p>0.38</text:p>
              </table:table-cell>
              <table:table-cell office:value-type="float" office:value="14.7096774193548">
                <text:p>14.7096774193548</text:p>
              </table:table-cell>
              <table:table-cell office:value-type="float" office:value="0.38">
                <text:p>0.38</text:p>
              </table:table-cell>
              <table:table-cell office:value-type="float" office:value="380">
                <text:p>380</text:p>
              </table:table-cell>
              <table:table-cell office:value-type="float" office:value="0.38">
                <text:p>0.38</text:p>
              </table:table-cell>
              <table:table-cell office:value-type="float" office:value="6129.03225806452">
                <text:p>6129.0322580645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9344262295082">
                <text:p>0.639344262295082</text:p>
              </table:table-cell>
              <table:table-cell office:value-type="float" office:value="0.39">
                <text:p>0.39</text:p>
              </table:table-cell>
              <table:table-cell office:value-type="float" office:value="15.344262295082">
                <text:p>15.344262295082</text:p>
              </table:table-cell>
              <table:table-cell office:value-type="float" office:value="0.39">
                <text:p>0.39</text:p>
              </table:table-cell>
              <table:table-cell office:value-type="float" office:value="396.393442622951">
                <text:p>396.393442622951</text:p>
              </table:table-cell>
              <table:table-cell office:value-type="float" office:value="0.39">
                <text:p>0.39</text:p>
              </table:table-cell>
              <table:table-cell office:value-type="float" office:value="6393.44262295082">
                <text:p>6393.4426229508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">
                <text:p>0.4</text:p>
              </table:table-cell>
              <table:table-cell office:value-type="float" office:value="16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413.333333333333">
                <text:p>413.333333333333</text:p>
              </table:table-cell>
              <table:table-cell office:value-type="float" office:value="0.4">
                <text:p>0.4</text:p>
              </table:table-cell>
              <table:table-cell office:value-type="float" office:value="6666.66666666667">
                <text:p>6666.66666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4915254237288">
                <text:p>0.694915254237288</text:p>
              </table:table-cell>
              <table:table-cell office:value-type="float" office:value="0.41">
                <text:p>0.41</text:p>
              </table:table-cell>
              <table:table-cell office:value-type="float" office:value="16.6779661016949">
                <text:p>16.6779661016949</text:p>
              </table:table-cell>
              <table:table-cell office:value-type="float" office:value="0.41">
                <text:p>0.41</text:p>
              </table:table-cell>
              <table:table-cell office:value-type="float" office:value="430.847457627119">
                <text:p>430.847457627119</text:p>
              </table:table-cell>
              <table:table-cell office:value-type="float" office:value="0.41">
                <text:p>0.41</text:p>
              </table:table-cell>
              <table:table-cell office:value-type="float" office:value="6949.15254237288">
                <text:p>6949.1525423728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0.42">
                <text:p>0.42</text:p>
              </table:table-cell>
              <table:table-cell office:value-type="float" office:value="17.3793103448276">
                <text:p>17.3793103448276</text:p>
              </table:table-cell>
              <table:table-cell office:value-type="float" office:value="0.42">
                <text:p>0.42</text:p>
              </table:table-cell>
              <table:table-cell office:value-type="float" office:value="448.965517241379">
                <text:p>448.965517241379</text:p>
              </table:table-cell>
              <table:table-cell office:value-type="float" office:value="0.42">
                <text:p>0.42</text:p>
              </table:table-cell>
              <table:table-cell office:value-type="float" office:value="7241.37931034483">
                <text:p>7241.3793103448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54385964912281">
                <text:p>0.754385964912281</text:p>
              </table:table-cell>
              <table:table-cell office:value-type="float" office:value="0.43">
                <text:p>0.43</text:p>
              </table:table-cell>
              <table:table-cell office:value-type="float" office:value="18.1052631578947">
                <text:p>18.1052631578947</text:p>
              </table:table-cell>
              <table:table-cell office:value-type="float" office:value="0.43">
                <text:p>0.43</text:p>
              </table:table-cell>
              <table:table-cell office:value-type="float" office:value="467.719298245614">
                <text:p>467.719298245614</text:p>
              </table:table-cell>
              <table:table-cell office:value-type="float" office:value="0.43">
                <text:p>0.43</text:p>
              </table:table-cell>
              <table:table-cell office:value-type="float" office:value="7543.85964912281">
                <text:p>7543.8596491228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44">
                <text:p>0.44</text:p>
              </table:table-cell>
              <table:table-cell office:value-type="float" office:value="18.8571428571429">
                <text:p>18.8571428571429</text:p>
              </table:table-cell>
              <table:table-cell office:value-type="float" office:value="0.44">
                <text:p>0.44</text:p>
              </table:table-cell>
              <table:table-cell office:value-type="float" office:value="487.142857142857">
                <text:p>487.142857142857</text:p>
              </table:table-cell>
              <table:table-cell office:value-type="float" office:value="0.44">
                <text:p>0.44</text:p>
              </table:table-cell>
              <table:table-cell office:value-type="float" office:value="7857.14285714286">
                <text:p>7857.1428571428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45">
                <text:p>0.45</text:p>
              </table:table-cell>
              <table:table-cell office:value-type="float" office:value="19.6363636363636">
                <text:p>19.6363636363636</text:p>
              </table:table-cell>
              <table:table-cell office:value-type="float" office:value="0.45">
                <text:p>0.45</text:p>
              </table:table-cell>
              <table:table-cell office:value-type="float" office:value="507.272727272727">
                <text:p>507.272727272727</text:p>
              </table:table-cell>
              <table:table-cell office:value-type="float" office:value="0.45">
                <text:p>0.45</text:p>
              </table:table-cell>
              <table:table-cell office:value-type="float" office:value="8181.81818181818">
                <text:p>8181.8181818181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51851851851852">
                <text:p>0.851851851851852</text:p>
              </table:table-cell>
              <table:table-cell office:value-type="float" office:value="0.46">
                <text:p>0.46</text:p>
              </table:table-cell>
              <table:table-cell office:value-type="float" office:value="20.4444444444444">
                <text:p>20.4444444444444</text:p>
              </table:table-cell>
              <table:table-cell office:value-type="float" office:value="0.46">
                <text:p>0.46</text:p>
              </table:table-cell>
              <table:table-cell office:value-type="float" office:value="528.148148148148">
                <text:p>528.148148148148</text:p>
              </table:table-cell>
              <table:table-cell office:value-type="float" office:value="0.46">
                <text:p>0.46</text:p>
              </table:table-cell>
              <table:table-cell office:value-type="float" office:value="8518.51851851852">
                <text:p>8518.5185185185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86792452830189">
                <text:p>0.886792452830189</text:p>
              </table:table-cell>
              <table:table-cell office:value-type="float" office:value="0.47">
                <text:p>0.47</text:p>
              </table:table-cell>
              <table:table-cell office:value-type="float" office:value="21.2830188679245">
                <text:p>21.2830188679245</text:p>
              </table:table-cell>
              <table:table-cell office:value-type="float" office:value="0.47">
                <text:p>0.47</text:p>
              </table:table-cell>
              <table:table-cell office:value-type="float" office:value="549.811320754717">
                <text:p>549.811320754717</text:p>
              </table:table-cell>
              <table:table-cell office:value-type="float" office:value="0.47">
                <text:p>0.47</text:p>
              </table:table-cell>
              <table:table-cell office:value-type="float" office:value="8867.92452830189">
                <text:p>8867.9245283018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48">
                <text:p>0.48</text:p>
              </table:table-cell>
              <table:table-cell office:value-type="float" office:value="22.1538461538462">
                <text:p>22.1538461538462</text:p>
              </table:table-cell>
              <table:table-cell office:value-type="float" office:value="0.48">
                <text:p>0.48</text:p>
              </table:table-cell>
              <table:table-cell office:value-type="float" office:value="572.307692307692">
                <text:p>572.307692307692</text:p>
              </table:table-cell>
              <table:table-cell office:value-type="float" office:value="0.48">
                <text:p>0.48</text:p>
              </table:table-cell>
              <table:table-cell office:value-type="float" office:value="9230.76923076923">
                <text:p>9230.7692307692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078431372549">
                <text:p>0.96078431372549</text:p>
              </table:table-cell>
              <table:table-cell office:value-type="float" office:value="0.49">
                <text:p>0.49</text:p>
              </table:table-cell>
              <table:table-cell office:value-type="float" office:value="23.0588235294118">
                <text:p>23.0588235294118</text:p>
              </table:table-cell>
              <table:table-cell office:value-type="float" office:value="0.49">
                <text:p>0.49</text:p>
              </table:table-cell>
              <table:table-cell office:value-type="float" office:value="595.686274509804">
                <text:p>595.686274509804</text:p>
              </table:table-cell>
              <table:table-cell office:value-type="float" office:value="0.49">
                <text:p>0.49</text:p>
              </table:table-cell>
              <table:table-cell office:value-type="float" office:value="9607.8431372549">
                <text:p>9607.843137254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24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620">
                <text:p>620</text:p>
              </table:table-cell>
              <table:table-cell office:value-type="float" office:value="0.5">
                <text:p>0.5</text:p>
              </table:table-cell>
              <table:table-cell office:value-type="float" office:value="10000">
                <text:p>10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4081632653061">
                <text:p>1.04081632653061</text:p>
              </table:table-cell>
              <table:table-cell office:value-type="float" office:value="0.51">
                <text:p>0.51</text:p>
              </table:table-cell>
              <table:table-cell office:value-type="float" office:value="24.9795918367347">
                <text:p>24.9795918367347</text:p>
              </table:table-cell>
              <table:table-cell office:value-type="float" office:value="0.51">
                <text:p>0.51</text:p>
              </table:table-cell>
              <table:table-cell office:value-type="float" office:value="645.30612244898">
                <text:p>645.30612244898</text:p>
              </table:table-cell>
              <table:table-cell office:value-type="float" office:value="0.51">
                <text:p>0.51</text:p>
              </table:table-cell>
              <table:table-cell office:value-type="float" office:value="10408.1632653061">
                <text:p>10408.163265306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52">
                <text:p>0.52</text:p>
              </table:table-cell>
              <table:table-cell office:value-type="float" office:value="26">
                <text:p>26</text:p>
              </table:table-cell>
              <table:table-cell office:value-type="float" office:value="0.52">
                <text:p>0.52</text:p>
              </table:table-cell>
              <table:table-cell office:value-type="float" office:value="671.666666666667">
                <text:p>671.666666666667</text:p>
              </table:table-cell>
              <table:table-cell office:value-type="float" office:value="0.52">
                <text:p>0.52</text:p>
              </table:table-cell>
              <table:table-cell office:value-type="float" office:value="10833.3333333333">
                <text:p>10833.333333333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2765957446809">
                <text:p>1.12765957446809</text:p>
              </table:table-cell>
              <table:table-cell office:value-type="float" office:value="0.53">
                <text:p>0.53</text:p>
              </table:table-cell>
              <table:table-cell office:value-type="float" office:value="27.063829787234">
                <text:p>27.063829787234</text:p>
              </table:table-cell>
              <table:table-cell office:value-type="float" office:value="0.53">
                <text:p>0.53</text:p>
              </table:table-cell>
              <table:table-cell office:value-type="float" office:value="699.148936170213">
                <text:p>699.148936170213</text:p>
              </table:table-cell>
              <table:table-cell office:value-type="float" office:value="0.53">
                <text:p>0.53</text:p>
              </table:table-cell>
              <table:table-cell office:value-type="float" office:value="11276.5957446809">
                <text:p>11276.595744680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7391304347826">
                <text:p>1.17391304347826</text:p>
              </table:table-cell>
              <table:table-cell office:value-type="float" office:value="0.54">
                <text:p>0.54</text:p>
              </table:table-cell>
              <table:table-cell office:value-type="float" office:value="28.1739130434783">
                <text:p>28.1739130434783</text:p>
              </table:table-cell>
              <table:table-cell office:value-type="float" office:value="0.54">
                <text:p>0.54</text:p>
              </table:table-cell>
              <table:table-cell office:value-type="float" office:value="727.826086956522">
                <text:p>727.826086956522</text:p>
              </table:table-cell>
              <table:table-cell office:value-type="float" office:value="0.54">
                <text:p>0.54</text:p>
              </table:table-cell>
              <table:table-cell office:value-type="float" office:value="11739.1304347826">
                <text:p>11739.130434782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55">
                <text:p>0.55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0.55">
                <text:p>0.55</text:p>
              </table:table-cell>
              <table:table-cell office:value-type="float" office:value="757.777777777778">
                <text:p>757.777777777778</text:p>
              </table:table-cell>
              <table:table-cell office:value-type="float" office:value="0.55">
                <text:p>0.55</text:p>
              </table:table-cell>
              <table:table-cell office:value-type="float" office:value="12222.2222222222">
                <text:p>12222.222222222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0.56">
                <text:p>0.56</text:p>
              </table:table-cell>
              <table:table-cell office:value-type="float" office:value="30.5454545454546">
                <text:p>30.5454545454546</text:p>
              </table:table-cell>
              <table:table-cell office:value-type="float" office:value="0.56">
                <text:p>0.56</text:p>
              </table:table-cell>
              <table:table-cell office:value-type="float" office:value="789.090909090909">
                <text:p>789.090909090909</text:p>
              </table:table-cell>
              <table:table-cell office:value-type="float" office:value="0.56">
                <text:p>0.56</text:p>
              </table:table-cell>
              <table:table-cell office:value-type="float" office:value="12727.2727272727">
                <text:p>12727.272727272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2558139534884">
                <text:p>1.32558139534884</text:p>
              </table:table-cell>
              <table:table-cell office:value-type="float" office:value="0.57">
                <text:p>0.57</text:p>
              </table:table-cell>
              <table:table-cell office:value-type="float" office:value="31.8139534883721">
                <text:p>31.8139534883721</text:p>
              </table:table-cell>
              <table:table-cell office:value-type="float" office:value="0.57">
                <text:p>0.57</text:p>
              </table:table-cell>
              <table:table-cell office:value-type="float" office:value="821.860465116279">
                <text:p>821.860465116279</text:p>
              </table:table-cell>
              <table:table-cell office:value-type="float" office:value="0.57">
                <text:p>0.57</text:p>
              </table:table-cell>
              <table:table-cell office:value-type="float" office:value="13255.8139534884">
                <text:p>13255.813953488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8095238095238">
                <text:p>1.38095238095238</text:p>
              </table:table-cell>
              <table:table-cell office:value-type="float" office:value="0.58">
                <text:p>0.58</text:p>
              </table:table-cell>
              <table:table-cell office:value-type="float" office:value="33.1428571428572">
                <text:p>33.1428571428572</text:p>
              </table:table-cell>
              <table:table-cell office:value-type="float" office:value="0.58">
                <text:p>0.58</text:p>
              </table:table-cell>
              <table:table-cell office:value-type="float" office:value="856.190476190477">
                <text:p>856.190476190477</text:p>
              </table:table-cell>
              <table:table-cell office:value-type="float" office:value="0.58">
                <text:p>0.58</text:p>
              </table:table-cell>
              <table:table-cell office:value-type="float" office:value="13809.5238095238">
                <text:p>13809.523809523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390243902439">
                <text:p>1.4390243902439</text:p>
              </table:table-cell>
              <table:table-cell office:value-type="float" office:value="0.59">
                <text:p>0.59</text:p>
              </table:table-cell>
              <table:table-cell office:value-type="float" office:value="34.5365853658537">
                <text:p>34.5365853658537</text:p>
              </table:table-cell>
              <table:table-cell office:value-type="float" office:value="0.59">
                <text:p>0.59</text:p>
              </table:table-cell>
              <table:table-cell office:value-type="float" office:value="892.195121951219">
                <text:p>892.195121951219</text:p>
              </table:table-cell>
              <table:table-cell office:value-type="float" office:value="0.59">
                <text:p>0.59</text:p>
              </table:table-cell>
              <table:table-cell office:value-type="float" office:value="14390.243902439">
                <text:p>14390.24390243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">
                <text:p>1.5</text:p>
              </table:table-cell>
              <table:table-cell office:value-type="float" office:value="0.6">
                <text:p>0.6</text:p>
              </table:table-cell>
              <table:table-cell office:value-type="float" office:value="36">
                <text:p>36</text:p>
              </table:table-cell>
              <table:table-cell office:value-type="float" office:value="0.6">
                <text:p>0.6</text:p>
              </table:table-cell>
              <table:table-cell office:value-type="float" office:value="930">
                <text:p>930</text:p>
              </table:table-cell>
              <table:table-cell office:value-type="float" office:value="0.6">
                <text:p>0.6</text:p>
              </table:table-cell>
              <table:table-cell office:value-type="float" office:value="15000">
                <text:p>150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6410256410256">
                <text:p>1.56410256410256</text:p>
              </table:table-cell>
              <table:table-cell office:value-type="float" office:value="0.61">
                <text:p>0.61</text:p>
              </table:table-cell>
              <table:table-cell office:value-type="float" office:value="37.5384615384615">
                <text:p>37.5384615384615</text:p>
              </table:table-cell>
              <table:table-cell office:value-type="float" office:value="0.61">
                <text:p>0.61</text:p>
              </table:table-cell>
              <table:table-cell office:value-type="float" office:value="969.74358974359">
                <text:p>969.74358974359</text:p>
              </table:table-cell>
              <table:table-cell office:value-type="float" office:value="0.61">
                <text:p>0.61</text:p>
              </table:table-cell>
              <table:table-cell office:value-type="float" office:value="15641.0256410256">
                <text:p>15641.025641025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0.62">
                <text:p>0.62</text:p>
              </table:table-cell>
              <table:table-cell office:value-type="float" office:value="39.1578947368421">
                <text:p>39.1578947368421</text:p>
              </table:table-cell>
              <table:table-cell office:value-type="float" office:value="0.62">
                <text:p>0.62</text:p>
              </table:table-cell>
              <table:table-cell office:value-type="float" office:value="1011.57894736842">
                <text:p>1011.57894736842</text:p>
              </table:table-cell>
              <table:table-cell office:value-type="float" office:value="0.62">
                <text:p>0.62</text:p>
              </table:table-cell>
              <table:table-cell office:value-type="float" office:value="16315.7894736842">
                <text:p>16315.789473684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027027027027">
                <text:p>1.7027027027027</text:p>
              </table:table-cell>
              <table:table-cell office:value-type="float" office:value="0.63">
                <text:p>0.63</text:p>
              </table:table-cell>
              <table:table-cell office:value-type="float" office:value="40.8648648648649">
                <text:p>40.8648648648649</text:p>
              </table:table-cell>
              <table:table-cell office:value-type="float" office:value="0.63">
                <text:p>0.63</text:p>
              </table:table-cell>
              <table:table-cell office:value-type="float" office:value="1055.67567567568">
                <text:p>1055.67567567568</text:p>
              </table:table-cell>
              <table:table-cell office:value-type="float" office:value="0.63">
                <text:p>0.63</text:p>
              </table:table-cell>
              <table:table-cell office:value-type="float" office:value="17027.027027027">
                <text:p>17027.02702702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0.64">
                <text:p>0.64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0.64">
                <text:p>0.64</text:p>
              </table:table-cell>
              <table:table-cell office:value-type="float" office:value="1102.22222222222">
                <text:p>1102.22222222222</text:p>
              </table:table-cell>
              <table:table-cell office:value-type="float" office:value="0.64">
                <text:p>0.64</text:p>
              </table:table-cell>
              <table:table-cell office:value-type="float" office:value="17777.7777777778">
                <text:p>17777.777777777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0.65">
                <text:p>0.65</text:p>
              </table:table-cell>
              <table:table-cell office:value-type="float" office:value="44.5714285714286">
                <text:p>44.5714285714286</text:p>
              </table:table-cell>
              <table:table-cell office:value-type="float" office:value="0.65">
                <text:p>0.65</text:p>
              </table:table-cell>
              <table:table-cell office:value-type="float" office:value="1151.42857142857">
                <text:p>1151.42857142857</text:p>
              </table:table-cell>
              <table:table-cell office:value-type="float" office:value="0.65">
                <text:p>0.65</text:p>
              </table:table-cell>
              <table:table-cell office:value-type="float" office:value="18571.4285714286">
                <text:p>18571.428571428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4117647058824">
                <text:p>1.94117647058824</text:p>
              </table:table-cell>
              <table:table-cell office:value-type="float" office:value="0.66">
                <text:p>0.66</text:p>
              </table:table-cell>
              <table:table-cell office:value-type="float" office:value="46.5882352941177">
                <text:p>46.5882352941177</text:p>
              </table:table-cell>
              <table:table-cell office:value-type="float" office:value="0.66">
                <text:p>0.66</text:p>
              </table:table-cell>
              <table:table-cell office:value-type="float" office:value="1203.52941176471">
                <text:p>1203.52941176471</text:p>
              </table:table-cell>
              <table:table-cell office:value-type="float" office:value="0.66">
                <text:p>0.66</text:p>
              </table:table-cell>
              <table:table-cell office:value-type="float" office:value="19411.7647058824">
                <text:p>19411.764705882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3030303030303">
                <text:p>2.03030303030303</text:p>
              </table:table-cell>
              <table:table-cell office:value-type="float" office:value="0.67">
                <text:p>0.67</text:p>
              </table:table-cell>
              <table:table-cell office:value-type="float" office:value="48.7272727272727">
                <text:p>48.7272727272727</text:p>
              </table:table-cell>
              <table:table-cell office:value-type="float" office:value="0.67">
                <text:p>0.67</text:p>
              </table:table-cell>
              <table:table-cell office:value-type="float" office:value="1258.78787878788">
                <text:p>1258.78787878788</text:p>
              </table:table-cell>
              <table:table-cell office:value-type="float" office:value="0.67">
                <text:p>0.67</text:p>
              </table:table-cell>
              <table:table-cell office:value-type="float" office:value="20303.0303030303">
                <text:p>20303.030303030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25">
                <text:p>2.125</text:p>
              </table:table-cell>
              <table:table-cell office:value-type="float" office:value="0.68">
                <text:p>0.68</text:p>
              </table:table-cell>
              <table:table-cell office:value-type="float" office:value="51">
                <text:p>51</text:p>
              </table:table-cell>
              <table:table-cell office:value-type="float" office:value="0.68">
                <text:p>0.68</text:p>
              </table:table-cell>
              <table:table-cell office:value-type="float" office:value="1317.5">
                <text:p>1317.5</text:p>
              </table:table-cell>
              <table:table-cell office:value-type="float" office:value="0.68">
                <text:p>0.68</text:p>
              </table:table-cell>
              <table:table-cell office:value-type="float" office:value="21250">
                <text:p>2125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258064516129">
                <text:p>2.2258064516129</text:p>
              </table:table-cell>
              <table:table-cell office:value-type="float" office:value="0.69">
                <text:p>0.69</text:p>
              </table:table-cell>
              <table:table-cell office:value-type="float" office:value="53.4193548387097">
                <text:p>53.4193548387097</text:p>
              </table:table-cell>
              <table:table-cell office:value-type="float" office:value="0.69">
                <text:p>0.69</text:p>
              </table:table-cell>
              <table:table-cell office:value-type="float" office:value="1380">
                <text:p>1380</text:p>
              </table:table-cell>
              <table:table-cell office:value-type="float" office:value="0.69">
                <text:p>0.69</text:p>
              </table:table-cell>
              <table:table-cell office:value-type="float" office:value="22258.064516129">
                <text:p>22258.06451612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7">
                <text:p>0.7</text:p>
              </table:table-cell>
              <table:table-cell office:value-type="float" office:value="56">
                <text:p>56</text:p>
              </table:table-cell>
              <table:table-cell office:value-type="float" office:value="0.7">
                <text:p>0.7</text:p>
              </table:table-cell>
              <table:table-cell office:value-type="float" office:value="1446.66666666667">
                <text:p>1446.66666666667</text:p>
              </table:table-cell>
              <table:table-cell office:value-type="float" office:value="0.7">
                <text:p>0.7</text:p>
              </table:table-cell>
              <table:table-cell office:value-type="float" office:value="23333.3333333333">
                <text:p>23333.33333333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44827586206897">
                <text:p>2.44827586206897</text:p>
              </table:table-cell>
              <table:table-cell office:value-type="float" office:value="0.71">
                <text:p>0.71</text:p>
              </table:table-cell>
              <table:table-cell office:value-type="float" office:value="58.7586206896552">
                <text:p>58.7586206896552</text:p>
              </table:table-cell>
              <table:table-cell office:value-type="float" office:value="0.71">
                <text:p>0.71</text:p>
              </table:table-cell>
              <table:table-cell office:value-type="float" office:value="1517.93103448276">
                <text:p>1517.93103448276</text:p>
              </table:table-cell>
              <table:table-cell office:value-type="float" office:value="0.71">
                <text:p>0.71</text:p>
              </table:table-cell>
              <table:table-cell office:value-type="float" office:value="24482.7586206897">
                <text:p>24482.758620689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0.72">
                <text:p>0.72</text:p>
              </table:table-cell>
              <table:table-cell office:value-type="float" office:value="61.7142857142857">
                <text:p>61.7142857142857</text:p>
              </table:table-cell>
              <table:table-cell office:value-type="float" office:value="0.72">
                <text:p>0.72</text:p>
              </table:table-cell>
              <table:table-cell office:value-type="float" office:value="1594.28571428571">
                <text:p>1594.28571428571</text:p>
              </table:table-cell>
              <table:table-cell office:value-type="float" office:value="0.72">
                <text:p>0.72</text:p>
              </table:table-cell>
              <table:table-cell office:value-type="float" office:value="25714.2857142857">
                <text:p>25714.285714285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7037037037037">
                <text:p>2.7037037037037</text:p>
              </table:table-cell>
              <table:table-cell office:value-type="float" office:value="0.73">
                <text:p>0.73</text:p>
              </table:table-cell>
              <table:table-cell office:value-type="float" office:value="64.8888888888889">
                <text:p>64.8888888888889</text:p>
              </table:table-cell>
              <table:table-cell office:value-type="float" office:value="0.73">
                <text:p>0.73</text:p>
              </table:table-cell>
              <table:table-cell office:value-type="float" office:value="1676.2962962963">
                <text:p>1676.2962962963</text:p>
              </table:table-cell>
              <table:table-cell office:value-type="float" office:value="0.73">
                <text:p>0.73</text:p>
              </table:table-cell>
              <table:table-cell office:value-type="float" office:value="27037.037037037">
                <text:p>27037.03703703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84615384615385">
                <text:p>2.84615384615385</text:p>
              </table:table-cell>
              <table:table-cell office:value-type="float" office:value="0.74">
                <text:p>0.74</text:p>
              </table:table-cell>
              <table:table-cell office:value-type="float" office:value="68.3076923076923">
                <text:p>68.3076923076923</text:p>
              </table:table-cell>
              <table:table-cell office:value-type="float" office:value="0.74">
                <text:p>0.74</text:p>
              </table:table-cell>
              <table:table-cell office:value-type="float" office:value="1764.61538461538">
                <text:p>1764.61538461538</text:p>
              </table:table-cell>
              <table:table-cell office:value-type="float" office:value="0.74">
                <text:p>0.74</text:p>
              </table:table-cell>
              <table:table-cell office:value-type="float" office:value="28461.5384615385">
                <text:p>28461.538461538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72">
                <text:p>72</text:p>
              </table:table-cell>
              <table:table-cell office:value-type="float" office:value="0.75">
                <text:p>0.75</text:p>
              </table:table-cell>
              <table:table-cell office:value-type="float" office:value="1860">
                <text:p>1860</text:p>
              </table:table-cell>
              <table:table-cell office:value-type="float" office:value="0.75">
                <text:p>0.75</text:p>
              </table:table-cell>
              <table:table-cell office:value-type="float" office:value="30000">
                <text:p>30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.76">
                <text:p>0.76</text:p>
              </table:table-cell>
              <table:table-cell office:value-type="float" office:value="76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1963.33333333333">
                <text:p>1963.33333333333</text:p>
              </table:table-cell>
              <table:table-cell office:value-type="float" office:value="0.76">
                <text:p>0.76</text:p>
              </table:table-cell>
              <table:table-cell office:value-type="float" office:value="31666.6666666667">
                <text:p>31666.666666666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34782608695652">
                <text:p>3.34782608695652</text:p>
              </table:table-cell>
              <table:table-cell office:value-type="float" office:value="0.77">
                <text:p>0.77</text:p>
              </table:table-cell>
              <table:table-cell office:value-type="float" office:value="80.3478260869565">
                <text:p>80.3478260869565</text:p>
              </table:table-cell>
              <table:table-cell office:value-type="float" office:value="0.77">
                <text:p>0.77</text:p>
              </table:table-cell>
              <table:table-cell office:value-type="float" office:value="2075.65217391304">
                <text:p>2075.65217391304</text:p>
              </table:table-cell>
              <table:table-cell office:value-type="float" office:value="0.77">
                <text:p>0.77</text:p>
              </table:table-cell>
              <table:table-cell office:value-type="float" office:value="33478.2608695652">
                <text:p>33478.260869565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54545454545455">
                <text:p>3.54545454545455</text:p>
              </table:table-cell>
              <table:table-cell office:value-type="float" office:value="0.78">
                <text:p>0.78</text:p>
              </table:table-cell>
              <table:table-cell office:value-type="float" office:value="85.0909090909091">
                <text:p>85.0909090909091</text:p>
              </table:table-cell>
              <table:table-cell office:value-type="float" office:value="0.78">
                <text:p>0.78</text:p>
              </table:table-cell>
              <table:table-cell office:value-type="float" office:value="2198.18181818182">
                <text:p>2198.18181818182</text:p>
              </table:table-cell>
              <table:table-cell office:value-type="float" office:value="0.78">
                <text:p>0.78</text:p>
              </table:table-cell>
              <table:table-cell office:value-type="float" office:value="35454.5454545455">
                <text:p>35454.545454545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6190476190476">
                <text:p>3.76190476190476</text:p>
              </table:table-cell>
              <table:table-cell office:value-type="float" office:value="0.79">
                <text:p>0.79</text:p>
              </table:table-cell>
              <table:table-cell office:value-type="float" office:value="90.2857142857143">
                <text:p>90.2857142857143</text:p>
              </table:table-cell>
              <table:table-cell office:value-type="float" office:value="0.79">
                <text:p>0.79</text:p>
              </table:table-cell>
              <table:table-cell office:value-type="float" office:value="2332.38095238095">
                <text:p>2332.38095238095</text:p>
              </table:table-cell>
              <table:table-cell office:value-type="float" office:value="0.79">
                <text:p>0.79</text:p>
              </table:table-cell>
              <table:table-cell office:value-type="float" office:value="37619.0476190476">
                <text:p>37619.047619047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96">
                <text:p>96</text:p>
              </table:table-cell>
              <table:table-cell office:value-type="float" office:value="0.8">
                <text:p>0.8</text:p>
              </table:table-cell>
              <table:table-cell office:value-type="float" office:value="2480">
                <text:p>2480</text:p>
              </table:table-cell>
              <table:table-cell office:value-type="float" office:value="0.8">
                <text:p>0.8</text:p>
              </table:table-cell>
              <table:table-cell office:value-type="float" office:value="40000">
                <text:p>40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26315789473684">
                <text:p>4.26315789473684</text:p>
              </table:table-cell>
              <table:table-cell office:value-type="float" office:value="0.81">
                <text:p>0.81</text:p>
              </table:table-cell>
              <table:table-cell office:value-type="float" office:value="102.315789473684">
                <text:p>102.315789473684</text:p>
              </table:table-cell>
              <table:table-cell office:value-type="float" office:value="0.81">
                <text:p>0.81</text:p>
              </table:table-cell>
              <table:table-cell office:value-type="float" office:value="2643.15789473684">
                <text:p>2643.15789473684</text:p>
              </table:table-cell>
              <table:table-cell office:value-type="float" office:value="0.81">
                <text:p>0.81</text:p>
              </table:table-cell>
              <table:table-cell office:value-type="float" office:value="42631.5789473684">
                <text:p>42631.578947368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55555555555556">
                <text:p>4.55555555555556</text:p>
              </table:table-cell>
              <table:table-cell office:value-type="float" office:value="0.82">
                <text:p>0.82</text:p>
              </table:table-cell>
              <table:table-cell office:value-type="float" office:value="109.333333333333">
                <text:p>109.333333333333</text:p>
              </table:table-cell>
              <table:table-cell office:value-type="float" office:value="0.82">
                <text:p>0.82</text:p>
              </table:table-cell>
              <table:table-cell office:value-type="float" office:value="2824.44444444445">
                <text:p>2824.44444444445</text:p>
              </table:table-cell>
              <table:table-cell office:value-type="float" office:value="0.82">
                <text:p>0.82</text:p>
              </table:table-cell>
              <table:table-cell office:value-type="float" office:value="45555.5555555556">
                <text:p>45555.555555555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88235294117647">
                <text:p>4.88235294117647</text:p>
              </table:table-cell>
              <table:table-cell office:value-type="float" office:value="0.83">
                <text:p>0.83</text:p>
              </table:table-cell>
              <table:table-cell office:value-type="float" office:value="117.176470588235">
                <text:p>117.176470588235</text:p>
              </table:table-cell>
              <table:table-cell office:value-type="float" office:value="0.83">
                <text:p>0.83</text:p>
              </table:table-cell>
              <table:table-cell office:value-type="float" office:value="3027.05882352941">
                <text:p>3027.05882352941</text:p>
              </table:table-cell>
              <table:table-cell office:value-type="float" office:value="0.83">
                <text:p>0.83</text:p>
              </table:table-cell>
              <table:table-cell office:value-type="float" office:value="48823.5294117647">
                <text:p>48823.529411764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25">
                <text:p>5.25</text:p>
              </table:table-cell>
              <table:table-cell office:value-type="float" office:value="0.84">
                <text:p>0.84</text:p>
              </table:table-cell>
              <table:table-cell office:value-type="float" office:value="126">
                <text:p>126</text:p>
              </table:table-cell>
              <table:table-cell office:value-type="float" office:value="0.84">
                <text:p>0.84</text:p>
              </table:table-cell>
              <table:table-cell office:value-type="float" office:value="3255">
                <text:p>3255</text:p>
              </table:table-cell>
              <table:table-cell office:value-type="float" office:value="0.84">
                <text:p>0.84</text:p>
              </table:table-cell>
              <table:table-cell office:value-type="float" office:value="52500">
                <text:p>525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85">
                <text:p>0.85</text:p>
              </table:table-cell>
              <table:table-cell office:value-type="float" office:value="136">
                <text:p>136</text:p>
              </table:table-cell>
              <table:table-cell office:value-type="float" office:value="0.85">
                <text:p>0.85</text:p>
              </table:table-cell>
              <table:table-cell office:value-type="float" office:value="3513.33333333333">
                <text:p>3513.33333333333</text:p>
              </table:table-cell>
              <table:table-cell office:value-type="float" office:value="0.85">
                <text:p>0.85</text:p>
              </table:table-cell>
              <table:table-cell office:value-type="float" office:value="56666.6666666667">
                <text:p>56666.666666666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14285714285714">
                <text:p>6.14285714285714</text:p>
              </table:table-cell>
              <table:table-cell office:value-type="float" office:value="0.86">
                <text:p>0.86</text:p>
              </table:table-cell>
              <table:table-cell office:value-type="float" office:value="147.428571428571">
                <text:p>147.428571428571</text:p>
              </table:table-cell>
              <table:table-cell office:value-type="float" office:value="0.86">
                <text:p>0.86</text:p>
              </table:table-cell>
              <table:table-cell office:value-type="float" office:value="3808.57142857143">
                <text:p>3808.57142857143</text:p>
              </table:table-cell>
              <table:table-cell office:value-type="float" office:value="0.86">
                <text:p>0.86</text:p>
              </table:table-cell>
              <table:table-cell office:value-type="float" office:value="61428.5714285714">
                <text:p>61428.571428571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69230769230769">
                <text:p>6.69230769230769</text:p>
              </table:table-cell>
              <table:table-cell office:value-type="float" office:value="0.87">
                <text:p>0.87</text:p>
              </table:table-cell>
              <table:table-cell office:value-type="float" office:value="160.615384615385">
                <text:p>160.615384615385</text:p>
              </table:table-cell>
              <table:table-cell office:value-type="float" office:value="0.87">
                <text:p>0.87</text:p>
              </table:table-cell>
              <table:table-cell office:value-type="float" office:value="4149.23076923077">
                <text:p>4149.23076923077</text:p>
              </table:table-cell>
              <table:table-cell office:value-type="float" office:value="0.87">
                <text:p>0.87</text:p>
              </table:table-cell>
              <table:table-cell office:value-type="float" office:value="66923.0769230769">
                <text:p>66923.076923076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88">
                <text:p>0.88</text:p>
              </table:table-cell>
              <table:table-cell office:value-type="float" office:value="176">
                <text:p>176</text:p>
              </table:table-cell>
              <table:table-cell office:value-type="float" office:value="0.88">
                <text:p>0.88</text:p>
              </table:table-cell>
              <table:table-cell office:value-type="float" office:value="4546.66666666667">
                <text:p>4546.66666666667</text:p>
              </table:table-cell>
              <table:table-cell office:value-type="float" office:value="0.88">
                <text:p>0.88</text:p>
              </table:table-cell>
              <table:table-cell office:value-type="float" office:value="73333.3333333333">
                <text:p>73333.333333333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09090909090909">
                <text:p>8.09090909090909</text:p>
              </table:table-cell>
              <table:table-cell office:value-type="float" office:value="0.89">
                <text:p>0.89</text:p>
              </table:table-cell>
              <table:table-cell office:value-type="float" office:value="194.181818181818">
                <text:p>194.181818181818</text:p>
              </table:table-cell>
              <table:table-cell office:value-type="float" office:value="0.89">
                <text:p>0.89</text:p>
              </table:table-cell>
              <table:table-cell office:value-type="float" office:value="5016.36363636364">
                <text:p>5016.36363636364</text:p>
              </table:table-cell>
              <table:table-cell office:value-type="float" office:value="0.89">
                <text:p>0.89</text:p>
              </table:table-cell>
              <table:table-cell office:value-type="float" office:value="80909.0909090909">
                <text:p>80909.090909090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216">
                <text:p>216</text:p>
              </table:table-cell>
              <table:table-cell office:value-type="float" office:value="0.9">
                <text:p>0.9</text:p>
              </table:table-cell>
              <table:table-cell office:value-type="float" office:value="5580">
                <text:p>5580</text:p>
              </table:table-cell>
              <table:table-cell office:value-type="float" office:value="0.9">
                <text:p>0.9</text:p>
              </table:table-cell>
              <table:table-cell office:value-type="float" office:value="90000">
                <text:p>900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1111111111111">
                <text:p>10.1111111111111</text:p>
              </table:table-cell>
              <table:table-cell office:value-type="float" office:value="0.91">
                <text:p>0.91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0.91">
                <text:p>0.91</text:p>
              </table:table-cell>
              <table:table-cell office:value-type="float" office:value="6268.88888888889">
                <text:p>6268.88888888889</text:p>
              </table:table-cell>
              <table:table-cell office:value-type="float" office:value="0.91">
                <text:p>0.91</text:p>
              </table:table-cell>
              <table:table-cell office:value-type="float" office:value="101111.111111111">
                <text:p>101111.11111111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5">
                <text:p>11.5</text:p>
              </table:table-cell>
              <table:table-cell office:value-type="float" office:value="0.92">
                <text:p>0.92</text:p>
              </table:table-cell>
              <table:table-cell office:value-type="float" office:value="276">
                <text:p>276</text:p>
              </table:table-cell>
              <table:table-cell office:value-type="float" office:value="0.92">
                <text:p>0.92</text:p>
              </table:table-cell>
              <table:table-cell office:value-type="float" office:value="7130">
                <text:p>7130</text:p>
              </table:table-cell>
              <table:table-cell office:value-type="float" office:value="0.92">
                <text:p>0.92</text:p>
              </table:table-cell>
              <table:table-cell office:value-type="float" office:value="115000">
                <text:p>11500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2857142857143">
                <text:p>13.2857142857143</text:p>
              </table:table-cell>
              <table:table-cell office:value-type="float" office:value="0.93">
                <text:p>0.93</text:p>
              </table:table-cell>
              <table:table-cell office:value-type="float" office:value="318.857142857143">
                <text:p>318.857142857143</text:p>
              </table:table-cell>
              <table:table-cell office:value-type="float" office:value="0.93">
                <text:p>0.93</text:p>
              </table:table-cell>
              <table:table-cell office:value-type="float" office:value="8237.14285714286">
                <text:p>8237.14285714286</text:p>
              </table:table-cell>
              <table:table-cell office:value-type="float" office:value="0.93">
                <text:p>0.93</text:p>
              </table:table-cell>
              <table:table-cell office:value-type="float" office:value="132857.142857143">
                <text:p>132857.14285714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0.94">
                <text:p>0.94</text:p>
              </table:table-cell>
              <table:table-cell office:value-type="float" office:value="376">
                <text:p>376</text:p>
              </table:table-cell>
              <table:table-cell office:value-type="float" office:value="0.94">
                <text:p>0.94</text:p>
              </table:table-cell>
              <table:table-cell office:value-type="float" office:value="9713.33333333334">
                <text:p>9713.33333333334</text:p>
              </table:table-cell>
              <table:table-cell office:value-type="float" office:value="0.94">
                <text:p>0.94</text:p>
              </table:table-cell>
              <table:table-cell office:value-type="float" office:value="156666.666666667">
                <text:p>156666.66666666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456.000000000001">
                <text:p>456.000000000001</text:p>
              </table:table-cell>
              <table:table-cell office:value-type="float" office:value="0.95">
                <text:p>0.95</text:p>
              </table:table-cell>
              <table:table-cell office:value-type="float" office:value="11780">
                <text:p>11780</text:p>
              </table:table-cell>
              <table:table-cell office:value-type="float" office:value="0.95">
                <text:p>0.95</text:p>
              </table:table-cell>
              <table:table-cell office:value-type="float" office:value="190000">
                <text:p>1900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">
                <text:p>24</text:p>
              </table:table-cell>
              <table:table-cell office:value-type="float" office:value="0.96">
                <text:p>0.96</text:p>
              </table:table-cell>
              <table:table-cell office:value-type="float" office:value="576.000000000001">
                <text:p>576.000000000001</text:p>
              </table:table-cell>
              <table:table-cell office:value-type="float" office:value="0.96">
                <text:p>0.96</text:p>
              </table:table-cell>
              <table:table-cell office:value-type="float" office:value="14880">
                <text:p>14880</text:p>
              </table:table-cell>
              <table:table-cell office:value-type="float" office:value="0.96">
                <text:p>0.96</text:p>
              </table:table-cell>
              <table:table-cell office:value-type="float" office:value="240000">
                <text:p>24000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.3333333333333">
                <text:p>32.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775.999999999999">
                <text:p>775.999999999999</text:p>
              </table:table-cell>
              <table:table-cell office:value-type="float" office:value="0.97">
                <text:p>0.97</text:p>
              </table:table-cell>
              <table:table-cell office:value-type="float" office:value="20046.6666666666">
                <text:p>20046.6666666666</text:p>
              </table:table-cell>
              <table:table-cell office:value-type="float" office:value="0.97">
                <text:p>0.97</text:p>
              </table:table-cell>
              <table:table-cell office:value-type="float" office:value="323333.333333333">
                <text:p>323333.33333333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">
                <text:p>49</text:p>
              </table:table-cell>
              <table:table-cell office:value-type="float" office:value="0.98">
                <text:p>0.98</text:p>
              </table:table-cell>
              <table:table-cell office:value-type="float" office:value="1176">
                <text:p>1176</text:p>
              </table:table-cell>
              <table:table-cell office:value-type="float" office:value="0.98">
                <text:p>0.98</text:p>
              </table:table-cell>
              <table:table-cell office:value-type="float" office:value="30380">
                <text:p>30380</text:p>
              </table:table-cell>
              <table:table-cell office:value-type="float" office:value="0.98">
                <text:p>0.98</text:p>
              </table:table-cell>
              <table:table-cell office:value-type="float" office:value="490000">
                <text:p>4900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.9999999999999">
                <text:p>98.9999999999999</text:p>
              </table:table-cell>
              <table:table-cell office:value-type="float" office:value="0.99">
                <text:p>0.99</text:p>
              </table:table-cell>
              <table:table-cell office:value-type="float" office:value="2376">
                <text:p>2376</text:p>
              </table:table-cell>
              <table:table-cell office:value-type="float" office:value="0.99">
                <text:p>0.99</text:p>
              </table:table-cell>
              <table:table-cell office:value-type="float" office:value="61379.9999999999">
                <text:p>61379.9999999999</text:p>
              </table:table-cell>
              <table:table-cell office:value-type="float" office:value="0.99">
                <text:p>0.99</text:p>
              </table:table-cell>
              <table:table-cell office:value-type="float" office:value="989999.999999999">
                <text:p>989999.999999999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